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Table2" style:family="table">
      <style:table-properties style:width="6.534in" fo:margin-left="0.2715in" table:align="left"/>
    </style:style>
    <style:style style:name="Table2.A" style:family="table-column">
      <style:table-column-properties style:column-width="0.5556in"/>
    </style:style>
    <style:style style:name="Table2.B" style:family="table-column">
      <style:table-column-properties style:column-width="4.0799in"/>
    </style:style>
    <style:style style:name="Table2.C" style:family="table-column">
      <style:table-column-properties style:column-width="1.8986in"/>
    </style:style>
    <style:style style:name="Table2.A1" style:family="table-cell">
      <style:table-cell-properties style:writing-mode="page"/>
    </style:style>
    <style:style style:name="Table1" style:family="table">
      <style:table-properties style:width="7.1875in" fo:break-before="page" table:align="left"/>
    </style:style>
    <style:style style:name="Table1.A" style:family="table-column">
      <style:table-column-properties style:column-width="0.1819in"/>
    </style:style>
    <style:style style:name="Table1.B" style:family="table-column">
      <style:table-column-properties style:column-width="0.4326in"/>
    </style:style>
    <style:style style:name="Table1.C" style:family="table-column">
      <style:table-column-properties style:column-width="4.9111in"/>
    </style:style>
    <style:style style:name="Table1.D" style:family="table-column">
      <style:table-column-properties style:column-width="0.9215in"/>
    </style:style>
    <style:style style:name="Table1.E" style:family="table-column">
      <style:table-column-properties style:column-width="0.7403in"/>
    </style:style>
    <style:style style:name="Table1.A1" style:family="table-cell">
      <style:table-cell-properties fo:padding="0in" fo:border="none" style:writing-mode="page"/>
    </style:style>
    <style:style style:name="Table1.A2" style:family="table-cell">
      <style:table-cell-properties fo:padding="0.0201in" fo:border-left="0.05pt dash-dot-dot #000000" fo:border-right="0.05pt dash-dot-dot #000000" fo:border-top="0.05pt dash-dot-dot #000000" fo:border-bottom="none" style:writing-mode="page"/>
    </style:style>
    <style:style style:name="Table1.A3" style:family="table-cell">
      <style:table-cell-properties fo:padding="0.0201in" fo:border-left="0.05pt dash-dot-dot #000000" fo:border-right="none" fo:border-top="none" fo:border-bottom="none" style:writing-mode="page"/>
    </style:style>
    <style:style style:name="Table1.B3" style:family="table-cell">
      <style:table-cell-properties fo:padding="0.0201in" fo:border="none" style:writing-mode="page"/>
    </style:style>
    <style:style style:name="Table1.E3" style:family="table-cell">
      <style:table-cell-properties fo:padding="0.0201in" fo:border-left="none" fo:border-right="0.05pt dash-dot-dot #000000" fo:border-top="none" fo:border-bottom="none" style:writing-mode="page"/>
    </style:style>
    <style:style style:name="Table1.A14" style:family="table-cell">
      <style:table-cell-properties fo:padding="0.0201in" fo:border-left="0.05pt dash-dot-dot #000000" fo:border-right="none" fo:border-top="none" fo:border-bottom="0.05pt dash-dot-dot #000000" style:writing-mode="page"/>
    </style:style>
    <style:style style:name="Table1.B14" style:family="table-cell">
      <style:table-cell-properties fo:padding="0.0201in" fo:border-left="none" fo:border-right="none" fo:border-top="none" fo:border-bottom="0.05pt dash-dot-dot #000000" style:writing-mode="page"/>
    </style:style>
    <style:style style:name="Table1.E14" style:family="table-cell">
      <style:table-cell-properties fo:padding="0.0201in" fo:border-left="none" fo:border-right="0.05pt dash-dot-dot #000000" fo:border-top="none" fo:border-bottom="0.05pt dash-dot-dot #000000" style:writing-mode="page"/>
    </style:style>
    <style:style style:name="Table13" style:family="table">
      <style:table-properties style:width="7.3701in" table:align="margins"/>
    </style:style>
    <style:style style:name="Table13.A" style:family="table-column">
      <style:table-column-properties style:column-width="0.2465in" style:rel-column-width="2192*"/>
    </style:style>
    <style:style style:name="Table13.B" style:family="table-column">
      <style:table-column-properties style:column-width="0.1319in" style:rel-column-width="1173*"/>
    </style:style>
    <style:style style:name="Table13.C" style:family="table-column">
      <style:table-column-properties style:column-width="2.2035in" style:rel-column-width="19593*"/>
    </style:style>
    <style:style style:name="Table13.D" style:family="table-column">
      <style:table-column-properties style:column-width="0.3in" style:rel-column-width="2667*"/>
    </style:style>
    <style:style style:name="Table13.E" style:family="table-column">
      <style:table-column-properties style:column-width="0.4861in" style:rel-column-width="4322*"/>
    </style:style>
    <style:style style:name="Table13.F" style:family="table-column">
      <style:table-column-properties style:column-width="0.3264in" style:rel-column-width="2902*"/>
    </style:style>
    <style:style style:name="Table13.G" style:family="table-column">
      <style:table-column-properties style:column-width="0.3688in" style:rel-column-width="3278*"/>
    </style:style>
    <style:style style:name="Table13.H" style:family="table-column">
      <style:table-column-properties style:column-width="2.0938in" style:rel-column-width="18617*"/>
    </style:style>
    <style:style style:name="Table13.I" style:family="table-column">
      <style:table-column-properties style:column-width="0.1861in" style:rel-column-width="1654*"/>
    </style:style>
    <style:style style:name="Table13.J" style:family="table-column">
      <style:table-column-properties style:column-width="0.2194in" style:rel-column-width="1951*"/>
    </style:style>
    <style:style style:name="Table13.K" style:family="table-column">
      <style:table-column-properties style:column-width="0.3819in" style:rel-column-width="3396*"/>
    </style:style>
    <style:style style:name="Table13.L" style:family="table-column">
      <style:table-column-properties style:column-width="0.4264in" style:rel-column-width="3790*"/>
    </style:style>
    <style:style style:name="Table13.1" style:family="table-row">
      <style:table-row-properties style:min-row-height="0.434in"/>
    </style:style>
    <style:style style:name="Table13.A1" style:family="table-cell">
      <style:table-cell-properties fo:padding="0in" fo:border="none" style:writing-mode="page"/>
    </style:style>
    <style:style style:name="Table13.8" style:family="table-row">
      <style:table-row-properties style:min-row-height="0.7181in"/>
    </style:style>
    <style:style style:name="Table13.15" style:family="table-row">
      <style:table-row-properties style:min-row-height="0.6368in"/>
    </style:style>
    <style:style style:name="Table13.16" style:family="table-row">
      <style:table-row-properties style:min-row-height="0.316in"/>
    </style:style>
    <style:style style:name="Table19" style:family="table">
      <style:table-properties style:width="7.3701in" fo:break-before="page" table:align="margins"/>
    </style:style>
    <style:style style:name="Table19.A" style:family="table-column">
      <style:table-column-properties style:column-width="0.2736in" style:rel-column-width="2432*"/>
    </style:style>
    <style:style style:name="Table19.B" style:family="table-column">
      <style:table-column-properties style:column-width="0.1104in" style:rel-column-width="981*"/>
    </style:style>
    <style:style style:name="Table19.C" style:family="table-column">
      <style:table-column-properties style:column-width="2.6813in" style:rel-column-width="23841*"/>
    </style:style>
    <style:style style:name="Table19.D" style:family="table-column">
      <style:table-column-properties style:column-width="0.1139in" style:rel-column-width="1012*"/>
    </style:style>
    <style:style style:name="Table19.E" style:family="table-column">
      <style:table-column-properties style:column-width="0.4465in" style:rel-column-width="3970*"/>
    </style:style>
    <style:style style:name="Table19.F" style:family="table-column">
      <style:table-column-properties style:column-width="0.2806in" style:rel-column-width="2494*"/>
    </style:style>
    <style:style style:name="Table19.G" style:family="table-column">
      <style:table-column-properties style:column-width="0.2174in" style:rel-column-width="1932*"/>
    </style:style>
    <style:style style:name="Table19.H" style:family="table-column">
      <style:table-column-properties style:column-width="0.109in" style:rel-column-width="969*"/>
    </style:style>
    <style:style style:name="Table19.I" style:family="table-column">
      <style:table-column-properties style:column-width="2.3924in" style:rel-column-width="21272*"/>
    </style:style>
    <style:style style:name="Table19.J" style:family="table-column">
      <style:table-column-properties style:column-width="0.0368in" style:rel-column-width="327*"/>
    </style:style>
    <style:style style:name="Table19.K" style:family="table-column">
      <style:table-column-properties style:column-width="0.709in" style:rel-column-width="6305*"/>
    </style:style>
    <style:style style:name="Table19.A1" style:family="table-cell">
      <style:table-cell-properties fo:padding="0in" fo:border="none" style:writing-mode="page"/>
    </style:style>
    <style:style style:name="Table19.10" style:family="table-row">
      <style:table-row-properties style:min-row-height="0.5153in"/>
    </style:style>
    <style:style style:name="Table20" style:family="table">
      <style:table-properties style:width="7.3701in" fo:break-before="page" table:align="margins"/>
    </style:style>
    <style:style style:name="Table20.A" style:family="table-column">
      <style:table-column-properties style:column-width="0.2951in" style:rel-column-width="2624*"/>
    </style:style>
    <style:style style:name="Table20.B" style:family="table-column">
      <style:table-column-properties style:column-width="0.1368in" style:rel-column-width="1216*"/>
    </style:style>
    <style:style style:name="Table20.C" style:family="table-column">
      <style:table-column-properties style:column-width="2.4243in" style:rel-column-width="21556*"/>
    </style:style>
    <style:style style:name="Table20.D" style:family="table-column">
      <style:table-column-properties style:column-width="0.4729in" style:rel-column-width="4205*"/>
    </style:style>
    <style:style style:name="Table20.E" style:family="table-column">
      <style:table-column-properties style:column-width="0.4208in" style:rel-column-width="3742*"/>
    </style:style>
    <style:style style:name="Table20.F" style:family="table-column">
      <style:table-column-properties style:column-width="0.1285in" style:rel-column-width="1142*"/>
    </style:style>
    <style:style style:name="Table20.G" style:family="table-column">
      <style:table-column-properties style:column-width="2.3715in" style:rel-column-width="21087*"/>
    </style:style>
    <style:style style:name="Table20.H" style:family="table-column">
      <style:table-column-properties style:column-width="0.1972in" style:rel-column-width="1753*"/>
    </style:style>
    <style:style style:name="Table20.I" style:family="table-column">
      <style:table-column-properties style:column-width="0.6188in" style:rel-column-width="5501*"/>
    </style:style>
    <style:style style:name="Table20.J" style:family="table-column">
      <style:table-column-properties style:column-width="0.3049in" style:rel-column-width="2709*"/>
    </style:style>
    <style:style style:name="Table20.A1" style:family="table-cell">
      <style:table-cell-properties fo:padding="0in" fo:border="none" style:writing-mode="page"/>
    </style:style>
    <style:style style:name="Table20.9" style:family="table-row">
      <style:table-row-properties style:min-row-height="0.5299in"/>
    </style:style>
    <style:style style:name="Table17" style:family="table">
      <style:table-properties style:width="7.2438in" fo:break-before="page" table:align="left" fo:background-color="transparent">
        <style:background-image/>
      </style:table-properties>
    </style:style>
    <style:style style:name="Table17.A" style:family="table-column">
      <style:table-column-properties style:column-width="0.3688in"/>
    </style:style>
    <style:style style:name="Table17.B" style:family="table-column">
      <style:table-column-properties style:column-width="0.1278in"/>
    </style:style>
    <style:style style:name="Table17.C" style:family="table-column">
      <style:table-column-properties style:column-width="2.1319in"/>
    </style:style>
    <style:style style:name="Table17.D" style:family="table-column">
      <style:table-column-properties style:column-width="0.8785in"/>
    </style:style>
    <style:style style:name="Table17.E" style:family="table-column">
      <style:table-column-properties style:column-width="0.1563in"/>
    </style:style>
    <style:style style:name="Table17.G" style:family="table-column">
      <style:table-column-properties style:column-width="0.4271in"/>
    </style:style>
    <style:style style:name="Table17.H" style:family="table-column">
      <style:table-column-properties style:column-width="2.0674in"/>
    </style:style>
    <style:style style:name="Table17.I" style:family="table-column">
      <style:table-column-properties style:column-width="0.9299in"/>
    </style:style>
    <style:style style:name="Table17.1" style:family="table-row">
      <style:table-row-properties style:min-row-height="0.3125in"/>
    </style:style>
    <style:style style:name="Table17.A1" style:family="table-cell">
      <style:table-cell-properties fo:padding="0in" fo:border="none" style:writing-mode="page"/>
    </style:style>
    <style:style style:name="Table17.11" style:family="table-row">
      <style:table-row-properties style:min-row-height="0.4201in"/>
    </style:style>
    <style:style style:name="Table17.A19" style:family="table-cell">
      <style:table-cell-properties fo:padding="0.0201in" fo:border-left="none" fo:border-right="none" fo:border-top="1.5pt solid #000000" fo:border-bottom="none" style:writing-mode="page"/>
    </style:style>
    <style:style style:name="Table17.20" style:family="table-row">
      <style:table-row-properties fo:background-color="transparent">
        <style:background-image/>
      </style:table-row-properties>
    </style:style>
    <style:style style:name="Table17.A20" style:family="table-cell">
      <style:table-cell-properties fo:padding="0.0201in" fo:border="none" style:writing-mode="page"/>
    </style:style>
    <style:style style:name="Table18" style:family="table">
      <style:table-properties style:width="7.3076in" fo:break-before="page" table:align="left"/>
    </style:style>
    <style:style style:name="Table18.A" style:family="table-column">
      <style:table-column-properties style:column-width="0.2563in"/>
    </style:style>
    <style:style style:name="Table18.B" style:family="table-column">
      <style:table-column-properties style:column-width="1.8097in"/>
    </style:style>
    <style:style style:name="Table18.C" style:family="table-column">
      <style:table-column-properties style:column-width="1.3715in"/>
    </style:style>
    <style:style style:name="Table18.D" style:family="table-column">
      <style:table-column-properties style:column-width="0.3125in"/>
    </style:style>
    <style:style style:name="Table18.E" style:family="table-column">
      <style:table-column-properties style:column-width="0.25in"/>
    </style:style>
    <style:style style:name="Table18.F" style:family="table-column">
      <style:table-column-properties style:column-width="0.3111in"/>
    </style:style>
    <style:style style:name="Table18.G" style:family="table-column">
      <style:table-column-properties style:column-width="1.9389in"/>
    </style:style>
    <style:style style:name="Table18.H" style:family="table-column">
      <style:table-column-properties style:column-width="1.0576in"/>
    </style:style>
    <style:style style:name="Table18.A1" style:family="table-cell">
      <style:table-cell-properties fo:padding="0in" fo:border="none" style:writing-mode="page"/>
    </style:style>
    <style:style style:name="Table18.12" style:family="table-row">
      <style:table-row-properties style:min-row-height="0.2819in"/>
    </style:style>
    <style:style style:name="Table18.16" style:family="table-row">
      <style:table-row-properties style:min-row-height="0.0979in"/>
    </style:style>
    <style:style style:name="P1" style:family="paragraph" style:parent-style-name="Standard">
      <style:paragraph-properties fo:line-height="150%" fo:text-align="end" style:justify-single-word="false"/>
      <style:text-properties style:font-name="Ligconsolata" fo:font-size="12pt" fo:font-weight="bold" officeooo:rsid="001dd83d" officeooo:paragraph-rsid="0020ce7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Ligconsolata" fo:font-weight="bold" officeooo:rsid="00227112" officeooo:paragraph-rsid="0020ce77" style:font-weight-asian="bold" style:font-weight-complex="bold"/>
    </style:style>
    <style:style style:name="P3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4pt" style:text-underline-style="solid" style:text-underline-width="auto" style:text-underline-color="font-color" fo:font-weight="bold" officeooo:rsid="000cfbd3" officeooo:paragraph-rsid="001f53ad" style:font-size-asian="14pt" style:font-weight-asian="bold" style:font-size-complex="14pt" style:font-weight-complex="bold"/>
    </style:style>
    <style:style style:name="P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0cfbd3" officeooo:paragraph-rsid="001f53a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line-height="200%"/>
      <style:text-properties fo:font-size="14pt" officeooo:paragraph-rsid="001f53ad" style:font-size-asian="14pt" style:font-size-complex="14pt"/>
    </style:style>
    <style:style style:name="P6" style:family="paragraph" style:parent-style-name="Table_20_Contents">
      <style:paragraph-properties fo:line-height="200%"/>
      <style:text-properties fo:font-size="14pt" fo:font-weight="bold" officeooo:rsid="001dd83d" officeooo:paragraph-rsid="001f53a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0pt" officeooo:paragraph-rsid="0020ce77" style:font-size-asian="10pt" style:font-size-complex="10pt"/>
    </style:style>
    <style:style style:name="P8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0pt" fo:font-weight="bold" officeooo:rsid="000cfbd3" officeooo:paragraph-rsid="0020ce77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line-height="115%" fo:text-align="center" style:justify-single-word="false"/>
      <style:text-properties fo:font-size="10pt" fo:font-weight="bold" officeooo:rsid="000cfbd3" officeooo:paragraph-rsid="0020ce77" style:font-size-asian="10pt" style:font-weight-asian="bold" style:font-size-complex="10pt" style:font-weight-complex="bold"/>
    </style:style>
    <style:style style:name="P1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weight="bold" officeooo:rsid="000b77b2" officeooo:paragraph-rsid="001f53ad" style:font-size-asian="11pt" style:font-weight-asian="bold" style:font-size-complex="11pt" style:font-weight-complex="bold"/>
    </style:style>
    <style:style style:name="P11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language="en" fo:country="US" officeooo:paragraph-rsid="001f53a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List_20_Paragraph">
      <style:paragraph-properties fo:margin-left="0in" fo:margin-right="0in" fo:text-align="end" style:justify-single-word="false" fo:text-indent="0in" style:auto-text-indent="false"/>
      <style:text-properties fo:font-size="12pt" fo:font-weight="bold" officeooo:rsid="0020d5db" officeooo:paragraph-rsid="001f53a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2pt" fo:font-weight="bold" officeooo:rsid="00227112" officeooo:paragraph-rsid="0020ce77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15%" fo:text-align="center" style:justify-single-word="false"/>
      <style:text-properties fo:font-size="12pt" fo:font-weight="bold" officeooo:paragraph-rsid="0020ce77" style:font-size-asian="12pt" style:font-weight-asian="bold" style:font-size-complex="12pt"/>
    </style:style>
    <style:style style:name="P15" style:family="paragraph" style:parent-style-name="Standard">
      <style:paragraph-properties fo:line-height="150%"/>
      <style:text-properties fo:font-size="12pt" officeooo:paragraph-rsid="0020ce77" style:font-size-asian="12pt" style:font-size-complex="12pt"/>
    </style:style>
    <style:style style:name="P16" style:family="paragraph" style:parent-style-name="Table_20_Contents">
      <style:paragraph-properties fo:line-height="115%"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0cfbd3" officeooo:paragraph-rsid="0020ce77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officeooo:paragraph-rsid="001f53ad"/>
    </style:style>
    <style:style style:name="P18" style:family="paragraph" style:parent-style-name="Standard">
      <style:text-properties officeooo:paragraph-rsid="0020ce77"/>
    </style:style>
    <style:style style:name="P19" style:family="paragraph" style:parent-style-name="Standard">
      <style:text-properties officeooo:paragraph-rsid="002206fd"/>
    </style:style>
    <style:style style:name="P20" style:family="paragraph" style:parent-style-name="Table_20_Contents">
      <style:paragraph-properties fo:text-align="end" style:justify-single-word="false"/>
      <style:text-properties fo:font-size="18pt" fo:font-weight="bold" officeooo:rsid="0023fe85" officeooo:paragraph-rsid="0023fe85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line-height="200%"/>
      <style:text-properties fo:font-size="18pt" fo:font-weight="bold" officeooo:rsid="001dd83d" officeooo:paragraph-rsid="001f53ad" style:font-size-asian="18pt" style:font-weight-asian="bold" style:font-size-complex="18pt" style:font-weight-complex="bold"/>
    </style:style>
    <style:style style:name="P22" style:family="paragraph" style:parent-style-name="List_20_Paragraph">
      <style:paragraph-properties fo:margin-left="0in" fo:margin-right="0in" fo:text-align="end" style:justify-single-word="false" fo:text-indent="0in" style:auto-text-indent="false"/>
      <style:text-properties style:font-name="URW Gothic" fo:font-size="14pt" style:text-underline-style="none" fo:font-weight="bold" officeooo:rsid="000b77b2" officeooo:paragraph-rsid="001f53ad" style:font-size-asian="14pt" style:font-weight-asian="bold" style:font-size-complex="14pt" style:font-weight-complex="bold"/>
    </style:style>
    <style:style style:name="P23" style:family="paragraph" style:parent-style-name="List_20_Paragraph">
      <style:paragraph-properties fo:margin-left="0in" fo:margin-right="0in" fo:text-align="end" style:justify-single-word="false" fo:text-indent="0in" style:auto-text-indent="false" fo:break-before="page"/>
      <style:text-properties style:font-name="URW Gothic" fo:font-size="14pt" style:text-underline-style="none" fo:font-weight="bold" officeooo:rsid="000cfbd3" officeooo:paragraph-rsid="001f53ad" style:font-size-asian="14pt" style:font-weight-asian="bold" style:font-size-complex="14pt" style:font-weight-complex="bold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URW Gothic" fo:font-size="14pt" style:text-underline-style="none" fo:font-weight="bold" officeooo:rsid="000cfbd3" officeooo:paragraph-rsid="001f53a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line-height="115%" fo:text-align="end" style:justify-single-word="false"/>
      <style:text-properties style:font-name="URW Gothic" fo:font-size="14pt" style:text-underline-style="none" fo:font-weight="bold" officeooo:paragraph-rsid="0020ce77" style:font-size-asian="14pt" style:font-weight-asian="bold" style:font-size-complex="14pt"/>
    </style:style>
    <style:style style:name="P26" style:family="paragraph" style:parent-style-name="NaslovPrveRazine">
      <style:paragraph-properties fo:line-height="100%" fo:break-before="page"/>
      <style:text-properties style:font-name="URW Gothic" fo:font-size="20pt" fo:font-style="normal" style:text-underline-style="none" fo:font-weight="bold" officeooo:rsid="0015fbb2" officeooo:paragraph-rsid="001f53ad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NaslovPrveRazine">
      <style:paragraph-properties fo:line-height="200%" fo:break-before="page"/>
      <style:text-properties style:font-name="URW Gothic" fo:font-size="20pt" fo:font-style="normal" style:text-underline-style="none" fo:font-weight="bold" officeooo:rsid="0015fbb2" officeooo:paragraph-rsid="001f53ad" style:font-size-asian="20pt" style:font-style-asian="normal" style:font-weight-asian="bold" style:font-size-complex="20pt" style:font-style-complex="normal" style:font-weight-complex="bold"/>
    </style:style>
    <style:style style:name="P28" style:family="paragraph" style:parent-style-name="Table_20_Contents">
      <style:text-properties fo:font-size="14pt" fo:font-weight="normal" officeooo:rsid="0023fe85" officeooo:paragraph-rsid="0023fe85" style:font-size-asian="14pt" style:font-weight-asian="normal" style:font-size-complex="14pt" style:font-weight-complex="normal"/>
    </style:style>
    <style:style style:name="P2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8pt" officeooo:paragraph-rsid="001f53a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style="italic" officeooo:paragraph-rsid="001f53ad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f53a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f53a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0pt" fo:font-weight="bold" officeooo:rsid="001be775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0pt" fo:font-weight="bol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0pt" fo:font-weight="normal" officeooo:rsid="001be775" officeooo:paragraph-rsid="0020ce7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0pt" fo:font-weight="normal" officeooo:rsid="001dd83d" officeooo:paragraph-rsid="0020ce7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officeooo:rsid="001dd83d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fo:font-style="italic" officeooo:paragraph-rsid="0020ce77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fo:font-style="italic" fo:font-weight="normal" officeooo:paragraph-rsid="0020ce77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fo:language="en" fo:country="US" officeooo:paragraph-rsid="0020ce77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fo:language="en" fo:country="US" fo:font-weight="bold" officeooo:rsid="001dd83d" officeooo:paragraph-rsid="0020ce77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Ligconsolata" fo:font-size="12pt" fo:font-weight="bold" officeooo:rsid="001dd83d" officeooo:paragraph-rsid="0020ce77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style:font-name="Ligconsolata" fo:font-size="12pt" fo:font-weight="bold" officeooo:rsid="0018a9cd" officeooo:paragraph-rsid="0020ce7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fo:font-weight="bold" officeooo:paragraph-rsid="0020ce7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Ligconsolata" fo:font-size="12pt" fo:font-weight="bold" officeooo:rsid="001dd83d" officeooo:paragraph-rsid="0020ce77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List_20_Paragraph">
      <style:paragraph-properties fo:margin-left="0in" fo:margin-right="0in" fo:margin-top="0in" fo:margin-bottom="0in" style:contextual-spacing="true" fo:line-height="200%" fo:text-align="justify" style:justify-single-word="false" fo:orphans="0" fo:widows="0" fo:hyphenation-ladder-count="no-limit" fo:text-indent="0in" style:auto-text-indent="false"/>
      <style:text-properties fo:font-size="14pt" officeooo:paragraph-rsid="001f53a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List_20_Paragraph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/>
      <style:text-properties fo:font-size="14pt" officeooo:paragraph-rsid="001f53a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List_20_Paragraph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/>
      <style:text-properties fo:font-size="14pt" officeooo:rsid="0023fe85" officeooo:paragraph-rsid="0023fe85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officeooo:paragraph-rsid="002206f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List_20_Paragraph">
      <style:paragraph-properties fo:margin-left="0in" fo:margin-right="0in" fo:margin-top="0in" fo:margin-bottom="0in" style:contextual-spacing="true" fo:line-height="200%" fo:text-align="justify" style:justify-single-word="false" fo:orphans="0" fo:widows="0" fo:hyphenation-ladder-count="no-limit" fo:text-indent="0in" style:auto-text-indent="false"/>
      <style:text-properties fo:font-size="14pt" fo:font-weight="bold" officeooo:paragraph-rsid="001f53a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List_20_Paragraph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f53a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paragraph-rsid="002206f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2206f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List_20_Paragraph">
      <style:paragraph-properties fo:margin-left="0in" fo:margin-right="0in" fo:margin-top="0in" fo:margin-bottom="0in" style:contextual-spacing="true" fo:line-height="200%" fo:text-align="justify" style:justify-single-word="false" fo:orphans="0" fo:widows="0" fo:hyphenation-ladder-count="no-limit" fo:text-indent="0in" style:auto-text-indent="false"/>
      <style:text-properties fo:font-size="14pt" fo:font-style="italic" officeooo:paragraph-rsid="001f53ad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List_20_Paragraph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/>
      <style:text-properties fo:font-size="14pt" fo:font-style="italic" officeooo:paragraph-rsid="001f53ad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style="italic" officeooo:paragraph-rsid="001f53ad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List_20_Paragraph">
      <style:paragraph-properties fo:margin-left="0in" fo:margin-right="0in" fo:margin-top="0in" fo:margin-bottom="0in" style:contextual-spacing="true" fo:line-height="200%" fo:text-align="justify" style:justify-single-word="false" fo:orphans="0" fo:widows="0" fo:hyphenation-ladder-count="no-limit" fo:text-indent="0in" style:auto-text-indent="false"/>
      <style:text-properties fo:font-size="14pt" fo:font-style="italic" officeooo:rsid="0023fe85" officeooo:paragraph-rsid="0023fe85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List_20_Paragraph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/>
      <style:text-properties fo:font-size="14pt" fo:font-style="italic" fo:font-weight="bold" officeooo:paragraph-rsid="001f53ad" style:font-size-asian="14pt" style:font-style-asian="italic" style:font-weight-asian="bold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reak-before="page"/>
      <style:text-properties fo:font-size="14pt" style:text-underline-style="solid" style:text-underline-width="auto" style:text-underline-color="font-color" fo:font-weight="bold" officeooo:paragraph-rsid="001f53a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List_20_Paragraph">
      <style:paragraph-properties fo:margin-left="0in" fo:margin-right="0in" fo:margin-top="0in" fo:margin-bottom="0in" style:contextual-spacing="true" fo:line-height="200%" fo:text-align="justify" style:justify-single-word="false" fo:orphans="0" fo:widows="0" fo:hyphenation-ladder-count="no-limit" fo:text-indent="0in" style:auto-text-indent="false"/>
      <style:text-properties fo:font-size="18pt" officeooo:paragraph-rsid="001f53a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List_20_Paragraph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/>
      <style:text-properties fo:font-size="18pt" officeooo:paragraph-rsid="001f53a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style:text-underline-style="solid" style:text-underline-width="auto" style:text-underline-color="font-color" fo:font-weight="bold" officeooo:paragraph-rsid="001f53ad" style:font-size-asian="18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f53ad" style:font-size-asian="18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8pt" fo:font-weight="bold" officeooo:paragraph-rsid="001f53ad" style:font-size-asian="18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8pt" fo:font-weight="bold" officeooo:paragraph-rsid="0020ce77" style:font-size-asian="18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8pt" fo:font-weight="bold" officeooo:rsid="0018a9cd" officeooo:paragraph-rsid="0020ce77" style:font-size-asian="18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1a9467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rsid="0020d5db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3fe85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23fe85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0ce7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1e34b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2pt" fo:font-weight="bol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23fe85" officeooo:paragraph-rsid="0023fe85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weight="bold" officeooo:rsid="0023fe85" officeooo:paragraph-rsid="0023fe85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rsid="0020d5db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weight="bold" officeooo:rsid="0020d5db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rsid="0020d5db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rsid="0021bca1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21bca1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387e3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23fe85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0ce77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206f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0ce77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0ce77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206f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23fe85" officeooo:paragraph-rsid="0023fe85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paragraph-rsid="002206f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1f53ad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f53ad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paragraph-rsid="0020ce7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f53ad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20ce77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20ce7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 fo:break-before="page"/>
      <style:text-properties fo:font-size="12pt" fo:font-weight="bold" officeooo:rsid="00227112" officeooo:paragraph-rsid="0020ce7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1f53ad" style:font-size-asian="12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3fe85" officeooo:paragraph-rsid="0023fe85" style:font-size-asian="12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paragraph-rsid="0023fe8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paragraph-rsid="002206f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rsid="001a9467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rsid="0017884d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officeooo:paragraph-rsid="002206f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officeooo:paragraph-rsid="0023f6ac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officeooo:rsid="001dd83d" officeooo:paragraph-rsid="002206f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2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reak-before="page"/>
      <style:text-properties fo:font-size="12pt" style:text-underline-style="solid" style:text-underline-width="auto" style:text-underline-color="font-color" fo:font-weight="bold" officeooo:paragraph-rsid="001f53ad" style:font-size-asian="12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style="italic" fo:font-weight="normal" officeooo:paragraph-rsid="0020ce77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style="italic" fo:font-weight="normal" officeooo:paragraph-rsid="002206f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style="italic" officeooo:paragraph-rsid="002206fd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style="italic" officeooo:paragraph-rsid="0023fe85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2pt" fo:font-style="italic" fo:font-weight="bold" officeooo:paragraph-rsid="002206fd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normal" officeooo:paragraph-rsid="0020ce7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style="italic" officeooo:paragraph-rsid="001f53ad" style:font-size-asian="11pt" style:font-style-asian="italic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officeooo:paragraph-rsid="001f53ad" style:font-size-asian="11pt" style:font-style-asian="italic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officeooo:paragraph-rsid="0023fe85" style:font-size-asian="11pt" style:font-style-asian="italic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officeooo:paragraph-rsid="0020ce77" style:font-size-asian="11pt" style:font-style-asian="italic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fo:font-weight="normal" officeooo:paragraph-rsid="001f53ad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fo:font-weight="normal" officeooo:paragraph-rsid="0023fe85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fo:font-weight="normal" officeooo:paragraph-rsid="0020ce77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style="italic" fo:font-weight="normal" officeooo:rsid="001a9467" officeooo:paragraph-rsid="001f53ad" style:font-size-asian="11pt" style:font-style-asian="italic" style:font-weight-asian="normal" style:font-size-complex="11pt" style:font-style-complex="italic" style:font-weight-complex="normal"/>
    </style:style>
    <style:style style:name="P147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font-style="italic" fo:font-weight="normal" officeooo:rsid="001a9467" officeooo:paragraph-rsid="001f53ad" style:font-size-asian="11pt" style:font-style-asian="italic" style:font-weight-asian="normal" style:font-size-complex="11pt" style:font-style-complex="italic" style:font-weight-complex="normal"/>
    </style:style>
    <style:style style:name="P148" style:family="paragraph" style:parent-style-name="List_20_Paragraph">
      <style:paragraph-properties fo:margin-left="0in" fo:margin-right="0in" fo:line-height="100%" fo:text-align="start" style:justify-single-word="false" fo:text-indent="0in" style:auto-text-indent="false" fo:break-before="page"/>
      <style:text-properties fo:font-size="11pt" fo:font-style="italic" fo:font-weight="normal" officeooo:rsid="001a9467" officeooo:paragraph-rsid="001f53ad" style:font-size-asian="11pt" style:font-style-asian="italic" style:font-weight-asian="normal" style:font-size-complex="11pt" style:font-style-complex="italic" style:font-weight-complex="normal"/>
    </style:style>
    <style:style style:name="P14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style="italic" fo:font-weight="normal" officeooo:rsid="001a9467" officeooo:paragraph-rsid="001f53ad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1pt" fo:font-style="italic" fo:font-weight="normal" officeooo:rsid="001a9467" officeooo:paragraph-rsid="001f53ad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style="italic" fo:font-weight="normal" officeooo:rsid="001a9467" officeooo:paragraph-rsid="001f53ad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20d5db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20d5db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17884d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1a9467" officeooo:paragraph-rsid="001f53ad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f53ad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9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1pt" fo:font-weight="bold" officeooo:rsid="0023fe85" officeooo:paragraph-rsid="0023fe85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officeooo:paragraph-rsid="001f53ad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weight="normal" officeooo:paragraph-rsid="001f53ad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2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fo:font-weight="bold" officeooo:paragraph-rsid="001f53a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URW Gothic" fo:font-size="14pt" style:text-underline-style="none" fo:font-weight="bold" officeooo:rsid="0018a9cd" officeooo:paragraph-rsid="0020ce77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4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fo:font-weight="bold" officeooo:paragraph-rsid="002206f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5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officeooo:paragraph-rsid="001f53a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6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officeooo:paragraph-rsid="0020ce7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7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officeooo:rsid="0018a9cd" officeooo:paragraph-rsid="0020ce7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8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officeooo:paragraph-rsid="002206f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9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URW Gothic" fo:font-size="14pt" fo:font-style="normal" style:text-underline-style="none" officeooo:paragraph-rsid="0020ce77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0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 fo:break-before="page"/>
      <style:text-properties style:font-name="URW Gothic" fo:font-size="16pt" style:text-underline-style="none" fo:font-weight="bold" officeooo:paragraph-rsid="001f53a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1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style:font-name="URW Gothic" fo:font-size="16pt" style:text-underline-style="none" fo:font-weight="bold" officeooo:rsid="0018a9cd" officeooo:paragraph-rsid="0020ce77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2" style:family="paragraph" style:parent-style-name="List_20_Paragraph">
      <style:paragraph-properties fo:margin-left="0in" fo:margin-right="0in" fo:text-align="end" style:justify-single-word="false" fo:text-indent="0in" style:auto-text-indent="false" fo:break-before="page"/>
      <style:text-properties style:font-name="URW Gothic" fo:font-size="16pt" fo:language="en" fo:country="US" style:text-underline-style="none" fo:font-weight="bold" officeooo:rsid="000cfbd3" officeooo:paragraph-rsid="0020ce77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173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style:font-name="URW Gothic" fo:font-size="11pt" fo:font-style="normal" fo:font-weight="normal" officeooo:paragraph-rsid="001f53ad" style:font-size-asian="11pt" style:font-style-asian="normal" style:font-weight-asian="normal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4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URW Gothic" fo:font-size="12pt" fo:font-style="italic" fo:font-weight="bold" officeooo:paragraph-rsid="002206fd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f53a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2206f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20ce7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8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2206f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2206f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0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2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fo:font-weight="bold" officeooo:rsid="0018a9c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3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0pt" officeooo:paragraph-rsid="001f53a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20ce7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paragraph-rsid="002206f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style="italic" fo:font-weight="normal" officeooo:paragraph-rsid="001f53ad" style:font-size-asian="10pt" style:font-style-asian="italic" style:font-weight-asian="normal" style:font-size-complex="10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f53ad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8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 fo:break-before="page"/>
      <style:text-properties fo:font-size="10pt" fo:font-weight="normal" officeooo:paragraph-rsid="0020ce7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rsid="001a9467" officeooo:paragraph-rsid="0020ce7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fo:font-weight="normal" officeooo:rsid="001a9467" officeooo:paragraph-rsid="0020ce7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rsid="001a9467" officeooo:paragraph-rsid="001f53ad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rsid="001a9467" officeooo:paragraph-rsid="0023fe8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3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0pt" fo:font-weight="normal" officeooo:rsid="001a9467" officeooo:paragraph-rsid="0020ce7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4" style:family="paragraph" style:parent-style-name="List_20_Paragraph">
      <style:paragraph-properties fo:margin-left="0in" fo:margin-right="0in" fo:text-align="end" style:justify-single-word="false" fo:text-indent="0in" style:auto-text-indent="false" fo:break-before="page"/>
      <style:text-properties fo:font-size="10pt" fo:font-weight="normal" officeooo:rsid="001a9467" officeooo:paragraph-rsid="0020ce77" style:font-size-asian="10pt" style:font-weight-asian="normal" style:font-size-complex="10pt" style:font-weight-complex="normal"/>
    </style:style>
    <style:style style:name="P19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rsid="001be775" officeooo:paragraph-rsid="002206fd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weight="normal" officeooo:rsid="001be775" officeooo:paragraph-rsid="0020ce7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normal" officeooo:paragraph-rsid="002206fd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rsid="0023fe85" officeooo:paragraph-rsid="0023fe8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fo:font-weight="normal" officeooo:rsid="001a9467" officeooo:paragraph-rsid="001f53ad" style:font-size-asian="8.75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rsid="001a9467" officeooo:paragraph-rsid="001f53ad" style:font-size-asian="8.75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1" style:family="paragraph" style:parent-style-name="Footer">
      <style:paragraph-properties fo:text-align="center" style:justify-single-word="false"/>
      <style:text-properties style:font-name="Ligconsolata" fo:font-style="normal" officeooo:paragraph-rsid="001f53ad" style:font-style-asian="normal" style:font-style-complex="normal"/>
    </style:style>
    <style:style style:name="P202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8pt" fo:font-style="normal" officeooo:paragraph-rsid="001f53ad" style:font-size-asian="18pt" style:font-style-asian="normal" style:font-size-complex="18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3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4pt" fo:font-style="italic" officeooo:paragraph-rsid="001f53ad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Ligconsolata" fo:font-size="14pt" officeooo:paragraph-rsid="001f53a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alibri1"/>
    </style:style>
    <style:style style:name="T4" style:family="text">
      <style:text-properties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 style:font-size-complex="14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name-complex="Calibri1"/>
    </style:style>
    <style:style style:name="T9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/>
    </style:style>
    <style:style style:name="T10" style:family="text">
      <style:text-properties fo:language="en" fo:country="US" fo:font-weight="bold" officeooo:rsid="001a9467" style:letter-kerning="false" style:font-name-asian="Calibri1" style:language-asian="en" style:country-asian="US" style:font-weight-asian="bold" style:language-complex="ar" style:country-complex="SA"/>
    </style:style>
    <style:style style:name="T11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2" style:family="text">
      <style:text-properties fo:language="en" fo:country="US" fo:font-weight="bold" officeooo:rsid="0023fe85" style:letter-kerning="false" style:font-name-asian="Calibri1" style:language-asian="en" style:country-asian="US" style:font-weight-asian="bold" style:language-complex="ar" style:country-complex="SA"/>
    </style:style>
    <style:style style:name="T13" style:family="text">
      <style:text-properties fo:language="en" fo:country="US" fo:font-weight="bold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14" style:family="text">
      <style:text-properties fo:language="en" fo:country="US" fo:font-weight="bold" officeooo:rsid="000cfbd3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15" style:family="text"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T16" style:family="text">
      <style:text-properties fo:language="en" fo:country="US" officeooo:rsid="001a9467" style:letter-kerning="false" style:font-name-asian="Calibri1" style:language-asian="en" style:country-asian="US" style:language-complex="ar" style:country-complex="SA"/>
    </style:style>
    <style:style style:name="T17" style:family="text">
      <style:text-properties fo:language="en" fo:country="US" officeooo:rsid="000cfbd3" style:letter-kerning="false" style:font-name-asian="Calibri1" style:language-asian="en" style:country-asian="US" style:language-complex="ar" style:country-complex="SA"/>
    </style:style>
    <style:style style:name="T18" style:family="text">
      <style:text-properties fo:language="en" fo:country="US" officeooo:rsid="00126e3a" style:letter-kerning="false" style:font-name-asian="Calibri1" style:language-asian="en" style:country-asian="US" style:language-complex="ar" style:country-complex="SA"/>
    </style:style>
    <style:style style:name="T19" style:family="text">
      <style:text-properties fo:language="en" fo:country="US" officeooo:rsid="001be775" style:letter-kerning="false" style:font-name-asian="Calibri1" style:language-asian="en" style:country-asian="US" style:language-complex="ar" style:country-complex="SA"/>
    </style:style>
    <style:style style:name="T20" style:family="text">
      <style:text-properties fo:language="en" fo:country="US" officeooo:rsid="0023fe85" style:letter-kerning="false" style:font-name-asian="Calibri1" style:language-asian="en" style:country-asian="US" style:language-complex="ar" style:country-complex="SA"/>
    </style:style>
    <style:style style:name="T21" style:family="text">
      <style:text-properties fo:language="en" fo:country="US" style:letter-kerning="false" style:font-name-asian="Calibri1" style:language-asian="en" style:country-asian="US" style:font-name-complex="Calibri1" style:language-complex="ar" style:country-complex="SA"/>
    </style:style>
    <style:style style:name="T22" style:family="text">
      <style:text-properties fo:language="en" fo:country="US" officeooo:rsid="0023fe85" style:letter-kerning="false" style:font-name-asian="Calibri1" style:language-asian="en" style:country-asian="US" style:font-name-complex="Calibri1" style:language-complex="ar" style:country-complex="SA"/>
    </style:style>
    <style:style style:name="T23" style:family="text">
      <style:text-properties fo:language="en" fo:country="US" officeooo:rsid="000cfbd3" style:letter-kerning="false" style:font-name-asian="Calibri1" style:language-asian="en" style:country-asian="US" style:font-name-complex="Calibri1" style:language-complex="ar" style:country-complex="SA"/>
    </style:style>
    <style:style style:name="T24" style:family="text">
      <style:text-properties fo:language="en" fo:country="US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25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26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27" style:family="text">
      <style:text-properties fo:language="en" fo:country="US" fo:font-weight="normal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28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29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30" style:family="text">
      <style:text-properties fo:language="en" fo:country="US" fo:font-style="italic" style:letter-kerning="false" style:font-name-asian="Calibri1" style:language-asian="en" style:country-asian="US" style:font-style-asian="italic" style:language-complex="ar" style:country-complex="SA" style:font-style-complex="italic"/>
    </style:style>
    <style:style style:name="T31" style:family="text">
      <style:text-properties fo:language="en" fo:country="US" fo:font-style="italic" fo:font-weight="normal" style:letter-kerning="false" style:font-name-asian="Calibri1" style:language-asian="en" style:country-asian="US" style:font-style-asian="italic" style:font-weight-asian="normal" style:language-complex="ar" style:country-complex="SA" style:font-style-complex="italic" style:font-weight-complex="normal"/>
    </style:style>
    <style:style style:name="T32" style:family="text">
      <style:text-properties fo:language="en" fo:country="US" fo:font-style="italic" fo:font-weight="normal" style:letter-kerning="false" style:font-name-asian="Calibri1" style:language-asian="en" style:country-asian="US" style:font-style-asian="italic" style:font-weight-asian="normal" style:font-name-complex="Calibri1" style:language-complex="ar" style:country-complex="SA" style:font-style-complex="italic" style:font-weight-complex="normal"/>
    </style:style>
    <style:style style:name="T33" style:family="text">
      <style:text-properties fo:language="en" fo:country="US" fo:font-style="normal" style:letter-kerning="false" style:font-name-asian="Calibri1" style:language-asian="en" style:country-asian="US" style:font-style-asian="normal" style:language-complex="ar" style:country-complex="SA" style:font-style-complex="normal"/>
    </style:style>
    <style:style style:name="T34" style:family="text">
      <style:text-properties fo:language="en" fo:country="US" fo:font-style="normal" style:letter-kerning="false" style:font-name-asian="Calibri1" style:language-asian="en" style:country-asian="US" style:font-style-asian="normal" style:font-name-complex="Calibri1" style:language-complex="ar" style:country-complex="SA" style:font-style-complex="normal"/>
    </style:style>
    <style:style style:name="T35" style:family="text">
      <style:text-properties fo:language="en" fo:country="US" fo:font-style="normal" fo:font-weight="bold" style:letter-kerning="false" style:font-name-asian="Calibri1" style:language-asian="en" style:country-asian="US" style:font-style-asian="normal" style:font-weight-asian="bold" style:language-complex="ar" style:country-complex="SA" style:font-style-complex="normal"/>
    </style:style>
    <style:style style:name="T36" style:family="text">
      <style:text-properties officeooo:rsid="0020d5db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a9467" style:font-weight-asian="normal" style:font-weight-complex="normal"/>
    </style:style>
    <style:style style:name="T39" style:family="text">
      <style:text-properties fo:font-weight="normal" officeooo:rsid="002206fd" style:font-weight-asian="normal" style:font-weight-complex="normal"/>
    </style:style>
    <style:style style:name="T40" style:family="text">
      <style:text-properties officeooo:rsid="000cfbd3"/>
    </style:style>
    <style:style style:name="T41" style:family="text">
      <style:text-properties fo:font-size="11pt" fo:language="en" fo:country="US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42" style:family="text">
      <style:text-properties fo:font-size="11pt" fo:language="en" fo:country="US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 style:font-style-complex="italic"/>
    </style:style>
    <style:style style:name="T43" style:family="text">
      <style:text-properties fo:font-size="11pt" fo:font-style="italic" fo:font-weight="normal" style:font-size-asian="11pt" style:font-style-asian="italic" style:font-weight-asian="normal" style:font-size-complex="11pt" style:font-style-complex="italic"/>
    </style:style>
    <style:style style:name="T44" style:family="text">
      <style:text-properties fo:font-size="11pt" officeooo:rsid="0023fe85" style:font-size-asian="11pt" style:font-size-complex="11pt"/>
    </style:style>
    <style:style style:name="T45" style:family="text">
      <style:text-properties fo:font-size="11pt" officeooo:rsid="0023fe85" style:font-size-asian="11pt" style:font-size-complex="11pt" style:font-weight-complex="bold"/>
    </style:style>
    <style:style style:name="T46" style:family="text">
      <style:text-properties fo:font-size="11pt" fo:font-weight="normal" officeooo:rsid="0023fe85" style:font-size-asian="11pt" style:font-weight-asian="normal" style:font-size-complex="11pt" style:font-weight-complex="normal"/>
    </style:style>
    <style:style style:name="T47" style:family="text">
      <style:text-properties officeooo:rsid="00245be7"/>
    </style:style>
    <style:style style:name="T48" style:family="text">
      <style:text-properties fo:font-style="italic" fo:font-weight="normal" style:font-style-asian="italic" style:font-weight-asian="normal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style="normal" style:text-underline-style="solid" style:text-underline-width="auto" style:text-underline-color="font-color" officeooo:rsid="000cfbd3" style:font-style-asian="normal" style:font-style-complex="normal" style:font-weight-complex="bold"/>
    </style:style>
    <style:style style:name="T51" style:family="text">
      <style:text-properties fo:font-style="normal" officeooo:rsid="000cfbd3" style:font-style-asian="normal" style:font-style-complex="normal" style:font-weight-complex="bold"/>
    </style:style>
    <style:style style:name="T52" style:family="text">
      <style:text-properties officeooo:rsid="002206fd"/>
    </style:style>
    <style:style style:name="T53" style:family="text">
      <style:text-properties fo:font-size="14pt" fo:font-weight="bold" style:font-size-asian="14pt" style:font-weight-asian="bold"/>
    </style:style>
    <style:style style:name="T54" style:family="text">
      <style:text-properties fo:font-size="14pt" fo:font-weight="bold" style:font-size-asian="14pt" style:font-weight-asian="bold" style:font-size-complex="14pt"/>
    </style:style>
    <style:style style:name="T55" style:family="text">
      <style:text-properties fo:font-size="14pt" style:font-size-asian="14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style:font-name="Calibri" fo:font-size="14pt" style:font-size-asian="14pt" style:font-name-complex="Calibri1"/>
    </style:style>
    <style:style style:name="T58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59" style:family="text">
      <style:text-properties style:font-size-complex="14pt"/>
    </style:style>
    <style:style style:name="T60" style:family="text">
      <style:text-properties style:font-size-complex="12pt"/>
    </style:style>
    <style:style style:name="T61" style:family="text">
      <style:text-properties fo:font-size="18pt" fo:font-weight="bold" style:font-size-asian="18pt" style:font-weight-asian="bold"/>
    </style:style>
    <style:style style:name="T62" style:family="text">
      <style:text-properties fo:font-size="18pt" fo:font-weight="bold" style:font-size-asian="18pt" style:font-weight-asian="bold" style:font-name-complex="Calibri1"/>
    </style:style>
    <style:style style:name="T63" style:family="text">
      <style:text-properties fo:font-size="18pt" style:font-size-asian="18pt"/>
    </style:style>
    <style:style style:name="T64" style:family="text">
      <style:text-properties style:font-name-complex="Calibri1"/>
    </style:style>
    <style:style style:name="T65" style:family="text">
      <style:text-properties style:font-name="URW Gothic" fo:language="en" fo:country="US" style:text-underline-style="none" style:letter-kerning="false" style:font-name-asian="Calibri1" style:language-asian="en" style:country-asian="US" style:language-complex="ar" style:country-complex="SA"/>
    </style:style>
    <style:style style:name="T66" style:family="text">
      <style:text-properties fo:font-size="6pt" style:font-size-asian="5.25pt" style:font-size-complex="6pt"/>
    </style:style>
    <style:style style:name="T67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300</text:p>
          </table:table-cell>
          <table:table-cell table:style-name="Table2.A1" office:value-type="string">
            <text:p text:style-name="P202" loext:marker-style-name="T53"><text:span text:style-name="T9">Griechischer Salat</text:span></text:p>
            <text:p text:style-name="P203" loext:marker-style-name="T55"><text:span text:style-name="T15">Tomaten, Paprika, Gurken, Zwiebeln, Schafsk</text:span><text:span text:style-name="T21">ä</text:span><text:span text:style-name="T15">se mit Balsamico - Essig</text:span></text:p>
            <text:p text:style-name="P204" loext:marker-style-name="T53"><text:span text:style-name="T9"/></text:p>
          </table:table-cell>
          <table:table-cell table:style-name="Table2.A1" office:value-type="string">
            <text:p text:style-name="P20">10.50</text:p>
          </table:table-cell>
        </table:table-row>
        <table:table-row>
          <table:table-cell table:style-name="Table2.A1" office:value-type="string">
            <text:p text:style-name="P28">301</text:p>
          </table:table-cell>
          <table:table-cell table:style-name="Table2.A1" office:value-type="string">
            <text:p text:style-name="P29" loext:marker-style-name="T53"><text:span text:style-name="T9">Gourmet Salat</text:span></text:p>
            <text:p text:style-name="P30" loext:marker-style-name="T55"><text:span text:style-name="T15">Putenstreifen mit Champignons aus der Pfanne</text:span></text:p>
            <text:p text:style-name="P31" loext:marker-style-name="T55"/>
          </table:table-cell>
          <table:table-cell table:style-name="Table2.A1" office:value-type="string">
            <text:p text:style-name="P20">14.90</text:p>
          </table:table-cell>
        </table:table-row>
        <table:table-row>
          <table:table-cell table:style-name="Table2.A1" office:value-type="string">
            <text:p text:style-name="P28">302</text:p>
          </table:table-cell>
          <table:table-cell table:style-name="Table2.A1" office:value-type="string">
            <text:p text:style-name="P29" loext:marker-style-name="T53"><text:span text:style-name="T9">Lachsnudeln</text:span></text:p>
            <text:p text:style-name="P30" loext:marker-style-name="T57"><text:span text:style-name="T15">Ger</text:span><text:span text:style-name="T21">ä</text:span><text:span text:style-name="T15">ucherten Lachs mit Bandnudeln in Knoblauchrahmso</text:span><text:span text:style-name="T21">ße</text:span></text:p>
            <text:p text:style-name="P31" loext:marker-style-name="T55"/>
          </table:table-cell>
          <table:table-cell table:style-name="Table2.A1" office:value-type="string">
            <text:p text:style-name="P20">10.90</text:p>
          </table:table-cell>
        </table:table-row>
        <table:table-row>
          <table:table-cell table:style-name="Table2.A1" office:value-type="string">
            <text:p text:style-name="P28">303</text:p>
          </table:table-cell>
          <table:table-cell table:style-name="Table2.A1" office:value-type="string">
            <text:p text:style-name="P29" loext:marker-style-name="T53"><text:span text:style-name="T9">Schinkennudeln</text:span></text:p>
            <text:p text:style-name="P30" loext:marker-style-name="T55"><text:span text:style-name="T15">mit Salat</text:span></text:p>
            <text:p text:style-name="P31" loext:marker-style-name="T55"/>
          </table:table-cell>
          <table:table-cell table:style-name="Table2.A1" office:value-type="string">
            <text:p text:style-name="P20">10.20</text:p>
          </table:table-cell>
        </table:table-row>
        <table:table-row>
          <table:table-cell table:style-name="Table2.A1" office:value-type="string">
            <text:p text:style-name="P28">304</text:p>
          </table:table-cell>
          <table:table-cell table:style-name="Table2.A1" office:value-type="string">
            <text:p text:style-name="P29" loext:marker-style-name="T53"><text:span text:style-name="T9">H</text:span><text:span text:style-name="T13">ä</text:span><text:span text:style-name="T9">hnchnenbrust vom Grill</text:span></text:p>
            <text:p text:style-name="P30" loext:marker-style-name="T55"><text:span text:style-name="T15">in Chanpignonrahmso</text:span><text:span text:style-name="T21">ß</text:span><text:span text:style-name="T15">e mit Butterreis und Salat</text:span></text:p>
            <text:p text:style-name="P31" loext:marker-style-name="T55"/>
          </table:table-cell>
          <table:table-cell table:style-name="Table2.A1" office:value-type="string">
            <text:p text:style-name="P20">15.20</text:p>
          </table:table-cell>
        </table:table-row>
        <table:table-row>
          <table:table-cell table:style-name="Table2.A1" office:value-type="string">
            <text:p text:style-name="P28">305</text:p>
          </table:table-cell>
          <table:table-cell table:style-name="Table2.A1" office:value-type="string">
            <text:p text:style-name="P29" loext:marker-style-name="T53"><text:span text:style-name="T9">Zanderfi</text:span><text:span text:style-name="T12">l</text:span><text:span text:style-name="T9">et</text:span></text:p>
            <text:p text:style-name="P30" loext:marker-style-name="T55"><text:span text:style-name="T15">in Dillrahmso</text:span><text:span text:style-name="T21">ß</text:span><text:span text:style-name="T15">e, Saltzkartoffeln und Salat</text:span></text:p>
            <text:p text:style-name="P31" loext:marker-style-name="T55"/>
          </table:table-cell>
          <table:table-cell table:style-name="Table2.A1" office:value-type="string">
            <text:p text:style-name="P20">19.80</text:p>
          </table:table-cell>
        </table:table-row>
        <table:table-row>
          <table:table-cell table:style-name="Table2.A1" office:value-type="string">
            <text:p text:style-name="P28">306</text:p>
          </table:table-cell>
          <table:table-cell table:style-name="Table2.A1" office:value-type="string">
            <text:p text:style-name="P29" loext:marker-style-name="T53"><text:span text:style-name="T9">Zwiebelrostbraten</text:span></text:p>
            <text:p text:style-name="P30" loext:marker-style-name="T55"><text:span text:style-name="T15">mit Bratkartoffeln und Salat</text:span></text:p>
            <text:p text:style-name="P31" loext:marker-style-name="T55"/>
          </table:table-cell>
          <table:table-cell table:style-name="Table2.A1" office:value-type="string">
            <text:p text:style-name="P20">21.50</text:p>
          </table:table-cell>
        </table:table-row>
        <table:table-row>
          <table:table-cell table:style-name="Table2.A1" office:value-type="string">
            <text:p text:style-name="P28">307</text:p>
          </table:table-cell>
          <table:table-cell table:style-name="Table2.A1" office:value-type="string">
            <text:p text:style-name="P29" loext:marker-style-name="T53"><text:span text:style-name="T9">Gourmet – Spie</text:span><text:span text:style-name="T13">ß</text:span></text:p>
            <text:p text:style-name="P30" loext:marker-style-name="T55"><text:span text:style-name="T15">drei verschiedene F</text:span><text:span text:style-name="T20">i</text:span><text:span text:style-name="T15">lets in pikanter Sauce auf einem Kartoffelp</text:span><text:span text:style-name="T21">ü</text:span><text:span text:style-name="T15">re</text:span></text:p>
            <text:p text:style-name="P31" loext:marker-style-name="T55"><text:span text:style-name="T15"/></text:p>
          </table:table-cell>
          <table:table-cell table:style-name="Table2.A1" office:value-type="string">
            <text:p text:style-name="P20">21.50</text:p>
          </table:table-cell>
        </table:table-row>
        <table:table-row>
          <table:table-cell table:style-name="Table2.A1" office:value-type="string">
            <text:p text:style-name="P28">308</text:p>
          </table:table-cell>
          <table:table-cell table:style-name="Table2.A1" office:value-type="string">
            <text:p text:style-name="P29" loext:marker-style-name="T53"><text:span text:style-name="T9">Schweinefilet</text:span></text:p>
            <text:p text:style-name="P30" loext:marker-style-name="T55"><text:span text:style-name="T15">in Pfefferrahmso</text:span><text:span text:style-name="T21">ß</text:span><text:span text:style-name="T15">e, hausgemachte Sp</text:span><text:span text:style-name="T21">ä</text:span><text:span text:style-name="T15">tzle und Salat</text:span></text:p>
            <text:p text:style-name="P32" loext:marker-style-name="T53"/>
          </table:table-cell>
          <table:table-cell table:style-name="Table2.A1" office:value-type="string">
            <text:p text:style-name="P20">19.50</text:p>
          </table:table-cell>
        </table:table-row>
        <table:table-row>
          <table:table-cell table:style-name="Table2.A1" office:value-type="string">
            <text:p text:style-name="P28">309</text:p>
          </table:table-cell>
          <table:table-cell table:style-name="Table2.A1" office:value-type="string">
            <text:p text:style-name="P29" loext:marker-style-name="T53"><text:span text:style-name="T9">Leber Veneziano</text:span></text:p>
            <text:p text:style-name="P30" loext:marker-style-name="T55"><text:span text:style-name="T15">gebratene Rinderleben in Streifen in Rotweinrahmso</text:span><text:span text:style-name="T21">ß</text:span><text:span text:style-name="T15">e mit Butterreis und Salat</text:span></text:p>
          </table:table-cell>
          <table:table-cell table:style-name="Table2.A1" office:value-type="string">
            <text:p text:style-name="P20">14.50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27">Fisch kar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7" loext:marker-style-name="T56"/>
          </table:table-cell>
          <table:table-cell table:style-name="Table1.B3" office:value-type="string">
            <text:p text:style-name="P47" loext:marker-style-name="T56"/>
          </table:table-cell>
          <table:table-cell table:style-name="Table1.B3" office:value-type="string">
            <text:p text:style-name="P61" loext:marker-style-name="T56"><text:span text:style-name="T9">Branzino </text:span><text:span text:style-name="T15">(Wolfsbarsch)</text:span></text:p>
          </table:table-cell>
          <table:table-cell table:style-name="Table1.B3" table:number-rows-spanned="2" office:value-type="string">
            <text:p text:style-name="P21">22.50</text:p>
          </table:table-cell>
          <table:table-cell table:style-name="Table1.E3" table:number-rows-spanned="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47" loext:marker-style-name="T56"/>
          </table:table-cell>
          <table:table-cell table:style-name="Table1.B3" office:value-type="string">
            <text:p text:style-name="P47" loext:marker-style-name="T56"/>
          </table:table-cell>
          <table:table-cell table:style-name="Table1.B3" office:value-type="string">
            <text:p text:style-name="P49" loext:marker-style-name="T56"><text:span text:style-name="T30">Mit Blattspinat unt Salzkartoffeln</text:span></text:p>
            <text:p text:style-name="P48" loext:marker-style-name="T56"><text:span text:style-name="T30">ca. 400 g, ausgenommen</text:span></text:p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51" loext:marker-style-name="T54"/>
          </table:table-cell>
          <table:table-cell table:style-name="Table1.B3" office:value-type="string">
            <text:p text:style-name="P51" loext:marker-style-name="T54"/>
          </table:table-cell>
          <table:table-cell table:style-name="Table1.B3" office:value-type="string">
            <text:p text:style-name="P61" loext:marker-style-name="T54"><text:span text:style-name="T9">Dorade Royal</text:span></text:p>
          </table:table-cell>
          <table:table-cell table:style-name="Table1.B3" table:number-rows-spanned="2" office:value-type="string">
            <text:p text:style-name="P21">22.50</text:p>
          </table:table-cell>
          <table:table-cell table:style-name="Table1.E3" table:number-rows-spanned="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47" loext:marker-style-name="T56"/>
          </table:table-cell>
          <table:table-cell table:style-name="Table1.B3" office:value-type="string">
            <text:p text:style-name="P47" loext:marker-style-name="T56"/>
          </table:table-cell>
          <table:table-cell table:style-name="Table1.B3" office:value-type="string">
            <text:p text:style-name="P55" loext:marker-style-name="T56"><text:span text:style-name="T15">mit Blattspinat und Salzkartoffeln</text:span></text:p>
            <text:p text:style-name="P57" loext:marker-style-name="T56"><text:span text:style-name="T15">ca. 400g, ausgenommen</text:span></text:p>
            <text:p text:style-name="P57" loext:marker-style-name="T56"/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52" loext:marker-style-name="T54"/>
          </table:table-cell>
          <table:table-cell table:style-name="Table1.B3" office:value-type="string">
            <text:p text:style-name="P52" loext:marker-style-name="T54"/>
          </table:table-cell>
          <table:table-cell table:style-name="Table1.B3" office:value-type="string">
            <text:p text:style-name="P62" loext:marker-style-name="T54"><text:span text:style-name="T9">Lachssteak</text:span></text:p>
          </table:table-cell>
          <table:table-cell table:style-name="Table1.B3" table:number-rows-spanned="2" office:value-type="string">
            <text:p text:style-name="P21">17.80</text:p>
          </table:table-cell>
          <table:table-cell table:style-name="Table1.E3" table:number-rows-spanned="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48" loext:marker-style-name="T56"/>
          </table:table-cell>
          <table:table-cell table:style-name="Table1.B3" office:value-type="string">
            <text:p text:style-name="P56" loext:marker-style-name="T56"/>
          </table:table-cell>
          <table:table-cell table:style-name="Table1.B3" office:value-type="string">
            <text:p text:style-name="P56" loext:marker-style-name="T56"><text:span text:style-name="T15">mit gemischten Gem</text:span><text:span text:style-name="T21">ü</text:span><text:span text:style-name="T15">se und Hollandaise Souce</text:span></text:p>
            <text:p text:style-name="P56" loext:marker-style-name="T56"><text:span text:style-name="T15"/></text:p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52" loext:marker-style-name="T54"/>
          </table:table-cell>
          <table:table-cell table:style-name="Table1.B3" office:value-type="string">
            <text:p text:style-name="P52" loext:marker-style-name="T54"/>
          </table:table-cell>
          <table:table-cell table:style-name="Table1.B3" office:value-type="string">
            <text:p text:style-name="P62" loext:marker-style-name="T54"><text:span text:style-name="T9">Calamare vom Grill</text:span></text:p>
          </table:table-cell>
          <table:table-cell table:style-name="Table1.B3" table:number-rows-spanned="2" office:value-type="string">
            <text:p text:style-name="P21">16.50</text:p>
          </table:table-cell>
          <table:table-cell table:style-name="Table1.E3" table:number-rows-spanned="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47" loext:marker-style-name="T56"/>
          </table:table-cell>
          <table:table-cell table:style-name="Table1.B3" office:value-type="string">
            <text:p text:style-name="P47" loext:marker-style-name="T56"/>
          </table:table-cell>
          <table:table-cell table:style-name="Table1.B3" office:value-type="string">
            <text:p text:style-name="P55" loext:marker-style-name="T56"><text:span text:style-name="T15">mit Blattspinat und Salzkartoffeln</text:span></text:p>
            <text:p text:style-name="P55" loext:marker-style-name="T56"><text:span text:style-name="T15"/></text:p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52" loext:marker-style-name="T54"/>
          </table:table-cell>
          <table:table-cell table:style-name="Table1.B3" office:value-type="string">
            <text:p text:style-name="P52" loext:marker-style-name="T54"/>
          </table:table-cell>
          <table:table-cell table:style-name="Table1.B3" office:value-type="string">
            <text:p text:style-name="P62" loext:marker-style-name="T54"><text:span text:style-name="T9">Schollenfilet in Mandelh</text:span><text:span text:style-name="T13">ü</text:span><text:span text:style-name="T9">lle</text:span></text:p>
          </table:table-cell>
          <table:table-cell table:style-name="Table1.B3" table:number-rows-spanned="2" office:value-type="string">
            <text:p text:style-name="P21">15.90</text:p>
          </table:table-cell>
          <table:table-cell table:style-name="Table1.E3" table:number-rows-spanned="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47" loext:marker-style-name="T56"/>
          </table:table-cell>
          <table:table-cell table:style-name="Table1.B3" office:value-type="string">
            <text:p text:style-name="P47" loext:marker-style-name="T56"/>
          </table:table-cell>
          <table:table-cell table:style-name="Table1.B3" office:value-type="string">
            <text:p text:style-name="P58" loext:marker-style-name="T56"><text:span text:style-name="T15">mit Butterkartoffeln und Salat</text:span></text:p>
            <text:p text:style-name="P55" loext:marker-style-name="T56"><text:span text:style-name="T15"/></text:p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52" loext:marker-style-name="T54"/>
          </table:table-cell>
          <table:table-cell table:style-name="Table1.B3" office:value-type="string">
            <text:p text:style-name="P52" loext:marker-style-name="T54"/>
          </table:table-cell>
          <table:table-cell table:style-name="Table1.B3" office:value-type="string">
            <text:p text:style-name="P62" loext:marker-style-name="T54"><text:span text:style-name="T9">Gemischte Fischplatte</text:span></text:p>
          </table:table-cell>
          <table:table-cell table:style-name="Table1.B3" office:value-type="string">
            <text:p text:style-name="P21">24.50</text:p>
          </table:table-cell>
          <table:table-cell table:style-name="Table1.E3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52" loext:marker-style-name="T54"/>
          </table:table-cell>
          <table:table-cell table:style-name="Table1.B14" office:value-type="string">
            <text:p text:style-name="P59" loext:marker-style-name="T54"/>
          </table:table-cell>
          <table:table-cell table:style-name="Table1.B14" office:value-type="string">
            <text:p text:style-name="P55" loext:marker-style-name="T56"><text:span text:style-name="T15">mit Blattspinat und Salzkartoffeln</text:span></text:p>
          </table:table-cell>
          <table:table-cell table:style-name="Table1.B14" office:value-type="string">
            <text:p text:style-name="P6"/>
          </table:table-cell>
          <table:table-cell table:style-name="Table1.E14" office:value-type="string">
            <text:p text:style-name="P5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ext:soft-page-break/>
        <table:table-row table:style-name="Table13.1">
          <table:table-cell table:style-name="Table13.A1" table:number-columns-spanned="5" office:value-type="string">
            <text:p text:style-name="P22">Kalte Vorspeisen</text:p>
          </table:table-cell>
          <table:covered-table-cell/>
          <table:covered-table-cell/>
          <table:covered-table-cell/>
          <table:covered-table-cell/>
          <table:table-cell table:style-name="Table13.A1" table:number-columns-spanned="6" office:value-type="string">
            <text:p text:style-name="P23">Warme Vorspeis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3.A1" office:value-type="string">
            <text:p text:style-name="P3"/>
          </table:table-cell>
        </table:table-row>
        <table:table-row>
          <table:table-cell table:style-name="Table13.A1" table:number-rows-spanned="2" office:value-type="string">
            <text:p text:style-name="P146">100</text:p>
          </table:table-cell>
          <table:table-cell table:style-name="Table13.A1" table:number-rows-spanned="13" office:value-type="string">
            <text:p text:style-name="P10"/>
          </table:table-cell>
          <table:table-cell table:style-name="Table13.A1" table:number-rows-spanned="2" table:number-columns-spanned="2" office:value-type="string">
            <text:p text:style-name="P68" loext:marker-style-name="T6"><text:span text:style-name="T15">Krabbencocktail “Helgoland”</text:span></text:p>
            <text:p text:style-name="P139" loext:marker-style-name="T59"><text:span text:style-name="T15">im Glass, mit knusprigem Toast und Butter</text:span></text:p>
          </table:table-cell>
          <table:covered-table-cell/>
          <table:table-cell table:style-name="Table13.A1" table:number-rows-spanned="2" office:value-type="string">
            <text:p text:style-name="P12">9.80</text:p>
          </table:table-cell>
          <table:table-cell table:style-name="Table13.A1" table:number-rows-spanned="13" office:value-type="string">
            <text:p text:style-name="P11"/>
          </table:table-cell>
          <table:table-cell table:style-name="Table13.A1" office:value-type="string">
            <text:p text:style-name="P148">121</text:p>
          </table:table-cell>
          <table:table-cell table:style-name="Table13.A1" office:value-type="string">
            <text:p text:style-name="P119" loext:marker-style-name="T7"><text:span text:style-name="T9">Debreciner</text:span></text:p>
            <text:p text:style-name="P140" loext:marker-style-name="T2"><text:span text:style-name="T15">2 St</text:span><text:span text:style-name="T21">ü</text:span><text:span text:style-name="T15">ck mit Senf und Schwartzbrot</text:span></text:p>
          </table:table-cell>
          <table:table-cell table:style-name="Table13.A1" table:number-columns-spanned="2" office:value-type="string">
            <text:p text:style-name="P152" loext:marker-style-name="T7"/>
          </table:table-cell>
          <table:covered-table-cell/>
          <table:table-cell table:style-name="Table13.A1" table:number-columns-spanned="2" office:value-type="string">
            <text:p text:style-name="P89" loext:marker-style-name="T7">6.2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149" loext:marker-style-name="T5">122</text:p>
          </table:table-cell>
          <table:table-cell table:style-name="Table13.A1" office:value-type="string">
            <text:p text:style-name="P125" loext:marker-style-name="T5"><text:span text:style-name="T9">Ham and Eggs</text:span></text:p>
            <text:p text:style-name="P140" loext:marker-style-name="T1"><text:span text:style-name="T16">magerer</text:span><text:span text:style-name="T17"> </text:span><text:span text:style-name="T16">Kochschinken mit 2 Spiegeleiern</text:span></text:p>
          </table:table-cell>
          <table:table-cell table:style-name="Table13.A1" table:number-columns-spanned="2" office:value-type="string">
            <text:p text:style-name="P153" loext:marker-style-name="T5"/>
          </table:table-cell>
          <table:covered-table-cell/>
          <table:table-cell table:style-name="Table13.A1" table:number-columns-spanned="2" office:value-type="string">
            <text:p text:style-name="P90" loext:marker-style-name="T5">8.0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146">101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26" loext:marker-style-name="T5"><text:span text:style-name="T9">Wurstsalat “M</text:span><text:span text:style-name="T13">ü</text:span><text:span text:style-name="T9">nchen”</text:span></text:p>
            <text:p text:style-name="P139" loext:marker-style-name="T58"><text:span text:style-name="T15">Lyoner mit Zwiebeln, Essig und </text:span><text:span text:style-name="T21">Ö</text:span><text:span text:style-name="T15">l</text:span></text:p>
          </table:table-cell>
          <table:covered-table-cell/>
          <table:table-cell table:style-name="Table13.A1" table:number-rows-spanned="2" office:value-type="string">
            <text:p text:style-name="P12">7.50</text:p>
          </table:table-cell>
          <table:covered-table-cell table:style-name="Table13.A1"/>
          <table:table-cell table:style-name="Table13.A1" office:value-type="string">
            <text:p text:style-name="P150" loext:marker-style-name="T5">12<text:span text:style-name="T36">5</text:span></text:p>
          </table:table-cell>
          <table:table-cell table:style-name="Table13.A1" office:value-type="string">
            <text:p text:style-name="P160" loext:marker-style-name="T5"><text:span text:style-name="T4">Omelette</text:span><text:span text:style-name="T9"> </text:span></text:p>
            <text:p text:style-name="P140" loext:marker-style-name="T5"><text:span text:style-name="T15">mit magerer Kochschinken</text:span></text:p>
          </table:table-cell>
          <table:table-cell table:style-name="Table13.A1" table:number-columns-spanned="2" office:value-type="string">
            <text:p text:style-name="P154" loext:marker-style-name="T5"/>
          </table:table-cell>
          <table:covered-table-cell/>
          <table:table-cell table:style-name="Table13.A1" table:number-columns-spanned="2" office:value-type="string">
            <text:p text:style-name="P90" loext:marker-style-name="T5">8.5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150" loext:marker-style-name="T5">12<text:span text:style-name="T36">3</text:span></text:p>
          </table:table-cell>
          <table:table-cell table:style-name="Table13.A1" office:value-type="string">
            <text:p text:style-name="P128" loext:marker-style-name="T7"><text:span text:style-name="T9">Om</text:span><text:span text:style-name="T10">e</text:span><text:span text:style-name="T9">lette</text:span></text:p>
            <text:p text:style-name="P140" loext:marker-style-name="T1"><text:span text:style-name="T15">mit <text:s/>Champignon</text:span></text:p>
          </table:table-cell>
          <table:table-cell table:style-name="Table13.A1" table:number-columns-spanned="2" office:value-type="string">
            <text:p text:style-name="P155" loext:marker-style-name="T7"/>
          </table:table-cell>
          <table:covered-table-cell/>
          <table:table-cell table:style-name="Table13.A1" table:number-columns-spanned="2" office:value-type="string">
            <text:p text:style-name="P90" loext:marker-style-name="T5">8.5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146">102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26" loext:marker-style-name="T7"><text:span text:style-name="T9">Thunfisch</text:span></text:p>
            <text:p text:style-name="P139" loext:marker-style-name="T60"><text:span text:style-name="T15">garniert mit Zwiebeln, Tomate und Butter, dazu Schwartzbrot</text:span></text:p>
          </table:table-cell>
          <table:covered-table-cell/>
          <table:table-cell table:style-name="Table13.A1" table:number-rows-spanned="2" office:value-type="string">
            <text:p text:style-name="P12">7.50</text:p>
          </table:table-cell>
          <table:covered-table-cell table:style-name="Table13.A1"/>
          <table:table-cell table:style-name="Table13.A1" office:value-type="string">
            <text:p text:style-name="P150" loext:marker-style-name="T5">12<text:span text:style-name="T36">4</text:span></text:p>
          </table:table-cell>
          <table:table-cell table:style-name="Table13.A1" office:value-type="string">
            <text:p text:style-name="P71" loext:marker-style-name="T5">Omelette</text:p>
            <text:p text:style-name="P140" loext:marker-style-name="T5"><text:span text:style-name="T38">mit </text:span><text:span text:style-name="T25">bulgarischem Schafk</text:span><text:span text:style-name="T28">ä</text:span><text:span text:style-name="T25">se</text:span></text:p>
          </table:table-cell>
          <table:table-cell table:style-name="Table13.A1" table:number-columns-spanned="2" office:value-type="string">
            <text:p text:style-name="P156" loext:marker-style-name="T5"/>
          </table:table-cell>
          <table:covered-table-cell/>
          <table:table-cell table:style-name="Table13.A1" table:number-columns-spanned="2" office:value-type="string">
            <text:p text:style-name="P72" loext:marker-style-name="T5">9.0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150" loext:marker-style-name="T5">126</text:p>
          </table:table-cell>
          <table:table-cell table:style-name="Table13.A1" office:value-type="string">
            <text:p text:style-name="P73" loext:marker-style-name="T5"><text:span text:style-name="T15">Gebackener Camembert</text:span></text:p>
            <text:p text:style-name="P143" loext:marker-style-name="T1"><text:span text:style-name="T15">mit Preiselbeeren und Birne</text:span></text:p>
          </table:table-cell>
          <table:table-cell table:style-name="Table13.A1" table:number-columns-spanned="2" office:value-type="string">
            <text:p text:style-name="P157" loext:marker-style-name="T5"/>
          </table:table-cell>
          <table:covered-table-cell/>
          <table:table-cell table:style-name="Table13.A1" table:number-columns-spanned="2" office:value-type="string">
            <text:p text:style-name="P72" loext:marker-style-name="T5">7.50</text:p>
          </table:table-cell>
          <table:covered-table-cell/>
        </table:table-row>
        <table:table-row table:style-name="Table13.8">
          <table:table-cell table:style-name="Table13.A1" table:number-rows-spanned="2" office:value-type="string">
            <text:p text:style-name="P146">103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69" loext:marker-style-name="T61"><text:span text:style-name="T21">Ö</text:span><text:span text:style-name="T15">lsardinen</text:span></text:p>
            <text:p text:style-name="P139" loext:marker-style-name="T60"><text:span text:style-name="T15">garniert mit Zwiebeln , Butter dazu Schwartzbrot</text:span></text:p>
          </table:table-cell>
          <table:covered-table-cell/>
          <table:table-cell table:style-name="Table13.A1" table:number-rows-spanned="2" office:value-type="string">
            <text:p text:style-name="P12">7.50</text:p>
          </table:table-cell>
          <table:covered-table-cell table:style-name="Table13.A1"/>
          <table:table-cell table:style-name="Table13.A1" table:number-columns-spanned="5" office:value-type="string">
            <text:p text:style-name="P60" loext:marker-style-name="T5"/>
            <text:p text:style-name="P162" loext:marker-style-name="T5"><text:span text:style-name="T40">Suppen</text:span></text:p>
          </table:table-cell>
          <table:covered-table-cell/>
          <table:covered-table-cell/>
          <table:covered-table-cell/>
          <table:covered-table-cell/>
          <table:table-cell table:style-name="Table13.A1" office:value-type="string">
            <text:p text:style-name="P132" loext:marker-style-name="T5"/>
          </table:table-cell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147">111</text:p>
          </table:table-cell>
          <table:table-cell table:style-name="Table13.A1" office:value-type="string">
            <text:p text:style-name="P126" loext:marker-style-name="T5"><text:span text:style-name="T9">Bohnensuppe</text:span></text:p>
          </table:table-cell>
          <table:table-cell table:style-name="Table13.A1" table:number-columns-spanned="2" office:value-type="string">
            <text:p text:style-name="P158" loext:marker-style-name="T5"/>
          </table:table-cell>
          <table:covered-table-cell/>
          <table:table-cell table:style-name="Table13.A1" table:number-columns-spanned="2" office:value-type="string">
            <text:p text:style-name="P91" loext:marker-style-name="T5">4.8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146">104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69" loext:marker-style-name="T5"><text:span text:style-name="T15">Orig. Bulgarischer Schafk</text:span><text:span text:style-name="T21">ä</text:span><text:span text:style-name="T15">se</text:span></text:p>
            <text:p text:style-name="P139" loext:marker-style-name="T60"><text:span text:style-name="T15">mit Zwiebeln , Butter dazu Schwartzbrot</text:span></text:p>
          </table:table-cell>
          <table:covered-table-cell/>
          <table:table-cell table:style-name="Table13.A1" table:number-rows-spanned="2" office:value-type="string">
            <text:p text:style-name="P12">8.50</text:p>
          </table:table-cell>
          <table:covered-table-cell table:style-name="Table13.A1"/>
          <table:table-cell table:style-name="Table13.A1" office:value-type="string">
            <text:p text:style-name="P147">112</text:p>
          </table:table-cell>
          <table:table-cell table:style-name="Table13.A1" office:value-type="string">
            <text:p text:style-name="P126" loext:marker-style-name="T5"><text:span text:style-name="T9">Bouillon</text:span></text:p>
            <text:p text:style-name="P139" loext:marker-style-name="T1"><text:span text:style-name="T15">mit Nudeleinlage</text:span></text:p>
          </table:table-cell>
          <table:table-cell table:style-name="Table13.A1" table:number-columns-spanned="2" office:value-type="string">
            <text:p text:style-name="P158" loext:marker-style-name="T5"/>
          </table:table-cell>
          <table:covered-table-cell/>
          <table:table-cell table:style-name="Table13.A1" table:number-columns-spanned="2" office:value-type="string">
            <text:p text:style-name="P92" loext:marker-style-name="T5">4.2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147">113</text:p>
          </table:table-cell>
          <table:table-cell table:style-name="Table13.A1" office:value-type="string">
            <text:p text:style-name="P126" loext:marker-style-name="T5"><text:span text:style-name="T9">Pfannkuchensuppe</text:span></text:p>
          </table:table-cell>
          <table:table-cell table:style-name="Table13.A1" table:number-columns-spanned="2" office:value-type="string">
            <text:p text:style-name="P158" loext:marker-style-name="T5"/>
          </table:table-cell>
          <table:covered-table-cell/>
          <table:table-cell table:style-name="Table13.A1" table:number-columns-spanned="2" office:value-type="string">
            <text:p text:style-name="P92" loext:marker-style-name="T5">4.20</text:p>
          </table:table-cell>
          <table:covered-table-cell/>
        </table:table-row>
        <table:table-row>
          <table:table-cell table:style-name="Table13.A1" table:number-rows-spanned="3" office:value-type="string">
            <text:p text:style-name="P146">105</text:p>
          </table:table-cell>
          <table:covered-table-cell table:style-name="Table13.A1"/>
          <table:table-cell table:style-name="Table13.A1" table:number-rows-spanned="3" table:number-columns-spanned="2" office:value-type="string">
            <text:p text:style-name="P126" loext:marker-style-name="T5"><text:span text:style-name="T9">Orig. Ungarische Salami</text:span></text:p>
            <text:p text:style-name="P139" loext:marker-style-name="T63"><text:span text:style-name="T26">mit einem St</text:span><text:span text:style-name="T29">üc</text:span><text:span text:style-name="T26">k Schafk</text:span><text:span text:style-name="T29">ä</text:span><text:span text:style-name="T26">se dazu Schwartzbrot</text:span></text:p>
          </table:table-cell>
          <table:covered-table-cell/>
          <table:table-cell table:style-name="Table13.A1" table:number-rows-spanned="3" office:value-type="string">
            <text:p text:style-name="P12">8.50</text:p>
          </table:table-cell>
          <table:covered-table-cell table:style-name="Table13.A1"/>
          <table:table-cell table:style-name="Table13.A1" office:value-type="string">
            <text:p text:style-name="P147">114</text:p>
          </table:table-cell>
          <table:table-cell table:style-name="Table13.A1" office:value-type="string">
            <text:p text:style-name="P126" loext:marker-style-name="T5"><text:span text:style-name="T9">Tomatensuppe</text:span></text:p>
            <text:p text:style-name="P139" loext:marker-style-name="T1"><text:span text:style-name="T15">mit Reis</text:span></text:p>
          </table:table-cell>
          <table:table-cell table:style-name="Table13.A1" table:number-columns-spanned="2" office:value-type="string">
            <text:p text:style-name="P158" loext:marker-style-name="T5"/>
          </table:table-cell>
          <table:covered-table-cell/>
          <table:table-cell table:style-name="Table13.A1" table:number-columns-spanned="2" office:value-type="string">
            <text:p text:style-name="P92" loext:marker-style-name="T5">4.7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147">115</text:p>
          </table:table-cell>
          <table:table-cell table:style-name="Table13.A1" office:value-type="string">
            <text:p text:style-name="P126" loext:marker-style-name="T5"><text:span text:style-name="T9">Gem</text:span><text:span text:style-name="T13">ü</text:span><text:span text:style-name="T9">sesuppe</text:span></text:p>
            <text:p text:style-name="P139" loext:marker-style-name="T1"><text:span text:style-name="T15">nach Zagreber Art</text:span></text:p>
          </table:table-cell>
          <table:table-cell table:style-name="Table13.A1" table:number-columns-spanned="2" office:value-type="string">
            <text:p text:style-name="P158" loext:marker-style-name="T5"/>
          </table:table-cell>
          <table:covered-table-cell/>
          <table:table-cell table:style-name="Table13.A1" table:number-columns-spanned="2" office:value-type="string">
            <text:p text:style-name="P92" loext:marker-style-name="T5">4.7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147">116</text:p>
          </table:table-cell>
          <table:table-cell table:style-name="Table13.A1" office:value-type="string">
            <text:p text:style-name="P126" loext:marker-style-name="T5"><text:span text:style-name="T9">Zwiebelsuppe</text:span></text:p>
            <text:p text:style-name="P139" loext:marker-style-name="T1"><text:span text:style-name="T15">auf kroatische Art</text:span></text:p>
          </table:table-cell>
          <table:table-cell table:style-name="Table13.A1" table:number-columns-spanned="2" office:value-type="string">
            <text:p text:style-name="P158" loext:marker-style-name="T5"/>
          </table:table-cell>
          <table:covered-table-cell/>
          <table:table-cell table:style-name="Table13.A1" table:number-columns-spanned="2" office:value-type="string">
            <text:p text:style-name="P92" loext:marker-style-name="T5">4.70</text:p>
          </table:table-cell>
          <table:covered-table-cell/>
        </table:table-row>
        <table:table-row table:style-name="Table13.15">
          <table:table-cell table:style-name="Table13.A1" table:number-columns-spanned="12" office:value-type="string">
            <text:p text:style-name="P4"/>
            <text:p text:style-name="P24">Pfannengerich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6">
          <table:table-cell table:style-name="Table13.A1" office:value-type="string">
            <text:p text:style-name="P151" loext:marker-style-name="T5"><text:span text:style-name="T15">127</text:span></text:p>
          </table:table-cell>
          <table:table-cell table:style-name="Table13.A1" office:value-type="string">
            <text:p text:style-name="P158" loext:marker-style-name="T5"/>
          </table:table-cell>
          <table:table-cell table:style-name="Table13.A1" office:value-type="string">
            <text:p text:style-name="P126" loext:marker-style-name="T5"><text:span text:style-name="T9">Pariser Schnitzel</text:span></text:p>
            <text:p text:style-name="P139" loext:marker-style-name="T1"><text:span text:style-name="T15">mit Pommes Frites und Salat</text:span></text:p>
          </table:table-cell>
          <table:table-cell table:style-name="Table13.A1" office:value-type="string">
            <text:p text:style-name="P158" loext:marker-style-name="T5"/>
          </table:table-cell>
          <table:table-cell table:style-name="Table13.A1" office:value-type="string">
            <text:p text:style-name="P93" loext:marker-style-name="T5">14.80</text:p>
          </table:table-cell>
          <table:table-cell table:style-name="Table13.A1" office:value-type="string">
            <text:p text:style-name="P158" loext:marker-style-name="T5"/>
          </table:table-cell>
          <table:table-cell table:style-name="Table13.A1" office:value-type="string">
            <text:p text:style-name="P151" loext:marker-style-name="T5">130</text:p>
          </table:table-cell>
          <table:table-cell table:style-name="Table13.A1" table:number-columns-spanned="2" office:value-type="string">
            <text:p text:style-name="P126" loext:marker-style-name="T5"><text:span text:style-name="T9">Rahmschnitzel</text:span></text:p>
            <text:p text:style-name="P139" loext:marker-style-name="T63"><text:span text:style-name="T15">mit hausgemachten Sp</text:span><text:span text:style-name="T21">ä</text:span><text:span text:style-name="T15">tzle</text:span></text:p>
          </table:table-cell>
          <table:covered-table-cell/>
          <table:table-cell table:style-name="Table13.A1" office:value-type="string">
            <text:p text:style-name="P158" loext:marker-style-name="T5"/>
          </table:table-cell>
          <table:table-cell table:style-name="Table13.A1" table:number-columns-spanned="2" office:value-type="string">
            <text:p text:style-name="P92" loext:marker-style-name="T5">15.00</text:p>
          </table:table-cell>
          <table:covered-table-cell/>
        </table:table-row>
        <table:table-row table:style-name="Table13.16">
          <table:table-cell table:style-name="Table13.A1" office:value-type="string">
            <text:p text:style-name="P151" loext:marker-style-name="T5">128</text:p>
          </table:table-cell>
          <table:table-cell table:style-name="Table13.A1" office:value-type="string">
            <text:p text:style-name="P158" loext:marker-style-name="T5"/>
          </table:table-cell>
          <table:table-cell table:style-name="Table13.A1" office:value-type="string">
            <text:p text:style-name="P126" loext:marker-style-name="T5"><text:span text:style-name="T9">Wiener Schnitzel</text:span></text:p>
            <text:p text:style-name="P139" loext:marker-style-name="T58"><text:span text:style-name="T15">mit Pommes Frites und Salat</text:span></text:p>
          </table:table-cell>
          <table:table-cell table:style-name="Table13.A1" office:value-type="string">
            <text:p text:style-name="P158" loext:marker-style-name="T5"/>
          </table:table-cell>
          <table:table-cell table:style-name="Table13.A1" office:value-type="string">
            <text:p text:style-name="P93" loext:marker-style-name="T5">14.80</text:p>
          </table:table-cell>
          <table:table-cell table:style-name="Table13.A1" office:value-type="string">
            <text:p text:style-name="P158" loext:marker-style-name="T5"/>
          </table:table-cell>
          <table:table-cell table:style-name="Table13.A1" office:value-type="string">
            <text:p text:style-name="P151" loext:marker-style-name="T5">131</text:p>
          </table:table-cell>
          <table:table-cell table:style-name="Table13.A1" table:number-columns-spanned="2" office:value-type="string">
            <text:p text:style-name="P126" loext:marker-style-name="T5"><text:span text:style-name="T9">Knoblauchschnitzel</text:span></text:p>
            <text:p text:style-name="P139" loext:marker-style-name="T58"><text:span text:style-name="T15">mit hausgemachten Sp</text:span><text:span text:style-name="T21">ä</text:span><text:span text:style-name="T15">tzle</text:span></text:p>
          </table:table-cell>
          <table:covered-table-cell/>
          <table:table-cell table:style-name="Table13.A1" office:value-type="string">
            <text:p text:style-name="P158" loext:marker-style-name="T5"/>
          </table:table-cell>
          <table:table-cell table:style-name="Table13.A1" table:number-columns-spanned="2" office:value-type="string">
            <text:p text:style-name="P92" loext:marker-style-name="T5">15.00</text:p>
          </table:table-cell>
          <table:covered-table-cell/>
        </table:table-row>
        <table:table-row table:style-name="Table13.16">
          <table:table-cell table:style-name="Table13.A1" office:value-type="string">
            <text:p text:style-name="P151" loext:marker-style-name="T5">129</text:p>
          </table:table-cell>
          <table:table-cell table:style-name="Table13.A1" office:value-type="string">
            <text:p text:style-name="P158" loext:marker-style-name="T5"/>
          </table:table-cell>
          <table:table-cell table:style-name="Table13.A1" office:value-type="string">
            <text:p text:style-name="P126" loext:marker-style-name="T5"><text:span text:style-name="T9">Paprika Schnitzel</text:span></text:p>
            <text:p text:style-name="P139" loext:marker-style-name="T58"><text:span text:style-name="T15">mit Butterreis</text:span></text:p>
          </table:table-cell>
          <table:table-cell table:style-name="Table13.A1" office:value-type="string">
            <text:p text:style-name="P158" loext:marker-style-name="T5"/>
          </table:table-cell>
          <table:table-cell table:style-name="Table13.A1" office:value-type="string">
            <text:p text:style-name="P93" loext:marker-style-name="T5">15.00</text:p>
          </table:table-cell>
          <table:table-cell table:style-name="Table13.A1" office:value-type="string">
            <text:p text:style-name="P158" loext:marker-style-name="T5"/>
          </table:table-cell>
          <table:table-cell table:style-name="Table13.A1" office:value-type="string">
            <text:p text:style-name="P151" loext:marker-style-name="T5">132</text:p>
          </table:table-cell>
          <table:table-cell table:style-name="Table13.A1" table:number-columns-spanned="2" office:value-type="string">
            <text:p text:style-name="P126" loext:marker-style-name="T5"><text:span text:style-name="T9">Schnitzel Imperial</text:span></text:p>
            <text:p text:style-name="P139" loext:marker-style-name="T63"><text:span text:style-name="T15">Spezialit</text:span><text:span text:style-name="T21">ä</text:span><text:span text:style-name="T15">t des Hauses mit Nioke (Kartoffelb</text:span><text:span text:style-name="T21">ä</text:span><text:span text:style-name="T15">llchen)</text:span></text:p>
          </table:table-cell>
          <table:covered-table-cell/>
          <table:table-cell table:style-name="Table13.A1" office:value-type="string">
            <text:p text:style-name="P158" loext:marker-style-name="T5"/>
          </table:table-cell>
          <table:table-cell table:style-name="Table13.A1" table:number-columns-spanned="2" office:value-type="string">
            <text:p text:style-name="P92" loext:marker-style-name="T5">15.80</text:p>
          </table:table-cell>
          <table:covered-table-cell/>
        </table:table-row>
      </table:table>
      <text:p text:style-name="P17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row>
          <table:table-cell table:style-name="Table19.A1" table:number-columns-spanned="5" office:value-type="string">
            <text:p text:style-name="P170" loext:marker-style-name="T61"><text:span text:style-name="T15">Spezialit</text:span><text:span text:style-name="T21">ä</text:span><text:span text:style-name="T15">ten vom Rost</text:span></text:p>
          </table:table-cell>
          <table:covered-table-cell/>
          <table:covered-table-cell/>
          <table:covered-table-cell/>
          <table:covered-table-cell/>
          <table:table-cell table:style-name="Table19.A1" office:value-type="string">
            <text:p text:style-name="P63" loext:marker-style-name="T61"/>
          </table:table-cell>
          <table:table-cell table:style-name="Table19.A1" office:value-type="string">
            <text:p text:style-name="P199" loext:marker-style-name="T61">171</text:p>
          </table:table-cell>
          <table:table-cell table:style-name="Table19.A1" office:value-type="string">
            <text:p text:style-name="P64" loext:marker-style-name="T61"/>
          </table:table-cell>
          <table:table-cell table:style-name="Table19.A1" table:number-columns-spanned="2" office:value-type="string">
            <text:p text:style-name="P120" loext:marker-style-name="T5"><text:span text:style-name="T9">Vukovar – Platte f</text:span><text:span text:style-name="T13">ü</text:span><text:span text:style-name="T9">r 2 Personen</text:span></text:p>
            <text:p text:style-name="P140" loext:marker-style-name="T63"><text:span text:style-name="T15">eine Spe</text:span><text:span text:style-name="T20">z</text:span><text:span text:style-name="T15">ialit</text:span><text:span text:style-name="T21">ä</text:span><text:span text:style-name="T15">t unseres Hauses</text:span></text:p>
          </table:table-cell>
          <table:covered-table-cell/>
          <table:table-cell table:style-name="Table19.A1" office:value-type="string">
            <text:p text:style-name="P107" loext:marker-style-name="T5">32.00</text:p>
          </table:table-cell>
        </table:table-row>
        <table:table-row>
          <table:table-cell table:style-name="Table19.A1" office:value-type="string">
            <text:p text:style-name="P191" loext:marker-style-name="T5"><text:span text:style-name="T15">159</text:span>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120" loext:marker-style-name="T5"><text:span text:style-name="T9">Lammlaxe</text:span></text:p>
            <text:p text:style-name="P140" loext:marker-style-name="T58"><text:span text:style-name="T15">dazu gr</text:span><text:span text:style-name="T21">ü</text:span><text:span text:style-name="T15">ne Bohnen und </text:span><text:span text:style-name="T20">Brat</text:span><text:span text:style-name="T15">kartoffeln</text:span></text:p>
          </table:table-cell>
          <table:table-cell table:style-name="Table19.A1" office:value-type="string">
            <text:p text:style-name="P94" loext:marker-style-name="T5"/>
          </table:table-cell>
          <table:table-cell table:style-name="Table19.A1" table:number-columns-spanned="2" office:value-type="string">
            <text:p text:style-name="P94" loext:marker-style-name="T5">21.80</text:p>
          </table:table-cell>
          <table:covered-table-cell/>
          <table:table-cell table:style-name="Table19.A1" office:value-type="string">
            <text:p text:style-name="P200" loext:marker-style-name="T5">172</text:p>
            <text:p text:style-name="P200" loext:marker-style-name="T5"/>
            <text:p text:style-name="P200" loext:marker-style-name="T5"/>
            <text:p text:style-name="P200" loext:marker-style-name="T5"/>
            <text:p text:style-name="P200" loext:marker-style-name="T5"/>
            <text:p text:style-name="P200" loext:marker-style-name="T5"/>
            <text:p text:style-name="P200" loext:marker-style-name="T5">173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table:number-columns-spanned="2" office:value-type="string">
            <text:p text:style-name="P120" loext:marker-style-name="T8"><text:span text:style-name="T9">Djingis Khan – Spei</text:span><text:span text:style-name="T13">ß</text:span></text:p>
            <text:p text:style-name="P140" loext:marker-style-name="T64"><text:span text:style-name="T21">verschiedenes Fleisch, am Tisch flambiert, mit Gemüse und Röstkartoffeln</text:span></text:p>
            <text:p text:style-name="P140" loext:marker-style-name="T3"><text:span text:style-name="T21">für 2 Personen</text:span></text:p>
            <text:p text:style-name="P143" loext:marker-style-name="T61"><text:span text:style-name="T21">für 4 Personen</text:span></text:p>
          </table:table-cell>
          <table:covered-table-cell/>
          <table:table-cell table:style-name="Table19.A1" office:value-type="string">
            <text:p text:style-name="P117" loext:marker-style-name="T8">34.00</text:p>
            <text:p text:style-name="P117" loext:marker-style-name="T8"/>
            <text:p text:style-name="P117" loext:marker-style-name="T8"/>
            <text:p text:style-name="P117" loext:marker-style-name="T8"/>
            <text:p text:style-name="P118" loext:marker-style-name="T8"/>
            <text:p text:style-name="P118" loext:marker-style-name="T8">68.00</text:p>
          </table:table-cell>
        </table:table-row>
        <table:table-row>
          <table:table-cell table:style-name="Table19.A1" table:number-rows-spanned="2" office:value-type="string">
            <text:p text:style-name="P191" loext:marker-style-name="T5"><text:span text:style-name="T21">160</text:span></text:p>
          </table:table-cell>
          <table:table-cell table:style-name="Table19.A1" table:number-rows-spanned="2" office:value-type="string">
            <text:p text:style-name="P108" loext:marker-style-name="T5"/>
          </table:table-cell>
          <table:table-cell table:style-name="Table19.A1" table:number-rows-spanned="2" office:value-type="string">
            <text:p text:style-name="P120" loext:marker-style-name="T5"><text:span text:style-name="T9">Bosnischer Spie</text:span><text:span text:style-name="T13">ß</text:span></text:p>
            <text:p text:style-name="P140" loext:marker-style-name="T58"><text:span text:style-name="T15">mageres Halsgrat, Deberciner, </text:span><text:span text:style-name="T20">kl. Hacksteak,</text:span><text:span text:style-name="T15"> ger</text:span><text:span text:style-name="T21">ä</text:span><text:span text:style-name="T15">uchertes Wammerl, Cevapcici, mit Pommes Frites und Djuvecreis</text:span></text:p>
          </table:table-cell>
          <table:table-cell table:style-name="Table19.A1" table:number-rows-spanned="2" office:value-type="string">
            <text:p text:style-name="P95" loext:marker-style-name="T5"/>
          </table:table-cell>
          <table:table-cell table:style-name="Table19.A1" table:number-rows-spanned="2" table:number-columns-spanned="2" office:value-type="string">
            <text:p text:style-name="P95" loext:marker-style-name="T5">14.80</text:p>
          </table:table-cell>
          <table:covered-table-cell/>
          <table:table-cell table:style-name="Table19.A1" office:value-type="string">
            <text:p text:style-name="P191" loext:marker-style-name="T5"/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table:number-columns-spanned="3" office:value-type="string">
            <text:p text:style-name="P186" loext:marker-style-name="T5"><text:span text:style-name="T15"/></text:p>
            <text:p text:style-name="P173" loext:marker-style-name="T53"><text:span text:style-name="T15">Besonders zu empfehlen</text:span></text:p>
          </table:table-cell>
          <table:covered-table-cell/>
          <table:covered-table-cell/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/>
          <table:table-cell table:style-name="Table19.A1" office:value-type="string">
            <text:p text:style-name="P191" loext:marker-style-name="T5">175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table:number-columns-spanned="3" office:value-type="string">
            <text:p text:style-name="P120" loext:marker-style-name="T5"><text:span text:style-name="T9">Gef</text:span><text:span text:style-name="T13">ü</text:span><text:span text:style-name="T9">llte Paprikaschoten</text:span></text:p>
            <text:p text:style-name="P140" loext:marker-style-name="T63"><text:span text:style-name="T15">mit Salzkartoffeln</text:span></text:p>
          </table:table-cell>
          <table:covered-table-cell/>
          <table:covered-table-cell/>
        </table:table-row>
        <table:table-row>
          <table:table-cell table:style-name="Table19.A1" office:value-type="string">
            <text:p text:style-name="P191" loext:marker-style-name="T5"><text:span text:style-name="T15">161</text:span>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120" loext:marker-style-name="T5"><text:span text:style-name="T9">Cevapcici</text:span></text:p>
            <text:p text:style-name="P140" loext:marker-style-name="T58"><text:span text:style-name="T15">8 Hackfleischr</text:span><text:span text:style-name="T21">ö</text:span><text:span text:style-name="T15">llchen, mit Djuvecreis und Pommes, Ajvar, gehackten Zwiebeln und Peperoni</text:span></text:p>
          </table:table-cell>
          <table:table-cell table:style-name="Table19.A1" office:value-type="string">
            <text:p text:style-name="P95" loext:marker-style-name="T5"/>
          </table:table-cell>
          <table:table-cell table:style-name="Table19.A1" table:number-columns-spanned="2" office:value-type="string">
            <text:p text:style-name="P95" loext:marker-style-name="T5">13.<text:span text:style-name="T47">9</text:span>0</text:p>
          </table:table-cell>
          <table:covered-table-cell/>
          <table:table-cell table:style-name="Table19.A1" office:value-type="string">
            <text:p text:style-name="P191" loext:marker-style-name="T5">176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table:number-columns-spanned="2" office:value-type="string">
            <text:p text:style-name="P120" loext:marker-style-name="T5"><text:span text:style-name="T9">Putenschnitzel</text:span></text:p>
            <text:p text:style-name="P143" loext:marker-style-name="T63"><text:span text:style-name="T15">paniert, mit Kartoffelsalat</text:span></text:p>
            <text:p text:style-name="P187" loext:marker-style-name="T5"><text:span text:style-name="T9"/></text:p>
          </table:table-cell>
          <table:covered-table-cell/>
          <table:table-cell table:style-name="Table19.A1" office:value-type="string">
            <text:p text:style-name="P107" loext:marker-style-name="T5">14.80</text:p>
          </table:table-cell>
        </table:table-row>
        <table:table-row>
          <table:table-cell table:style-name="Table19.A1" office:value-type="string">
            <text:p text:style-name="P191" loext:marker-style-name="T5"><text:span text:style-name="T15">162</text:span>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120" loext:marker-style-name="T5"><text:span text:style-name="T9">Rasnjci</text:span></text:p>
            <text:p text:style-name="P140" loext:marker-style-name="T61"><text:span text:style-name="T15">2 Sp</text:span><text:span text:style-name="T20">ie</text:span><text:span text:style-name="T21">ß</text:span><text:span text:style-name="T15">e mageres, mit Djuvecreis und Pommes, Ajvar, gehackten Zwiebeln und Peperoni</text:span></text:p>
          </table:table-cell>
          <table:table-cell table:style-name="Table19.A1" office:value-type="string">
            <text:p text:style-name="P95" loext:marker-style-name="T5"/>
          </table:table-cell>
          <table:table-cell table:style-name="Table19.A1" table:number-columns-spanned="2" office:value-type="string">
            <text:p text:style-name="P95" loext:marker-style-name="T5">13.<text:span text:style-name="T47">9</text:span>0</text:p>
          </table:table-cell>
          <table:covered-table-cell/>
          <table:table-cell table:style-name="Table19.A1" office:value-type="string">
            <text:p text:style-name="P191" loext:marker-style-name="T5">177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table:number-columns-spanned="2" office:value-type="string">
            <text:p text:style-name="P120" loext:marker-style-name="T5"><text:span text:style-name="T9">Putengeschnetzeltes</text:span></text:p>
            <text:p text:style-name="P143" loext:marker-style-name="T63"><text:span text:style-name="T15">mit Rahm-Champignonso</text:span><text:span text:style-name="T21">ß</text:span><text:span text:style-name="T15">e </text:span><text:span text:style-name="T20">und</text:span><text:span text:style-name="T15"> Curryreis</text:span></text:p>
          </table:table-cell>
          <table:covered-table-cell/>
          <table:table-cell table:style-name="Table19.A1" office:value-type="string">
            <text:p text:style-name="P107" loext:marker-style-name="T5">16.00</text:p>
          </table:table-cell>
        </table:table-row>
        <table:table-row>
          <table:table-cell table:style-name="Table19.A1" office:value-type="string">
            <text:p text:style-name="P191" loext:marker-style-name="T5"><text:span text:style-name="T15">163</text:span></text:p>
          </table:table-cell>
          <table:table-cell table:style-name="Table19.A1" table:number-rows-spanned="3" office:value-type="string">
            <text:p text:style-name="P108" loext:marker-style-name="T5"/>
          </table:table-cell>
          <table:table-cell table:style-name="Table19.A1" office:value-type="string">
            <text:p text:style-name="P120" loext:marker-style-name="T5"><text:span text:style-name="T9">Pljeskavica</text:span></text:p>
            <text:p text:style-name="P140" loext:marker-style-name="T61"><text:span text:style-name="T15">1 Hacksteak, mit Djuvecreis und Pommes, Ajvar, gehackten Zwiebeln und Peperoni</text:span></text:p>
          </table:table-cell>
          <table:table-cell table:style-name="Table19.A1" table:number-rows-spanned="3" office:value-type="string">
            <text:p text:style-name="P95" loext:marker-style-name="T5"/>
          </table:table-cell>
          <table:table-cell table:style-name="Table19.A1" table:number-columns-spanned="2" office:value-type="string">
            <text:p text:style-name="P95" loext:marker-style-name="T5">1<text:span text:style-name="T47">3</text:span>.<text:span text:style-name="T47">9</text:span>0</text:p>
          </table:table-cell>
          <table:covered-table-cell/>
          <table:table-cell table:style-name="Table19.A1" office:value-type="string">
            <text:p text:style-name="P191" loext:marker-style-name="T5">178</text:p>
          </table:table-cell>
          <table:table-cell table:style-name="Table19.A1" table:number-rows-spanned="3" office:value-type="string">
            <text:p text:style-name="Standard"/>
          </table:table-cell>
          <table:table-cell table:style-name="Table19.A1" table:number-columns-spanned="2" office:value-type="string">
            <text:p text:style-name="P120" loext:marker-style-name="T5"><text:span text:style-name="T9">Lustiger Bosnjak</text:span></text:p>
            <text:p text:style-name="P143" loext:marker-style-name="T63"><text:span text:style-name="T15">Ri</text:span><text:span text:style-name="T20">n</text:span><text:span text:style-name="T15">derlende gef</text:span><text:span text:style-name="T21">ü</text:span><text:span text:style-name="T15">llt mit Schafsk</text:span><text:span text:style-name="T21">ä</text:span><text:span text:style-name="T15">se und Schinken, dazu Bratkartoffeln</text:span></text:p>
          </table:table-cell>
          <table:covered-table-cell/>
          <table:table-cell table:style-name="Table19.A1" office:value-type="string">
            <text:p text:style-name="P107" loext:marker-style-name="T5">20.50</text:p>
          </table:table-cell>
        </table:table-row>
        <table:table-row>
          <table:table-cell table:style-name="Table19.A1" table:number-rows-spanned="2" office:value-type="string">
            <text:p text:style-name="P192" loext:marker-style-name="T5"><text:span text:style-name="T15">164</text:span></text:p>
          </table:table-cell>
          <table:covered-table-cell table:style-name="Table19.A1"/>
          <table:table-cell table:style-name="Table19.A1" table:number-rows-spanned="2" office:value-type="string">
            <text:p text:style-name="P121" loext:marker-style-name="T5"><text:span text:style-name="T9">Pljeskavica “Split”</text:span></text:p>
            <text:p text:style-name="P141" loext:marker-style-name="T58"><text:span text:style-name="T15">1 Hacksteak, gef</text:span><text:span text:style-name="T21">ü</text:span><text:span text:style-name="T15">llt mit bulgarischen Schafsk</text:span><text:span text:style-name="T21">ä</text:span><text:span text:style-name="T15">se, dazu Djuvecreis, Ajvar, gehackten Zwiebeln und Peperoni</text:span></text:p>
          </table:table-cell>
          <table:covered-table-cell table:style-name="Table19.A1"/>
          <table:table-cell table:style-name="Table19.A1" table:number-rows-spanned="2" table:number-columns-spanned="2" office:value-type="string">
            <text:p text:style-name="P96" loext:marker-style-name="T5">16.50</text:p>
          </table:table-cell>
          <table:covered-table-cell/>
          <table:table-cell table:style-name="Table19.A1" office:value-type="string">
            <text:p text:style-name="P191" loext:marker-style-name="T5"/>
          </table:table-cell>
          <table:covered-table-cell table:style-name="Table19.A1"/>
          <table:table-cell table:style-name="Table19.A1" table:number-columns-spanned="2" office:value-type="string">
            <text:p text:style-name="P183" loext:marker-style-name="T61"><text:span text:style-name="T9"/></text:p>
            <text:p text:style-name="P165" loext:marker-style-name="T61"><text:span text:style-name="T9">Fischgerichte</text:span></text:p>
          </table:table-cell>
          <table:covered-table-cell/>
          <table:table-cell table:style-name="Table19.A1" office:value-type="string">
            <text:p text:style-name="P65" loext:marker-style-name="T61"/>
          </table:table-cell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/>
          <table:table-cell table:style-name="Table19.A1" office:value-type="string">
            <text:p text:style-name="P191" loext:marker-style-name="T5"/>
            <text:p text:style-name="P191" loext:marker-style-name="T5">180</text:p>
          </table:table-cell>
          <table:covered-table-cell table:style-name="Table19.A1"/>
          <table:table-cell table:style-name="Table19.A1" table:number-columns-spanned="2" office:value-type="string">
            <text:p text:style-name="P120" loext:marker-style-name="T5"><text:span text:style-name="T9"/></text:p>
            <text:p text:style-name="P120" loext:marker-style-name="T5"><text:span text:style-name="T9">Forelle blau</text:span></text:p>
            <text:p text:style-name="P140" loext:marker-style-name="T63"><text:span text:style-name="T15">mit Salzkartoffeln</text:span></text:p>
          </table:table-cell>
          <table:covered-table-cell/>
          <table:table-cell table:style-name="Table19.A1" office:value-type="string">
            <text:p text:style-name="P107" loext:marker-style-name="T5"/>
            <text:p text:style-name="P107" loext:marker-style-name="T5">14.00</text:p>
          </table:table-cell>
        </table:table-row>
        <table:table-row table:style-name="Table19.10">
          <table:table-cell table:style-name="Table19.A1" office:value-type="string">
            <text:p text:style-name="P192" loext:marker-style-name="T5"><text:span text:style-name="T15">165</text:span>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121" loext:marker-style-name="T5"><text:span text:style-name="T9">Pljeskavica “Opatija”</text:span></text:p>
            <text:p text:style-name="P144" loext:marker-style-name="T61"><text:span text:style-name="T15">1 Hacksteak, m. wei</text:span><text:span text:style-name="T21">ß</text:span><text:span text:style-name="T15">en Bohnen</text:span></text:p>
          </table:table-cell>
          <table:table-cell table:style-name="Table19.A1" office:value-type="string">
            <text:p text:style-name="P97" loext:marker-style-name="T5"/>
          </table:table-cell>
          <table:table-cell table:style-name="Table19.A1" table:number-columns-spanned="2" office:value-type="string">
            <text:p text:style-name="P96" loext:marker-style-name="T5">13.90</text:p>
          </table:table-cell>
          <table:covered-table-cell/>
          <table:table-cell table:style-name="Table19.A1" office:value-type="string">
            <text:p text:style-name="P191" loext:marker-style-name="T5">181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120" loext:marker-style-name="T5"><text:span text:style-name="T9">Forelle M</text:span><text:span text:style-name="T13">ü</text:span><text:span text:style-name="T9">llerin</text:span></text:p>
            <text:p text:style-name="P143" loext:marker-style-name="T63"><text:span text:style-name="T15">gebacken, mit Salzkartoffeln in Butter geschwenkt</text:span></text:p>
          </table:table-cell>
          <table:table-cell table:style-name="Table19.A1" table:number-columns-spanned="2" office:value-type="string">
            <text:p text:style-name="P107" loext:marker-style-name="T5"><text:span text:style-name="T66"><text:s/></text:span>14.00</text:p>
          </table:table-cell>
          <table:covered-table-cell/>
        </table:table-row>
        <table:table-row>
          <table:table-cell table:style-name="Table19.A1" office:value-type="string">
            <text:p text:style-name="P192" loext:marker-style-name="T5"><text:span text:style-name="T15">166</text:span>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121" loext:marker-style-name="T5"><text:span text:style-name="T9">Kotelett vom Rost</text:span></text:p>
            <text:p text:style-name="P144" loext:marker-style-name="T63"><text:span text:style-name="T15">mageres Schweinekotelett, mit Djuvecreis und Pommes Frites</text:span></text:p>
          </table:table-cell>
          <table:table-cell table:style-name="Table19.A1" office:value-type="string">
            <text:p text:style-name="P97" loext:marker-style-name="T5"/>
          </table:table-cell>
          <table:table-cell table:style-name="Table19.A1" table:number-columns-spanned="2" office:value-type="string">
            <text:p text:style-name="P96" loext:marker-style-name="T5">13.50</text:p>
          </table:table-cell>
          <table:covered-table-cell/>
          <table:table-cell table:style-name="Table19.A1" office:value-type="string">
            <text:p text:style-name="P191" loext:marker-style-name="T5">182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table:number-columns-spanned="2" office:value-type="string">
            <text:p text:style-name="P120" loext:marker-style-name="T5"><text:span text:style-name="T9">Forelle auf mazedonische Art</text:span></text:p>
            <text:p text:style-name="P143" loext:marker-style-name="T58"><text:span text:style-name="T15">gef</text:span><text:span text:style-name="T21">ü</text:span><text:span text:style-name="T15">llt mit Djuvecgem</text:span><text:span text:style-name="T21">ü</text:span><text:span text:style-name="T15">se, dazu Salzkartoffeln</text:span></text:p>
          </table:table-cell>
          <table:covered-table-cell/>
          <table:table-cell table:style-name="Table19.A1" office:value-type="string">
            <text:p text:style-name="P107" loext:marker-style-name="T5">16.50</text:p>
          </table:table-cell>
        </table:table-row>
        <table:table-row>
          <table:table-cell table:style-name="Table19.A1" office:value-type="string">
            <text:p text:style-name="P192" loext:marker-style-name="T5"><text:span text:style-name="T15">167</text:span>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121" loext:marker-style-name="T5"><text:span text:style-name="T9">Kotelett “Opatija”</text:span></text:p>
            <text:p text:style-name="P144" loext:marker-style-name="T5"><text:span text:style-name="T15">mageres Schweinekotelett, mit wei</text:span><text:span text:style-name="T21">ß</text:span><text:span text:style-name="T15">en Bohnen</text:span></text:p>
          </table:table-cell>
          <table:table-cell table:style-name="Table19.A1" office:value-type="string">
            <text:p text:style-name="P97" loext:marker-style-name="T5"/>
          </table:table-cell>
          <table:table-cell table:style-name="Table19.A1" table:number-columns-spanned="2" office:value-type="string">
            <text:p text:style-name="P96" loext:marker-style-name="T5">13.90</text:p>
          </table:table-cell>
          <table:covered-table-cell/>
          <table:table-cell table:style-name="Table19.A1" office:value-type="string">
            <text:p text:style-name="P191" loext:marker-style-name="T5">183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table:number-columns-spanned="2" office:value-type="string">
            <text:p text:style-name="P120" loext:marker-style-name="T5"><text:span text:style-name="T9">Scampi vom Grill</text:span></text:p>
            <text:p text:style-name="P143" loext:marker-style-name="T63"><text:span text:style-name="T15">mit Curryreis und hausgemachter amerikanischer So</text:span><text:span text:style-name="T21">ß</text:span><text:span text:style-name="T15">e</text:span></text:p>
          </table:table-cell>
          <table:covered-table-cell/>
          <table:table-cell table:style-name="Table19.A1" office:value-type="string">
            <text:p text:style-name="P107" loext:marker-style-name="T5">22.50</text:p>
          </table:table-cell>
        </table:table-row>
        <table:table-row>
          <table:table-cell table:style-name="Table19.A1" office:value-type="string">
            <text:p text:style-name="P192" loext:marker-style-name="T5"><text:span text:style-name="T15">168</text:span>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121" loext:marker-style-name="T5"><text:span text:style-name="T9">Leber vom Rost</text:span></text:p>
            <text:p text:style-name="P144" loext:marker-style-name="T63"><text:span text:style-name="T15">Junge Rinderleber, mit djuvecreis und Pommes Frites</text:span></text:p>
          </table:table-cell>
          <table:table-cell table:style-name="Table19.A1" office:value-type="string">
            <text:p text:style-name="P97" loext:marker-style-name="T5"/>
          </table:table-cell>
          <table:table-cell table:style-name="Table19.A1" table:number-columns-spanned="2" office:value-type="string">
            <text:p text:style-name="P96" loext:marker-style-name="T5">13.80</text:p>
          </table:table-cell>
          <table:covered-table-cell/>
          <table:table-cell table:style-name="Table19.A1" office:value-type="string">
            <text:p text:style-name="P191" loext:marker-style-name="T5">184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table:number-columns-spanned="2" office:value-type="string">
            <text:p text:style-name="P120" loext:marker-style-name="T5"><text:span text:style-name="T9">Calamare</text:span></text:p>
            <text:p text:style-name="P161" loext:marker-style-name="T58"><text:span text:style-name="T15">gebacken, mit </text:span><text:span text:style-name="T20">pommes <text:s/>und </text:span><text:span text:style-name="T15">hausgemachter amerikanischer So</text:span><text:span text:style-name="T21">ß</text:span><text:span text:style-name="T15">e</text:span></text:p>
          </table:table-cell>
          <table:covered-table-cell/>
          <table:table-cell table:style-name="Table19.A1" office:value-type="string">
            <text:p text:style-name="P107" loext:marker-style-name="T5">14.00</text:p>
          </table:table-cell>
        </table:table-row>
        <table:table-row>
          <table:table-cell table:style-name="Table19.A1" office:value-type="string">
            <text:p text:style-name="P192" loext:marker-style-name="T5"><text:span text:style-name="T15">170</text:span>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74" loext:marker-style-name="T5"><text:span text:style-name="T15">Grillteller f</text:span><text:span text:style-name="T21">ü</text:span><text:span text:style-name="T15">r 1 Person</text:span></text:p>
            <text:p text:style-name="P144" loext:marker-style-name="T63"><text:span text:style-name="T15">Mageres Kotelett und Halsgrat, ger</text:span><text:span text:style-name="T21">ä</text:span><text:span text:style-name="T15">uchertes Wammerl, Cevapcici, </text:span><text:span text:style-name="T20">kl. Hacksteak, </text:span><text:span text:style-name="T15">Rinderleber dazu Djuvecreis und Pommes</text:span></text:p>
          </table:table-cell>
          <table:table-cell table:style-name="Table19.A1" office:value-type="string">
            <text:p text:style-name="P97" loext:marker-style-name="T5"/>
          </table:table-cell>
          <table:table-cell table:style-name="Table19.A1" table:number-columns-spanned="2" office:value-type="string">
            <text:p text:style-name="P77" loext:marker-style-name="T5">16.50</text:p>
          </table:table-cell>
          <table:covered-table-cell/>
          <table:table-cell table:style-name="Table19.A1" office:value-type="string">
            <text:p text:style-name="P191" loext:marker-style-name="T5">185</text:p>
          </table:table-cell>
          <table:table-cell table:style-name="Table19.A1" office:value-type="string">
            <text:p text:style-name="P111" loext:marker-style-name="T5"/>
          </table:table-cell>
          <table:table-cell table:style-name="Table19.A1" table:number-columns-spanned="2" office:value-type="string">
            <text:p text:style-name="P120" loext:marker-style-name="T5"><text:span text:style-name="T9">Zanderfilet paniert</text:span></text:p>
            <text:p text:style-name="P143" loext:marker-style-name="T63"><text:span text:style-name="T15">mit <text:s/>Knoblauchkartoffelp</text:span><text:span text:style-name="T21">ü</text:span><text:span text:style-name="T15">ree</text:span></text:p>
          </table:table-cell>
          <table:covered-table-cell/>
          <table:table-cell table:style-name="Table19.A1" office:value-type="string">
            <text:p text:style-name="P107" loext:marker-style-name="T5">18.50</text:p>
          </table:table-cell>
        </table:table-row>
        <table:table-row>
          <table:table-cell table:style-name="Table19.A1" office:value-type="string">
            <text:p text:style-name="P175" loext:marker-style-name="T5"><text:span text:style-name="T15"/></text:p>
          </table:table-cell>
          <table:table-cell table:style-name="Table19.A1" office:value-type="string">
            <text:p text:style-name="P108" loext:marker-style-name="T5"/>
          </table:table-cell>
          <table:table-cell table:style-name="Table19.A1" office:value-type="string">
            <text:p text:style-name="P140" loext:marker-style-name="T5"><text:span text:style-name="T15"/></text:p>
          </table:table-cell>
          <table:table-cell table:style-name="Table19.A1" office:value-type="string">
            <text:p text:style-name="P78" loext:marker-style-name="T5"/>
          </table:table-cell>
          <table:table-cell table:style-name="Table19.A1" table:number-columns-spanned="2" office:value-type="string">
            <text:p text:style-name="P78" loext:marker-style-name="T5"/>
          </table:table-cell>
          <table:covered-table-cell/>
          <table:table-cell table:style-name="Table19.A1" office:value-type="string">
            <text:p text:style-name="P175" loext:marker-style-name="T5"/>
          </table:table-cell>
          <table:table-cell table:style-name="Table19.A1" office:value-type="string">
            <text:p text:style-name="P111" loext:marker-style-name="T5"/>
          </table:table-cell>
          <table:table-cell table:style-name="Table19.A1" table:number-columns-spanned="2" office:value-type="string">
            <text:p text:style-name="P143" loext:marker-style-name="T5"><text:span text:style-name="T9"/></text:p>
          </table:table-cell>
          <table:covered-table-cell/>
          <table:table-cell table:style-name="Table19.A1" office:value-type="string">
            <text:p text:style-name="P107" loext:marker-style-name="T5"/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column table:style-name="Table20.J"/>
        <table:table-row>
          <table:table-cell table:style-name="Table20.A1" table:number-columns-spanned="4" office:value-type="string">
            <text:p text:style-name="P172">Internationale Gerichte</text:p>
          </table:table-cell>
          <table:covered-table-cell/>
          <table:covered-table-cell/>
          <table:covered-table-cell/>
          <table:table-cell table:style-name="Table20.A1" office:value-type="string">
            <text:p text:style-name="P194">152</text:p>
          </table:table-cell>
          <table:table-cell table:style-name="Table20.A1" office:value-type="string">
            <text:p text:style-name="P8"/>
          </table:table-cell>
          <table:table-cell table:style-name="Table20.A1" table:number-rows-spanned="2" office:value-type="string">
            <text:p text:style-name="P122" loext:marker-style-name="T5"><text:span text:style-name="T9">Kutscher – Platte</text:span></text:p>
            <text:p text:style-name="P142" loext:marker-style-name="T58"><text:span text:style-name="T15">mageres Halsgrat, ger</text:span><text:span text:style-name="T21">ä</text:span><text:span text:style-name="T15">uchertes Wammerl, Kotelett, cevapcici, 1 Polnische, dazu Sauerkraut und Salzkartoffeln</text:span></text:p>
          </table:table-cell>
          <table:table-cell table:style-name="Table20.A1" table:number-rows-spanned="2" office:value-type="string">
            <text:p text:style-name="P109" loext:marker-style-name="T5"/>
          </table:table-cell>
          <table:table-cell table:style-name="Table20.A1" table:number-rows-spanned="2" office:value-type="string">
            <text:p text:style-name="P114" loext:marker-style-name="T5">16.80</text:p>
          </table:table-cell>
          <table:table-cell table:style-name="Table20.A1" table:number-rows-spanned="2" office:value-type="string">
            <text:p text:style-name="P109" loext:marker-style-name="T5"/>
          </table:table-cell>
        </table:table-row>
        <table:table-row>
          <table:table-cell table:style-name="Table20.A1" office:value-type="string">
            <text:p text:style-name="P190" loext:marker-style-name="T5"><text:span text:style-name="T15">141</text:span></text:p>
          </table:table-cell>
          <table:table-cell table:style-name="Table20.A1" office:value-type="string">
            <text:p text:style-name="P110" loext:marker-style-name="T5"/>
          </table:table-cell>
          <table:table-cell table:style-name="Table20.A1" office:value-type="string">
            <text:p text:style-name="P123" loext:marker-style-name="T5"><text:span text:style-name="T9">Cordon Bleu</text:span></text:p>
            <text:p text:style-name="P184" loext:marker-style-name="T1"><text:span text:style-name="T15"><text:s/></text:span><text:span text:style-name="T41">aus Schweinelachs, gef</text:span><text:span text:style-name="T42">ü</text:span><text:span text:style-name="T41">llt mit K</text:span><text:span text:style-name="T42">ä</text:span><text:span text:style-name="T41">se und Schinken, dazu Pommes Frites</text:span></text:p>
          </table:table-cell>
          <table:table-cell table:style-name="Table20.A1" office:value-type="string">
            <text:p text:style-name="P115" loext:marker-style-name="T5">16.90</text:p>
          </table:table-cell>
          <table:table-cell table:style-name="Table20.A1" office:value-type="string">
            <text:p text:style-name="P188" loext:marker-style-name="T5"/>
          </table:table-cell>
          <table:table-cell table:style-name="Table20.A1" office:value-type="string">
            <text:p text:style-name="P110" loext:marker-style-name="T5"/>
          </table:table-cell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</table:table-row>
        <table:table-row>
          <table:table-cell table:style-name="Table20.A1" office:value-type="string">
            <text:p text:style-name="P189" loext:marker-style-name="T5"><text:span text:style-name="T15">142</text:span></text:p>
          </table:table-cell>
          <table:table-cell table:style-name="Table20.A1" office:value-type="string">
            <text:p text:style-name="P116" loext:marker-style-name="T5"/>
          </table:table-cell>
          <table:table-cell table:style-name="Table20.A1" office:value-type="string">
            <text:p text:style-name="P122" loext:marker-style-name="T5"><text:span text:style-name="T9">Geschnetzelte Leber</text:span></text:p>
            <text:p text:style-name="P145" loext:marker-style-name="T1"><text:span text:style-name="T15">vom Rind, dazu Salzkartoffeln und gemischtem Salat</text:span></text:p>
          </table:table-cell>
          <table:table-cell table:style-name="Table20.A1" office:value-type="string">
            <text:p text:style-name="P114" loext:marker-style-name="T5">14.20</text:p>
          </table:table-cell>
          <table:table-cell table:style-name="Table20.A1" office:value-type="string">
            <text:p text:style-name="P193" loext:marker-style-name="T5">153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Filetsteak</text:span></text:p>
            <text:p text:style-name="P142" loext:marker-style-name="T1"><text:span text:style-name="T15">vom Rind, mit Kr</text:span><text:span text:style-name="T21">ä</text:span><text:span text:style-name="T15">uterbutter, dazu Kroketten und Buttergem</text:span><text:span text:style-name="T21">ü</text:span><text:span text:style-name="T15">se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14" loext:marker-style-name="T5">28.00</text:p>
          </table:table-cell>
          <table:table-cell table:style-name="Table20.A1" office:value-type="string">
            <text:p text:style-name="P109" loext:marker-style-name="T5"/>
          </table:table-cell>
        </table:table-row>
        <table:table-row>
          <table:table-cell table:style-name="Table20.A1" office:value-type="string">
            <text:p text:style-name="P189" loext:marker-style-name="T5"><text:span text:style-name="T15">143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Zigeunerleber</text:span></text:p>
            <text:p text:style-name="P142" loext:marker-style-name="T1"><text:span text:style-name="T15">vom Rind, in scharfer Souce mit Butterreis und gemischtem Salat</text:span></text:p>
          </table:table-cell>
          <table:table-cell table:style-name="Table20.A1" office:value-type="string">
            <text:p text:style-name="P114" loext:marker-style-name="T5">14.50</text:p>
          </table:table-cell>
          <table:table-cell table:style-name="Table20.A1" office:value-type="string">
            <text:p text:style-name="P193" loext:marker-style-name="T5">154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75" loext:marker-style-name="T1"><text:span text:style-name="T15">Champignonsteak</text:span></text:p>
            <text:p text:style-name="P142" loext:marker-style-name="T1"><text:span text:style-name="T15">vom Rind, in Rahmso</text:span><text:span text:style-name="T21">ß</text:span><text:span text:style-name="T15">e, dazu </text:span><text:span text:style-name="T20">kroketten</text:span></text:p>
          </table:table-cell>
          <table:table-cell table:style-name="Table20.A1" office:value-type="string">
            <text:p text:style-name="P112" loext:marker-style-name="T1"/>
          </table:table-cell>
          <table:table-cell table:style-name="Table20.A1" office:value-type="string">
            <text:p text:style-name="P113" loext:marker-style-name="T1">28.00</text:p>
          </table:table-cell>
          <table:table-cell table:style-name="Table20.A1" office:value-type="string">
            <text:p text:style-name="P112" loext:marker-style-name="T1"/>
          </table:table-cell>
        </table:table-row>
        <table:table-row>
          <table:table-cell table:style-name="Table20.A1" office:value-type="string">
            <text:p text:style-name="P189" loext:marker-style-name="T5"><text:span text:style-name="T15">144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Muscalica</text:span></text:p>
            <text:p text:style-name="P142" loext:marker-style-name="T58"><text:span text:style-name="T15">Filet geschnetzelt, Djuvec- Gem</text:span><text:span text:style-name="T21">ü</text:span><text:span text:style-name="T15">se in feuriger So</text:span><text:span text:style-name="T21">ß</text:span><text:span text:style-name="T15">e mit Butterreis</text:span></text:p>
          </table:table-cell>
          <table:table-cell table:style-name="Table20.A1" office:value-type="string">
            <text:p text:style-name="P114" loext:marker-style-name="T5">16.00</text:p>
          </table:table-cell>
          <table:table-cell table:style-name="Table20.A1" office:value-type="string">
            <text:p text:style-name="P193" loext:marker-style-name="T5">155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Pfeffersteak</text:span></text:p>
            <text:p text:style-name="P145" loext:marker-style-name="T1"><text:span text:style-name="T15">vom Rind, mit gr</text:span><text:span text:style-name="T21">ü</text:span><text:span text:style-name="T15">nem Pfeffer, in Rahmso</text:span><text:span text:style-name="T21">ß</text:span><text:span text:style-name="T15">e, dazu </text:span><text:span text:style-name="T20">kroketten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14" loext:marker-style-name="T5">28.00</text:p>
          </table:table-cell>
          <table:table-cell table:style-name="Table20.A1" office:value-type="string">
            <text:p text:style-name="P109" loext:marker-style-name="T5"/>
          </table:table-cell>
        </table:table-row>
        <table:table-row>
          <table:table-cell table:style-name="Table20.A1" office:value-type="string">
            <text:p text:style-name="P189" loext:marker-style-name="T5"><text:span text:style-name="T21">145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Somborski Kotelett</text:span></text:p>
            <text:p text:style-name="P142" loext:marker-style-name="T1"><text:span text:style-name="T15">Mageres Schweinekotelett vom Grill in feiner Knoblauchrahmso</text:span><text:span text:style-name="T21">ße mit Salzkartoffeln</text:span></text:p>
          </table:table-cell>
          <table:table-cell table:style-name="Table20.A1" office:value-type="string">
            <text:p text:style-name="P114" loext:marker-style-name="T5">15.50</text:p>
          </table:table-cell>
          <table:table-cell table:style-name="Table20.A1" office:value-type="string">
            <text:p text:style-name="P193" loext:marker-style-name="T5">156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84" loext:marker-style-name="T5"><text:span text:style-name="T4">Filetsteak</text:span><text:span text:style-name="T9"> “Zagreb”</text:span></text:p>
            <text:p text:style-name="P142" loext:marker-style-name="T1"><text:span text:style-name="T15">vom Rind,Schinken und Zwiebeln ged</text:span><text:span text:style-name="T21">ü</text:span><text:span text:style-name="T15">nstet, dazu Pommes Frites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14" loext:marker-style-name="T5">28.00</text:p>
          </table:table-cell>
          <table:table-cell table:style-name="Table20.A1" office:value-type="string">
            <text:p text:style-name="P109" loext:marker-style-name="T5"/>
          </table:table-cell>
        </table:table-row>
        <table:table-row>
          <table:table-cell table:style-name="Table20.A1" office:value-type="string">
            <text:p text:style-name="P189" loext:marker-style-name="T5"><text:span text:style-name="T15">146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Kotelett “Palma”</text:span></text:p>
            <text:p text:style-name="P142" loext:marker-style-name="T1"><text:span text:style-name="T15">nach Art des Hauses, mit Pommes Frites</text:span></text:p>
          </table:table-cell>
          <table:table-cell table:style-name="Table20.A1" office:value-type="string">
            <text:p text:style-name="P114" loext:marker-style-name="T5">14.80</text:p>
          </table:table-cell>
          <table:table-cell table:style-name="Table20.A1" office:value-type="string">
            <text:p text:style-name="P193" loext:marker-style-name="T5">157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Steak “Hawaii”</text:span></text:p>
            <text:p text:style-name="P142" loext:marker-style-name="T1"><text:span text:style-name="T24">2 kleine Rinderfiletauf Toast mit Ananas und K</text:span><text:span text:style-name="T27">ä</text:span><text:span text:style-name="T24">se </text:span><text:span text:style-name="T27">ü</text:span><text:span text:style-name="T24">berbacken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14" loext:marker-style-name="T5">23.50</text:p>
          </table:table-cell>
          <table:table-cell table:style-name="Table20.A1" office:value-type="string">
            <text:p text:style-name="P109" loext:marker-style-name="T5"/>
          </table:table-cell>
        </table:table-row>
        <table:table-row>
          <table:table-cell table:style-name="Table20.A1" office:value-type="string">
            <text:p text:style-name="P189" loext:marker-style-name="T5"><text:span text:style-name="T15">147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Filetspitzen “Stroganoff”</text:span></text:p>
            <text:p text:style-name="P142" loext:marker-style-name="T1"><text:span text:style-name="T15">in Rahmso</text:span><text:span text:style-name="T21">ß</text:span><text:span text:style-name="T15">e mit Champignons dazu Butterreis</text:span></text:p>
          </table:table-cell>
          <table:table-cell table:style-name="Table20.A1" office:value-type="string">
            <text:p text:style-name="P114" loext:marker-style-name="T5">21.80</text:p>
          </table:table-cell>
          <table:table-cell table:style-name="Table20.A1" office:value-type="string">
            <text:p text:style-name="P193" loext:marker-style-name="T5">158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Ilok – Steak</text:span></text:p>
            <text:p text:style-name="P142" loext:marker-style-name="T1"><text:span text:style-name="T15">Rinderlende, ca. 220 g, mit Bratkartoffeln und Gem</text:span><text:span text:style-name="T21">ü</text:span><text:span text:style-name="T15">se</text:span></text:p>
          </table:table-cell>
          <table:table-cell table:style-name="Table20.A1" office:value-type="string">
            <text:p text:style-name="P9"/>
          </table:table-cell>
          <table:table-cell table:style-name="Table20.A1" office:value-type="string">
            <text:p text:style-name="P13">22.50</text:p>
          </table:table-cell>
          <table:table-cell table:style-name="Table20.A1" office:value-type="string">
            <text:p text:style-name="P9"/>
          </table:table-cell>
        </table:table-row>
        <table:table-row table:style-name="Table20.9">
          <table:table-cell table:style-name="Table20.A1" table:number-rows-spanned="2" office:value-type="string">
            <text:p text:style-name="P189" loext:marker-style-name="T5"><text:span text:style-name="T15">148</text:span></text:p>
          </table:table-cell>
          <table:table-cell table:style-name="Table20.A1" table:number-rows-spanned="2" office:value-type="string">
            <text:p text:style-name="P109" loext:marker-style-name="T5"/>
          </table:table-cell>
          <table:table-cell table:style-name="Table20.A1" table:number-rows-spanned="2" office:value-type="string">
            <text:p text:style-name="P122" loext:marker-style-name="T5"><text:span text:style-name="T9">Filet “Tokaja”</text:span></text:p>
            <text:p text:style-name="P142" loext:marker-style-name="T58"><text:span text:style-name="T15">Schweinefilet m. Buttergem</text:span><text:span text:style-name="T21">ü</text:span><text:span text:style-name="T15">se und hausgemachten Sp</text:span><text:span text:style-name="T21">ä</text:span><text:span text:style-name="T15">tzle</text:span></text:p>
          </table:table-cell>
          <table:table-cell table:style-name="Table20.A1" table:number-rows-spanned="2" office:value-type="string">
            <text:p text:style-name="P114" loext:marker-style-name="T5">18.80</text:p>
          </table:table-cell>
          <table:table-cell table:style-name="Table20.A1" table:number-columns-spanned="5" office:value-type="string">
            <text:p text:style-name="P16"/>
            <text:p text:style-name="P25"><text:span text:style-name="T51">Fertige Speisen</text:span><text:span text:style-name="T50"/></text:p>
          </table:table-cell>
          <table:covered-table-cell/>
          <table:covered-table-cell/>
          <table:covered-table-cell/>
          <table:covered-table-cell/>
          <table:table-cell table:style-name="Table20.A1" office:value-type="string">
            <text:p text:style-name="P14"/>
          </table:table-cell>
        </table:table-row>
        <table:table-row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  <table:table-cell table:style-name="Table20.A1" office:value-type="string">
            <text:p text:style-name="P193" loext:marker-style-name="T5">136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122" loext:marker-style-name="T5"><text:span text:style-name="T9">Wei</text:span><text:span text:style-name="T13">ß</text:span><text:span text:style-name="T9">e Bohnen</text:span></text:p>
            <text:p text:style-name="P142" loext:marker-style-name="T1"><text:span text:style-name="T15">mit Debreciner</text:span>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2">9.50</text:p>
          </table:table-cell>
          <table:table-cell table:style-name="Table20.A1" office:value-type="string">
            <text:p text:style-name="P18"/>
          </table:table-cell>
        </table:table-row>
        <table:table-row>
          <table:table-cell table:style-name="Table20.A1" office:value-type="string">
            <text:p text:style-name="P189" loext:marker-style-name="T5"><text:span text:style-name="T15">149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Sarma Krautwickerl</text:span></text:p>
            <text:p text:style-name="P142" loext:marker-style-name="T1"><text:span text:style-name="T15">gef</text:span><text:span text:style-name="T21">ü</text:span><text:span text:style-name="T15">llt mit Hackfleisch, dazu Salzkartoffeln</text:span></text:p>
          </table:table-cell>
          <table:table-cell table:style-name="Table20.A1" office:value-type="string">
            <text:p text:style-name="P114" loext:marker-style-name="T5">13.80</text:p>
          </table:table-cell>
          <table:table-cell table:style-name="Table20.A1" office:value-type="string">
            <text:p text:style-name="P193" loext:marker-style-name="T5">137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Peperonada</text:span></text:p>
            <text:p text:style-name="P142" loext:marker-style-name="T1"><text:span text:style-name="T15">Mageres Schweingulasch (scharf) mit Schafsk</text:span><text:span text:style-name="T21">ä</text:span><text:span text:style-name="T15">se und Djuvecreis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13" loext:marker-style-name="T5">13.20</text:p>
          </table:table-cell>
          <table:table-cell table:style-name="Table20.A1" office:value-type="string">
            <text:p text:style-name="P109" loext:marker-style-name="T5"/>
          </table:table-cell>
        </table:table-row>
        <table:table-row>
          <table:table-cell table:style-name="Table20.A1" office:value-type="string">
            <text:p text:style-name="P189" loext:marker-style-name="T5"><text:span text:style-name="T15">150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Schweinemedaillon “Gro</text:span><text:span text:style-name="T13">ß</text:span><text:span text:style-name="T9">m</text:span><text:span text:style-name="T13">ü</text:span><text:span text:style-name="T9">tterchen”</text:span></text:p>
            <text:p text:style-name="P142" loext:marker-style-name="T1"><text:span text:style-name="T15">mit Champignons, ger</text:span><text:span text:style-name="T21">ö</text:span><text:span text:style-name="T15">stet mit Zwiebeln und Speck dazu </text:span><text:span text:style-name="T20">Brat</text:span><text:span text:style-name="T15">kartoffeln</text:span></text:p>
          </table:table-cell>
          <table:table-cell table:style-name="Table20.A1" office:value-type="string">
            <text:p text:style-name="P114" loext:marker-style-name="T5">17.80</text:p>
          </table:table-cell>
          <table:table-cell table:style-name="Table20.A1" office:value-type="string">
            <text:p text:style-name="P193" loext:marker-style-name="T5">138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Ungarisches Gulasch</text:span></text:p>
            <text:p text:style-name="P142" loext:marker-style-name="T1"><text:span text:style-name="T15">mit Salzkartoffeln und Salat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13" loext:marker-style-name="T5">13.50</text:p>
          </table:table-cell>
          <table:table-cell table:style-name="Table20.A1" office:value-type="string">
            <text:p text:style-name="P109" loext:marker-style-name="T5"/>
          </table:table-cell>
        </table:table-row>
        <table:table-row>
          <table:table-cell table:style-name="Table20.A1" office:value-type="string">
            <text:p text:style-name="P189" loext:marker-style-name="T5"><text:span text:style-name="T23">1</text:span><text:span text:style-name="T21">51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Zigeunerspie</text:span><text:span text:style-name="T13">ß</text:span></text:p>
            <text:p text:style-name="P142" loext:marker-style-name="T1"><text:span text:style-name="T15">mageres Halsgrat mit ged</text:span><text:span text:style-name="T21">ü</text:span><text:span text:style-name="T15">nsteten Zwiebeln, Tomaten und Paprika(scharf</text:span><text:span text:style-name="T17">) dazu Djuvecreis und Pommes</text:span></text:p>
          </table:table-cell>
          <table:table-cell table:style-name="Table20.A1" office:value-type="string">
            <text:p text:style-name="P114" loext:marker-style-name="T5">14.80</text:p>
          </table:table-cell>
          <table:table-cell table:style-name="Table20.A1" office:value-type="string">
            <text:p text:style-name="P193" loext:marker-style-name="T5">139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22" loext:marker-style-name="T5"><text:span text:style-name="T9">Zigeunergulasch</text:span></text:p>
            <text:p text:style-name="P142" loext:marker-style-name="T1"><text:span text:style-name="T15">(scharf) mit Butterreis und Salat</text:span></text:p>
          </table:table-cell>
          <table:table-cell table:style-name="Table20.A1" office:value-type="string">
            <text:p text:style-name="P109" loext:marker-style-name="T5"/>
          </table:table-cell>
          <table:table-cell table:style-name="Table20.A1" office:value-type="string">
            <text:p text:style-name="P114" loext:marker-style-name="T5">13.80</text:p>
          </table:table-cell>
          <table:table-cell table:style-name="Table20.A1" office:value-type="string">
            <text:p text:style-name="P109" loext:marker-style-name="T5"/>
          </table:table-cell>
        </table:table-row>
      </table:table>
      <text:p text:style-name="P1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 table:number-columns-repeated="2"/>
        <table:table-column table:style-name="Table17.G"/>
        <table:table-column table:style-name="Table17.H"/>
        <table:table-column table:style-name="Table17.I"/>
        <table:table-row table:style-name="Table17.1">
          <table:table-cell table:style-name="Table17.A1" office:value-type="string">
            <text:p text:style-name="P180" loext:marker-style-name="T61"/>
          </table:table-cell>
          <table:table-cell table:style-name="Table17.A1" office:value-type="string">
            <text:p text:style-name="P180" loext:marker-style-name="T61"/>
          </table:table-cell>
          <table:table-cell table:style-name="Table17.A1" table:number-columns-spanned="2" office:value-type="string">
            <text:p text:style-name="P169" loext:marker-style-name="T61"><text:span text:style-name="T9">Beilagen</text:span></text:p>
          </table:table-cell>
          <table:covered-table-cell/>
          <table:table-cell table:style-name="Table17.A1" office:value-type="string">
            <text:p text:style-name="P180" loext:marker-style-name="T61"/>
          </table:table-cell>
          <table:table-cell table:style-name="Table17.A1" office:value-type="string">
            <text:p text:style-name="P66" loext:marker-style-name="T61"/>
          </table:table-cell>
          <table:table-cell table:style-name="Table17.A1" table:number-columns-spanned="3" office:value-type="string">
            <text:p text:style-name="P166" loext:marker-style-name="T61"><text:span text:style-name="T9">Salate</text:span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196" loext:marker-style-name="T7">191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27" loext:marker-style-name="T7"><text:span text:style-name="T9">Djuvecreis</text:span></text:p>
          </table:table-cell>
          <table:table-cell table:style-name="Table17.A1" office:value-type="string">
            <text:p text:style-name="P98" loext:marker-style-name="T7">3.50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00" loext:marker-style-name="T7"/>
          </table:table-cell>
          <table:table-cell table:style-name="Table17.A1" office:value-type="string">
            <text:p text:style-name="P196" loext:marker-style-name="T7">201</text:p>
          </table:table-cell>
          <table:table-cell table:style-name="Table17.A1" office:value-type="string">
            <text:p text:style-name="P127" loext:marker-style-name="T5"><text:span text:style-name="T9">Sobskasalat</text:span></text:p>
          </table:table-cell>
          <table:table-cell table:style-name="Table17.A1" office:value-type="string">
            <text:p text:style-name="P98" loext:marker-style-name="T5">7.00</text:p>
          </table:table-cell>
        </table:table-row>
        <table:table-row>
          <table:table-cell table:style-name="Table17.A1" office:value-type="string">
            <text:p text:style-name="P196" loext:marker-style-name="T7">192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27" loext:marker-style-name="T7"><text:span text:style-name="T9">Pommes Frites</text:span></text:p>
          </table:table-cell>
          <table:table-cell table:style-name="Table17.A1" office:value-type="string">
            <text:p text:style-name="P98" loext:marker-style-name="T7">3.50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00" loext:marker-style-name="T7"/>
          </table:table-cell>
          <table:table-cell table:style-name="Table17.A1" office:value-type="string">
            <text:p text:style-name="P196" loext:marker-style-name="T7">202</text:p>
          </table:table-cell>
          <table:table-cell table:style-name="Table17.A1" office:value-type="string">
            <text:p text:style-name="P127" loext:marker-style-name="T5"><text:span text:style-name="T9">Gemischter Salat</text:span></text:p>
          </table:table-cell>
          <table:table-cell table:style-name="Table17.A1" office:value-type="string">
            <text:p text:style-name="P98" loext:marker-style-name="T5">4.60</text:p>
          </table:table-cell>
        </table:table-row>
        <table:table-row>
          <table:table-cell table:style-name="Table17.A1" office:value-type="string">
            <text:p text:style-name="P196" loext:marker-style-name="T7">193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27" loext:marker-style-name="T7"><text:span text:style-name="T9">Salzkartoffeln</text:span></text:p>
          </table:table-cell>
          <table:table-cell table:style-name="Table17.A1" office:value-type="string">
            <text:p text:style-name="P98" loext:marker-style-name="T7">3.50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00" loext:marker-style-name="T7"/>
          </table:table-cell>
          <table:table-cell table:style-name="Table17.A1" office:value-type="string">
            <text:p text:style-name="P196" loext:marker-style-name="T7">203</text:p>
          </table:table-cell>
          <table:table-cell table:style-name="Table17.A1" office:value-type="string">
            <text:p text:style-name="P127" loext:marker-style-name="T5"><text:span text:style-name="T9">Gr</text:span><text:span text:style-name="T13">ü</text:span><text:span text:style-name="T9">ner Salat</text:span></text:p>
          </table:table-cell>
          <table:table-cell table:style-name="Table17.A1" office:value-type="string">
            <text:p text:style-name="P98" loext:marker-style-name="T5">4.60</text:p>
          </table:table-cell>
        </table:table-row>
        <table:table-row>
          <table:table-cell table:style-name="Table17.A1" office:value-type="string">
            <text:p text:style-name="P196" loext:marker-style-name="T7">194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27" loext:marker-style-name="T7"><text:span text:style-name="T12">Brat</text:span><text:span text:style-name="T9">kartoffeln</text:span></text:p>
          </table:table-cell>
          <table:table-cell table:style-name="Table17.A1" office:value-type="string">
            <text:p text:style-name="P98" loext:marker-style-name="T7">4.90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00" loext:marker-style-name="T7"/>
          </table:table-cell>
          <table:table-cell table:style-name="Table17.A1" office:value-type="string">
            <text:p text:style-name="P196" loext:marker-style-name="T7">204</text:p>
          </table:table-cell>
          <table:table-cell table:style-name="Table17.A1" office:value-type="string">
            <text:p text:style-name="P127" loext:marker-style-name="T5"><text:span text:style-name="T9">Tomaten Salat</text:span></text:p>
          </table:table-cell>
          <table:table-cell table:style-name="Table17.A1" office:value-type="string">
            <text:p text:style-name="P98" loext:marker-style-name="T5">4.90</text:p>
          </table:table-cell>
        </table:table-row>
        <table:table-row>
          <table:table-cell table:style-name="Table17.A1" office:value-type="string">
            <text:p text:style-name="P196" loext:marker-style-name="T7">195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27" loext:marker-style-name="T7"><text:span text:style-name="T9">Kroketten</text:span></text:p>
          </table:table-cell>
          <table:table-cell table:style-name="Table17.A1" office:value-type="string">
            <text:p text:style-name="P98" loext:marker-style-name="T7">4.00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00" loext:marker-style-name="T7"/>
          </table:table-cell>
          <table:table-cell table:style-name="Table17.A1" office:value-type="string">
            <text:p text:style-name="P196" loext:marker-style-name="T7">205</text:p>
          </table:table-cell>
          <table:table-cell table:style-name="Table17.A1" office:value-type="string">
            <text:p text:style-name="P127" loext:marker-style-name="T5"><text:span text:style-name="T9">Krautsalat</text:span></text:p>
          </table:table-cell>
          <table:table-cell table:style-name="Table17.A1" office:value-type="string">
            <text:p text:style-name="P98" loext:marker-style-name="T5">4.40</text:p>
          </table:table-cell>
        </table:table-row>
        <table:table-row>
          <table:table-cell table:style-name="Table17.A1" office:value-type="string">
            <text:p text:style-name="P196" loext:marker-style-name="T7">196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27" loext:marker-style-name="T7"><text:span text:style-name="T9">Sp</text:span><text:span text:style-name="T13">ä</text:span><text:span text:style-name="T9">tzle</text:span></text:p>
          </table:table-cell>
          <table:table-cell table:style-name="Table17.A1" office:value-type="string">
            <text:p text:style-name="P98" loext:marker-style-name="T7">4.00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00" loext:marker-style-name="T7"/>
          </table:table-cell>
          <table:table-cell table:style-name="Table17.A1" office:value-type="string">
            <text:p text:style-name="P196" loext:marker-style-name="T7">206</text:p>
          </table:table-cell>
          <table:table-cell table:style-name="Table17.A1" office:value-type="string">
            <text:p text:style-name="P127" loext:marker-style-name="T5"><text:span text:style-name="T9">Gurkensalat</text:span></text:p>
          </table:table-cell>
          <table:table-cell table:style-name="Table17.A1" office:value-type="string">
            <text:p text:style-name="P98" loext:marker-style-name="T5">4.60</text:p>
          </table:table-cell>
        </table:table-row>
        <table:table-row>
          <table:table-cell table:style-name="Table17.A1" office:value-type="string">
            <text:p text:style-name="P196" loext:marker-style-name="T7">197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27" loext:marker-style-name="T7"><text:span text:style-name="T9">Reis/ Rizi bisi</text:span></text:p>
          </table:table-cell>
          <table:table-cell table:style-name="Table17.A1" office:value-type="string">
            <text:p text:style-name="P98" loext:marker-style-name="T7">4.00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00" loext:marker-style-name="T7"/>
          </table:table-cell>
          <table:table-cell table:style-name="Table17.A1" office:value-type="string">
            <text:p text:style-name="P196" loext:marker-style-name="T7">207</text:p>
          </table:table-cell>
          <table:table-cell table:style-name="Table17.A1" office:value-type="string">
            <text:p text:style-name="P127" loext:marker-style-name="T5"><text:span text:style-name="T9">Ajvar</text:span></text:p>
          </table:table-cell>
          <table:table-cell table:style-name="Table17.A1" office:value-type="string">
            <text:p text:style-name="P98" loext:marker-style-name="T5">2.70</text:p>
          </table:table-cell>
        </table:table-row>
        <table:table-row>
          <table:table-cell table:style-name="Table17.A1" office:value-type="string">
            <text:p text:style-name="P196" loext:marker-style-name="T7">198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27" loext:marker-style-name="T7"><text:span text:style-name="T9">Gemischtes Gem</text:span><text:span text:style-name="T13">ü</text:span><text:span text:style-name="T9">se</text:span></text:p>
          </table:table-cell>
          <table:table-cell table:style-name="Table17.A1" office:value-type="string">
            <text:p text:style-name="P98" loext:marker-style-name="T7">4.50</text:p>
          </table:table-cell>
          <table:table-cell table:style-name="Table17.A1" office:value-type="string">
            <text:p text:style-name="P181" loext:marker-style-name="T7"/>
          </table:table-cell>
          <table:table-cell table:style-name="Table17.A1" office:value-type="string">
            <text:p text:style-name="P100" loext:marker-style-name="T7"/>
          </table:table-cell>
          <table:table-cell table:style-name="Table17.A1" office:value-type="string">
            <text:p text:style-name="P196" loext:marker-style-name="T7">208</text:p>
          </table:table-cell>
          <table:table-cell table:style-name="Table17.A1" table:number-rows-spanned="2" office:value-type="string">
            <text:p text:style-name="P127" loext:marker-style-name="T5"><text:span text:style-name="T9">Salatplatte</text:span></text:p>
            <text:p text:style-name="P133" loext:marker-style-name="T5"><text:span text:style-name="T15">mit 2 Eiern und Dressing</text:span></text:p>
          </table:table-cell>
          <table:table-cell table:style-name="Table17.A1" table:number-rows-spanned="2" office:value-type="string">
            <text:p text:style-name="P98" loext:marker-style-name="T5">9.00</text:p>
          </table:table-cell>
        </table:table-row>
        <table:table-row>
          <table:table-cell table:style-name="Table17.A1" office:value-type="string">
            <text:p text:style-name="P196" loext:marker-style-name="T7">199</text:p>
          </table:table-cell>
          <table:table-cell table:style-name="Table17.A1" office:value-type="string">
            <text:p text:style-name="P177" loext:marker-style-name="T7"/>
          </table:table-cell>
          <table:table-cell table:style-name="Table17.A1" office:value-type="string">
            <text:p text:style-name="P70" loext:marker-style-name="T7"><text:span text:style-name="T15">Gr</text:span><text:span text:style-name="T21">ü</text:span><text:span text:style-name="T15">ne Bohnen</text:span></text:p>
            <text:p text:style-name="P70" loext:marker-style-name="T7"><text:span text:style-name="T15"/></text:p>
          </table:table-cell>
          <table:table-cell table:style-name="Table17.A1" office:value-type="string">
            <text:p text:style-name="P79" loext:marker-style-name="T7">4.50</text:p>
          </table:table-cell>
          <table:table-cell table:style-name="Table17.A1" office:value-type="string">
            <text:p text:style-name="P177" loext:marker-style-name="T7"/>
          </table:table-cell>
          <table:table-cell table:style-name="Table17.A1" office:value-type="string">
            <text:p text:style-name="P70" loext:marker-style-name="T7"/>
          </table:table-cell>
          <table:table-cell table:style-name="Table17.A1" office:value-type="string">
            <text:p text:style-name="P177" loext:marker-style-name="T7"/>
          </table:table-cell>
          <table:covered-table-cell table:style-name="Table17.A1"/>
          <table:covered-table-cell table:style-name="Table17.A1"/>
        </table:table-row>
        <table:table-row table:style-name="Table17.11">
          <table:table-cell table:style-name="Table17.A1" table:number-columns-spanned="4" office:value-type="string">
            <text:p text:style-name="P167" loext:marker-style-name="T61"><text:span text:style-name="T35">Desserts</text:span></text:p>
          </table:table-cell>
          <table:covered-table-cell/>
          <table:covered-table-cell/>
          <table:covered-table-cell/>
          <table:table-cell table:style-name="Table17.A1" office:value-type="string">
            <text:p text:style-name="P182" loext:marker-style-name="T61"/>
          </table:table-cell>
          <table:table-cell table:style-name="Table17.A1" office:value-type="string">
            <text:p text:style-name="P67" loext:marker-style-name="T61"/>
          </table:table-cell>
          <table:table-cell table:style-name="Table17.A1" table:number-columns-spanned="3" office:value-type="string">
            <text:p text:style-name="P166" loext:marker-style-name="T62"><text:span text:style-name="T9">Eissp</text:span><text:span text:style-name="T13">äzialitäten</text:span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35" loext:marker-style-name="T5">211</text:p>
          </table:table-cell>
          <table:table-cell table:style-name="Table17.A1" office:value-type="string">
            <text:p text:style-name="P34" loext:marker-style-name="T5"/>
          </table:table-cell>
          <table:table-cell table:style-name="Table17.A1" office:value-type="string">
            <text:p text:style-name="P37" loext:marker-style-name="T5"><text:span text:style-name="T9">Palatschinken</text:span></text:p>
            <text:p text:style-name="P39" loext:marker-style-name="T58"><text:span text:style-name="T15">mit N</text:span><text:span text:style-name="T21">ü</text:span><text:span text:style-name="T15">ssen</text:span></text:p>
            <text:p text:style-name="P41" loext:marker-style-name="T58"/>
          </table:table-cell>
          <table:table-cell table:style-name="Table17.A1" office:value-type="string">
            <text:p text:style-name="P43" loext:marker-style-name="T5">8.00</text:p>
          </table:table-cell>
          <table:table-cell table:style-name="Table17.A1" office:value-type="string">
            <text:p text:style-name="P34" loext:marker-style-name="T5"/>
          </table:table-cell>
          <table:table-cell table:style-name="Table17.A1" office:value-type="string">
            <text:p text:style-name="P45" loext:marker-style-name="T5"/>
          </table:table-cell>
          <table:table-cell table:style-name="Table17.A1" office:value-type="string">
            <text:p text:style-name="P35" loext:marker-style-name="T5">222</text:p>
          </table:table-cell>
          <table:table-cell table:style-name="Table17.A1" office:value-type="string">
            <text:p text:style-name="P37" loext:marker-style-name="T5"><text:span text:style-name="T9">Eisbecher Tutti Frutti</text:span></text:p>
            <text:p text:style-name="P39" loext:marker-style-name="T58"><text:span text:style-name="T15">Vanille und Erdbeer- Eiscreme mit buntem Fr</text:span><text:span text:style-name="T21">ü</text:span><text:span text:style-name="T15">chte- Coctail</text:span></text:p>
          </table:table-cell>
          <table:table-cell table:style-name="Table17.A1" office:value-type="string">
            <text:p text:style-name="P43" loext:marker-style-name="T5">5.60</text:p>
          </table:table-cell>
        </table:table-row>
        <table:table-row>
          <table:table-cell table:style-name="Table17.A1" office:value-type="string">
            <text:p text:style-name="P35" loext:marker-style-name="T5">212</text:p>
          </table:table-cell>
          <table:table-cell table:style-name="Table17.A1" table:number-rows-spanned="2" office:value-type="string">
            <text:p text:style-name="P34" loext:marker-style-name="T5"/>
          </table:table-cell>
          <table:table-cell table:style-name="Table17.A1" office:value-type="string">
            <text:p text:style-name="P37" loext:marker-style-name="T5"><text:span text:style-name="T9">Palatschinken</text:span></text:p>
            <text:p text:style-name="P39" loext:marker-style-name="T58"><text:span text:style-name="T15">mit Konfit</text:span><text:span text:style-name="T21">ü</text:span><text:span text:style-name="T15">re</text:span></text:p>
          </table:table-cell>
          <table:table-cell table:style-name="Table17.A1" office:value-type="string">
            <text:p text:style-name="P43" loext:marker-style-name="T5">8.00</text:p>
          </table:table-cell>
          <table:table-cell table:style-name="Table17.A1" table:number-rows-spanned="2" office:value-type="string">
            <text:p text:style-name="P34" loext:marker-style-name="T5"/>
          </table:table-cell>
          <table:table-cell table:style-name="Table17.A1" table:number-rows-spanned="2" office:value-type="string">
            <text:p text:style-name="P45" loext:marker-style-name="T5"/>
          </table:table-cell>
          <table:table-cell table:style-name="Table17.A1" table:number-rows-spanned="2" office:value-type="string">
            <text:p text:style-name="P35" loext:marker-style-name="T5">223</text:p>
            <text:p text:style-name="P35" loext:marker-style-name="T5"/>
            <text:p text:style-name="P35" loext:marker-style-name="T5"/>
            <text:p text:style-name="P35" loext:marker-style-name="T5"/>
            <text:p text:style-name="P35" loext:marker-style-name="T5">224</text:p>
          </table:table-cell>
          <table:table-cell table:style-name="Table17.A1" table:number-rows-spanned="2" office:value-type="string">
            <text:p text:style-name="P37" loext:marker-style-name="T5"><text:span text:style-name="T9">Gemischtes Eis</text:span></text:p>
            <text:p text:style-name="P39" loext:marker-style-name="T63"><text:span text:style-name="T15">Verschiedene Eiscreme - und Fruchreis - sorten</text:span></text:p>
            <text:p text:style-name="P40" loext:marker-style-name="T61"><text:span text:style-name="T15">mit Sahne</text:span></text:p>
          </table:table-cell>
          <table:table-cell table:style-name="Table17.A1" table:number-rows-spanned="2" office:value-type="string">
            <text:p text:style-name="P43" loext:marker-style-name="T5">5.20</text:p>
            <text:p text:style-name="P43" loext:marker-style-name="T5"/>
            <text:p text:style-name="P43" loext:marker-style-name="T5"/>
            <text:p text:style-name="P43" loext:marker-style-name="T5">5.40</text:p>
          </table:table-cell>
        </table:table-row>
        <table:table-row>
          <table:table-cell table:style-name="Table17.A1" office:value-type="string">
            <text:p text:style-name="P35" loext:marker-style-name="T5">213</text:p>
          </table:table-cell>
          <table:covered-table-cell table:style-name="Table17.A1"/>
          <table:table-cell table:style-name="Table17.A1" office:value-type="string">
            <text:p text:style-name="P37" loext:marker-style-name="T5"><text:span text:style-name="T9">Palatschinken</text:span></text:p>
            <text:p text:style-name="P39" loext:marker-style-name="T58"><text:span text:style-name="T15">mit Schokolade</text:span></text:p>
          </table:table-cell>
          <table:table-cell table:style-name="Table17.A1" office:value-type="string">
            <text:p text:style-name="P1">8.0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 table:style-name="Table17.A1"/>
          <table:covered-table-cell table:style-name="Table17.A1"/>
        </table:table-row>
        <table:table-row>
          <table:table-cell table:style-name="Table17.A1" table:number-rows-spanned="2" office:value-type="string">
            <text:p text:style-name="P35" loext:marker-style-name="T5">214</text:p>
          </table:table-cell>
          <table:table-cell table:style-name="Table17.A1" office:value-type="string">
            <text:p text:style-name="P34" loext:marker-style-name="T5"/>
          </table:table-cell>
          <table:table-cell table:style-name="Table17.A1" table:number-rows-spanned="2" office:value-type="string">
            <text:p text:style-name="P37" loext:marker-style-name="T5"><text:span text:style-name="T9">Palatschinken</text:span></text:p>
            <text:p text:style-name="P39" loext:marker-style-name="T58"><text:span text:style-name="T15">mit Schokolade und Vanille - Eis</text:span></text:p>
          </table:table-cell>
          <table:table-cell table:style-name="Table17.A1" table:number-rows-spanned="2" office:value-type="string">
            <text:p text:style-name="P43" loext:marker-style-name="T5">9.00</text:p>
          </table:table-cell>
          <table:table-cell table:style-name="Table17.A1" office:value-type="string">
            <text:p text:style-name="P34" loext:marker-style-name="T5"/>
          </table:table-cell>
          <table:table-cell table:style-name="Table17.A1" office:value-type="string">
            <text:p text:style-name="P45" loext:marker-style-name="T5"/>
          </table:table-cell>
          <table:table-cell table:style-name="Table17.A1" office:value-type="string">
            <text:p text:style-name="P36" loext:marker-style-name="T5">225</text:p>
          </table:table-cell>
          <table:table-cell table:style-name="Table17.A1" office:value-type="string">
            <text:p text:style-name="P38" loext:marker-style-name="T8"><text:span text:style-name="T13">Vanille Eis mit heisen Himbeeren</text:span></text:p>
          </table:table-cell>
          <table:table-cell table:style-name="Table17.A1" office:value-type="string">
            <text:p text:style-name="P46" loext:marker-style-name="T8">5.60</text:p>
          </table:table-cell>
        </table:table-row>
        <table:table-row>
          <table:covered-table-cell table:style-name="Table17.A1"/>
          <table:table-cell table:style-name="Table17.A1" office:value-type="string">
            <text:p text:style-name="P34" loext:marker-style-name="T5"/>
          </table:table-cell>
          <table:covered-table-cell table:style-name="Table17.A1"/>
          <table:covered-table-cell table:style-name="Table17.A1"/>
          <table:table-cell table:style-name="Table17.A1" table:number-rows-spanned="3" office:value-type="string">
            <text:p text:style-name="P34" loext:marker-style-name="T5"/>
          </table:table-cell>
          <table:table-cell table:style-name="Table17.A1" table:number-rows-spanned="3" office:value-type="string">
            <text:p text:style-name="P45" loext:marker-style-name="T5"/>
          </table:table-cell>
          <table:table-cell table:style-name="Table17.A1" office:value-type="string">
            <text:p text:style-name="P35" loext:marker-style-name="T5">226</text:p>
          </table:table-cell>
          <table:table-cell table:style-name="Table17.A1" office:value-type="string">
            <text:p text:style-name="P37" loext:marker-style-name="T61"><text:span text:style-name="T9">1 Kugel Eis</text:span></text:p>
          </table:table-cell>
          <table:table-cell table:style-name="Table17.A1" office:value-type="string">
            <text:p text:style-name="P1">1.80</text:p>
          </table:table-cell>
        </table:table-row>
        <table:table-row>
          <table:table-cell table:style-name="Table17.A1" office:value-type="string">
            <text:p text:style-name="P33" loext:marker-style-name="T5"/>
          </table:table-cell>
          <table:table-cell table:style-name="Table17.A1" office:value-type="string">
            <text:p text:style-name="P34" loext:marker-style-name="T5"/>
          </table:table-cell>
          <table:table-cell table:style-name="Table17.A1" office:value-type="string">
            <text:p text:style-name="P42" loext:marker-style-name="T58">Topfen Palatschinken</text:p>
          </table:table-cell>
          <table:table-cell table:style-name="Table17.A1" office:value-type="string">
            <text:p text:style-name="P43" loext:marker-style-name="T5">4.60</text:p>
          </table:table-cell>
          <table:covered-table-cell table:style-name="Table17.A1"/>
          <table:covered-table-cell table:style-name="Table17.A1"/>
          <table:table-cell table:style-name="Table17.A1" table:number-rows-spanned="2" office:value-type="string">
            <text:p text:style-name="P33" loext:marker-style-name="T5"/>
          </table:table-cell>
          <table:table-cell table:style-name="Table17.A1" table:number-rows-spanned="2" office:value-type="string">
            <text:p text:style-name="P15"/>
          </table:table-cell>
          <table:table-cell table:style-name="Table17.A1" table:number-rows-spanned="2" office:value-type="string">
            <text:p text:style-name="P7"/>
          </table:table-cell>
        </table:table-row>
        <table:table-row>
          <table:table-cell table:style-name="Table17.A1" office:value-type="string">
            <text:p text:style-name="P33" loext:marker-style-name="T5"/>
          </table:table-cell>
          <table:table-cell table:style-name="Table17.A1" office:value-type="string">
            <text:p text:style-name="P34" loext:marker-style-name="T5"/>
          </table:table-cell>
          <table:table-cell table:style-name="Table17.A1" office:value-type="string">
            <text:p text:style-name="P42" loext:marker-style-name="T58">Apfelstrudel mit vanille sose</text:p>
          </table:table-cell>
          <table:table-cell table:style-name="Table17.A1" office:value-type="string">
            <text:p text:style-name="P43" loext:marker-style-name="T5">4.6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 table:style-name="Table17.A1"/>
          <table:covered-table-cell table:style-name="Table17.A1"/>
        </table:table-row>
        <table:table-row>
          <table:table-cell table:style-name="Table17.A19" table:number-columns-spanned="9" office:value-type="string">
            <text:p text:style-name="P171" loext:marker-style-name="T5"><text:span text:style-name="T15">Getrank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7.20">
          <table:table-cell table:style-name="Table17.A20" table:number-columns-spanned="2" office:value-type="string">
            <text:p text:style-name="P44" loext:marker-style-name="T5"/>
          </table:table-cell>
          <table:covered-table-cell/>
          <table:table-cell table:style-name="Table17.A20" table:number-columns-spanned="7" office:value-type="string">
            <text:p text:style-name="P163" loext:marker-style-name="T5">Bie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P196" loext:marker-style-name="T61">01</text:p>
          </table:table-cell>
          <table:table-cell table:style-name="Table17.A1" office:value-type="string">
            <text:p text:style-name="P101" loext:marker-style-name="T61"/>
          </table:table-cell>
          <table:table-cell table:style-name="Table17.A1" table:number-columns-spanned="2" office:value-type="string">
            <text:p text:style-name="P138" loext:marker-style-name="T61"><text:span text:style-name="T11">Hell</text:span><text:span text:style-name="T15"> </text:span><text:span text:style-name="T30">– vom Fass</text:span></text:p>
            <text:p text:style-name="P102" loext:marker-style-name="T61"><text:span text:style-name="T43">0.5 l –</text:span> 4.00</text:p>
          </table:table-cell>
          <table:covered-table-cell/>
          <table:table-cell table:style-name="Table17.A1" table:number-columns-spanned="2" office:value-type="string">
            <text:p text:style-name="P101" loext:marker-style-name="T61"/>
          </table:table-cell>
          <table:covered-table-cell/>
          <table:table-cell table:style-name="Table17.A1" office:value-type="string">
            <text:p text:style-name="P196" loext:marker-style-name="T61">04</text:p>
          </table:table-cell>
          <table:table-cell table:style-name="Table17.A1" table:number-columns-spanned="2" office:value-type="string">
            <text:p text:style-name="P70" loext:marker-style-name="T61"><text:span text:style-name="T15">Salvator Dunkel</text:span></text:p>
            <text:p text:style-name="P82" loext:marker-style-name="T61"><text:span text:style-name="T49">0.5 l –</text:span> 4.30</text:p>
          </table:table-cell>
          <table:covered-table-cell/>
        </table:table-row>
        <table:table-row>
          <table:table-cell table:style-name="Table17.A1" office:value-type="string">
            <text:p text:style-name="P196" loext:marker-style-name="T61">02</text:p>
          </table:table-cell>
          <table:table-cell table:style-name="Table17.A1" office:value-type="string">
            <text:p text:style-name="P101" loext:marker-style-name="T61"/>
          </table:table-cell>
          <table:table-cell table:style-name="Table17.A1" table:number-columns-spanned="2" office:value-type="string">
            <text:p text:style-name="P138" loext:marker-style-name="T61"><text:span text:style-name="T11">Hell</text:span><text:span text:style-name="T30"> – vom Fass</text:span></text:p>
            <text:p text:style-name="P102" loext:marker-style-name="T61"><text:span text:style-name="T48">0.25 l –</text:span> 2.90</text:p>
          </table:table-cell>
          <table:covered-table-cell/>
          <table:table-cell table:style-name="Table17.A1" table:number-columns-spanned="2" office:value-type="string">
            <text:p text:style-name="P103" loext:marker-style-name="T61"/>
          </table:table-cell>
          <table:covered-table-cell/>
          <table:table-cell table:style-name="Table17.A1" office:value-type="string">
            <text:p text:style-name="P196" loext:marker-style-name="T61">05</text:p>
          </table:table-cell>
          <table:table-cell table:style-name="Table17.A1" table:number-columns-spanned="2" office:value-type="string">
            <text:p text:style-name="P70" loext:marker-style-name="T61"><text:span text:style-name="T15">Hefe Wei</text:span><text:span text:style-name="T21">ß</text:span><text:span text:style-name="T15">bier</text:span></text:p>
            <text:p text:style-name="P82" loext:marker-style-name="T61"><text:span text:style-name="T49">0.5 l</text:span><text:span text:style-name="T37"> –</text:span> 4.30</text:p>
          </table:table-cell>
          <table:covered-table-cell/>
        </table:table-row>
        <table:table-row>
          <table:table-cell table:style-name="Table17.A1" office:value-type="string">
            <text:p text:style-name="P196" loext:marker-style-name="T61">03</text:p>
          </table:table-cell>
          <table:table-cell table:style-name="Table17.A1" office:value-type="string">
            <text:p text:style-name="P101" loext:marker-style-name="T61"/>
          </table:table-cell>
          <table:table-cell table:style-name="Table17.A1" table:number-columns-spanned="2" office:value-type="string">
            <text:p text:style-name="P138" loext:marker-style-name="T61"><text:span text:style-name="T11">Pils</text:span><text:span text:style-name="T15"> </text:span><text:span text:style-name="T30">– vom Fass</text:span></text:p>
            <text:p text:style-name="P102" loext:marker-style-name="T61"><text:span text:style-name="T48">0.4 l –</text:span> 4.30</text:p>
          </table:table-cell>
          <table:covered-table-cell/>
          <table:table-cell table:style-name="Table17.A1" table:number-columns-spanned="2" office:value-type="string">
            <text:p text:style-name="P101" loext:marker-style-name="T61"/>
          </table:table-cell>
          <table:covered-table-cell/>
          <table:table-cell table:style-name="Table17.A1" office:value-type="string">
            <text:p text:style-name="P196" loext:marker-style-name="T61">06</text:p>
          </table:table-cell>
          <table:table-cell table:style-name="Table17.A1" table:number-columns-spanned="2" office:value-type="string">
            <text:p text:style-name="P70" loext:marker-style-name="T61"><text:span text:style-name="T15">Hefe Wei</text:span><text:span text:style-name="T21">ß</text:span><text:span text:style-name="T15">bier Dunkel</text:span></text:p>
            <text:p text:style-name="P82" loext:marker-style-name="T61"><text:span text:style-name="T49">0.5 l</text:span><text:span text:style-name="T37"> –</text:span> 4.30</text:p>
          </table:table-cell>
          <table:covered-table-cell/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row>
          <table:table-cell table:style-name="Table18.A1" table:number-columns-spanned="3" office:value-type="string">
            <text:p text:style-name="P168" loext:marker-style-name="T61"><text:span text:style-name="T9">Alkoholfreie Getr</text:span><text:span text:style-name="T13">ä</text:span><text:span text:style-name="T9">nke</text:span></text:p>
            <text:p text:style-name="P50" loext:marker-style-name="T61"><text:span text:style-name="T9"/></text:p>
          </table:table-cell>
          <table:covered-table-cell/>
          <table:covered-table-cell/>
          <table:table-cell table:style-name="Table18.A1" table:number-rows-spanned="26" office:value-type="string">
            <text:p text:style-name="P178" loext:marker-style-name="T61"><text:span text:style-name="T15"/></text:p>
            <text:p text:style-name="P185" loext:marker-style-name="T61"><text:span text:style-name="T9"/></text:p>
            <text:p text:style-name="P185" loext:marker-style-name="T5"><text:span text:style-name="T9"/></text:p>
            <text:p text:style-name="P185" loext:marker-style-name="T5"><text:span text:style-name="T9"/></text:p>
            <text:p text:style-name="P185" loext:marker-style-name="T61"><text:span text:style-name="T9"/></text:p>
            <text:p text:style-name="P185" loext:marker-style-name="T5"><text:span text:style-name="T9"/></text:p>
            <text:p text:style-name="P185" loext:marker-style-name="T5"><text:span text:style-name="T9"/></text:p>
            <text:p text:style-name="P185" loext:marker-style-name="T5"><text:span text:style-name="T9"/></text:p>
            <text:p text:style-name="P185" loext:marker-style-name="T5"><text:span text:style-name="T9"/></text:p>
            <text:p text:style-name="P185" loext:marker-style-name="T7"><text:span text:style-name="T9"/></text:p>
            <text:p text:style-name="P185" loext:marker-style-name="T61"><text:span text:style-name="T15"/></text:p>
            <text:p text:style-name="P185" loext:marker-style-name="T61"><text:span text:style-name="T15"/></text:p>
            <text:p text:style-name="P178" loext:marker-style-name="T61"><text:span text:style-name="T15"/></text:p>
            <text:p text:style-name="P179" loext:marker-style-name="T61"><text:span text:style-name="T15"><text:s/></text:span></text:p>
            <text:p text:style-name="P185" loext:marker-style-name="T61"><text:span text:style-name="T15"/></text:p>
            <text:p text:style-name="P185" loext:marker-style-name="T61"><text:span text:style-name="T13"/></text:p>
            <text:p text:style-name="P185" loext:marker-style-name="T5"><text:span text:style-name="T9"/></text:p>
            <text:p text:style-name="P179" loext:marker-style-name="T5"><text:span text:style-name="T18"><text:s/></text:span></text:p>
            <text:p text:style-name="P185" loext:marker-style-name="T5"><text:span text:style-name="T9"/></text:p>
            <text:p text:style-name="P185" loext:marker-style-name="T5"><text:span text:style-name="T9"/></text:p>
            <text:p text:style-name="P185" loext:marker-style-name="T5"><text:span text:style-name="T9"/></text:p>
            <text:p text:style-name="P185" loext:marker-style-name="T5"><text:span text:style-name="T13"/></text:p>
            <text:p text:style-name="P185" loext:marker-style-name="T5"><text:span text:style-name="T9"/></text:p>
          </table:table-cell>
          <table:table-cell table:style-name="Table18.A1" table:number-rows-spanned="26" office:value-type="string">
            <text:p text:style-name="P178" loext:marker-style-name="T61"/>
          </table:table-cell>
          <table:table-cell table:style-name="Table18.A1" table:number-columns-spanned="3" office:value-type="string">
            <text:p text:style-name="P164" loext:marker-style-name="T61"><text:span text:style-name="T15">Spirituosen </text:span><text:span text:style-name="T21">&amp;</text:span><text:span text:style-name="T15"> Lik</text:span><text:span text:style-name="T21">ö</text:span><text:span text:style-name="T15">re</text:span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195" loext:marker-style-name="T7"><text:span text:style-name="T15">12</text:span></text:p>
          </table:table-cell>
          <table:table-cell table:style-name="Table18.A1" office:value-type="string">
            <text:p text:style-name="P124" loext:marker-style-name="T7"><text:span text:style-name="T9">Apfelsaft/Orangensaft</text:span></text:p>
          </table:table-cell>
          <table:table-cell table:style-name="Table18.A1" office:value-type="string">
            <text:p text:style-name="P104" loext:marker-style-name="T7"><text:span text:style-name="T37">0.2 l –</text:span> 2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61"><text:span text:style-name="T15">57</text:span></text:p>
          </table:table-cell>
          <table:table-cell table:style-name="Table18.A1" office:value-type="string">
            <text:p text:style-name="P84" loext:marker-style-name="T61"><text:span text:style-name="T15">J</text:span><text:span text:style-name="T21">ä</text:span><text:span text:style-name="T15">germeister</text:span></text:p>
          </table:table-cell>
          <table:table-cell table:style-name="Table18.A1" office:value-type="string">
            <text:p text:style-name="P87" loext:marker-style-name="T61"><text:span text:style-name="T37">2 cl –</text:span> 2.80</text:p>
          </table:table-cell>
        </table:table-row>
        <table:table-row>
          <table:table-cell table:style-name="Table18.A1" office:value-type="string">
            <text:p text:style-name="P195" loext:marker-style-name="T7"><text:span text:style-name="T15">13</text:span></text:p>
          </table:table-cell>
          <table:table-cell table:style-name="Table18.A1" office:value-type="string">
            <text:p text:style-name="P124" loext:marker-style-name="T7"><text:span text:style-name="T11">Coca-Cola</text:span><text:span text:style-name="T15">, </text:span><text:span text:style-name="T11">Fanta</text:span><text:span text:style-name="T15"> </text:span></text:p>
          </table:table-cell>
          <table:table-cell table:style-name="Table18.A1" office:value-type="string">
            <text:p text:style-name="P104" loext:marker-style-name="T7"><text:span text:style-name="T37">0.4 l –</text:span> 3.9<text:span text:style-name="T52">0</text:span>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15">58</text:span></text:p>
          </table:table-cell>
          <table:table-cell table:style-name="Table18.A1" office:value-type="string">
            <text:p text:style-name="P84" loext:marker-style-name="T5"><text:span text:style-name="T15">Obstler</text:span></text:p>
          </table:table-cell>
          <table:table-cell table:style-name="Table18.A1" office:value-type="string">
            <text:p text:style-name="P87" loext:marker-style-name="T61"><text:span text:style-name="T37">2 cl -</text:span> 2.80</text:p>
          </table:table-cell>
        </table:table-row>
        <table:table-row>
          <table:table-cell table:style-name="Table18.A1" office:value-type="string">
            <text:p text:style-name="P195" loext:marker-style-name="T7"><text:span text:style-name="T15">14</text:span></text:p>
          </table:table-cell>
          <table:table-cell table:style-name="Table18.A1" office:value-type="string">
            <text:p text:style-name="P76" loext:marker-style-name="T7"><text:span text:style-name="T15">Spezi</text:span></text:p>
          </table:table-cell>
          <table:table-cell table:style-name="Table18.A1" office:value-type="string">
            <text:p text:style-name="P83" loext:marker-style-name="T7"><text:span text:style-name="T37">0.5 l –</text:span>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15">59</text:span></text:p>
          </table:table-cell>
          <table:table-cell table:style-name="Table18.A1" office:value-type="string">
            <text:p text:style-name="P84" loext:marker-style-name="T5"><text:span text:style-name="T15">Fernet Branca</text:span></text:p>
          </table:table-cell>
          <table:table-cell table:style-name="Table18.A1" office:value-type="string">
            <text:p text:style-name="P87" loext:marker-style-name="T61"><text:span text:style-name="T37">2 cl -</text:span> 2.80</text:p>
          </table:table-cell>
        </table:table-row>
        <table:table-row>
          <table:table-cell table:style-name="Table18.A1" office:value-type="string">
            <text:p text:style-name="P195" loext:marker-style-name="T7"><text:span text:style-name="T15">15</text:span></text:p>
          </table:table-cell>
          <table:table-cell table:style-name="Table18.A1" office:value-type="string">
            <text:p text:style-name="P76" loext:marker-style-name="T7"><text:span text:style-name="T15">Johannisbeer – </text:span><text:span text:style-name="T20">Apfel – Maracuja – Rhabarber oder </text:span><text:span text:style-name="T15"><text:s/>Orangen-</text:span><text:span text:style-name="T19">Schorle</text:span></text:p>
          </table:table-cell>
          <table:table-cell table:style-name="Table18.A1" office:value-type="string">
            <text:p text:style-name="P83" loext:marker-style-name="T7"><text:span text:style-name="T37">0.4 </text:span><text:span text:style-name="T39">l</text:span><text:span text:style-name="T37"> –</text:span> 4.1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61"><text:span text:style-name="T15">60</text:span></text:p>
          </table:table-cell>
          <table:table-cell table:style-name="Table18.A1" office:value-type="string">
            <text:p text:style-name="P84" loext:marker-style-name="T61"><text:span text:style-name="T15">Williamsbrine</text:span></text:p>
          </table:table-cell>
          <table:table-cell table:style-name="Table18.A1" office:value-type="string">
            <text:p text:style-name="P87" loext:marker-style-name="T61"><text:span text:style-name="T37">2 cl -</text:span> 2.90</text:p>
          </table:table-cell>
        </table:table-row>
        <table:table-row>
          <table:table-cell table:style-name="Table18.A1" office:value-type="string">
            <text:p text:style-name="P195" loext:marker-style-name="T7"><text:span text:style-name="T15">16</text:span></text:p>
          </table:table-cell>
          <table:table-cell table:style-name="Table18.A1" office:value-type="string">
            <text:p text:style-name="P84" loext:marker-style-name="T7"><text:span text:style-name="T15">Tafelwasser</text:span></text:p>
          </table:table-cell>
          <table:table-cell table:style-name="Table18.A1" office:value-type="string">
            <text:p text:style-name="P83" loext:marker-style-name="T7"><text:span text:style-name="T37">0.25 l -</text:span> 2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15">63</text:span></text:p>
          </table:table-cell>
          <table:table-cell table:style-name="Table18.A1" office:value-type="string">
            <text:p text:style-name="P129" loext:marker-style-name="T5"><text:span text:style-name="T9">Metaxa</text:span></text:p>
            <text:p text:style-name="P135" loext:marker-style-name="T63"><text:span text:style-name="T15">Griechischer Weinbrand</text:span></text:p>
          </table:table-cell>
          <table:table-cell table:style-name="Table18.A1" office:value-type="string">
            <text:p text:style-name="P87" loext:marker-style-name="T61"><text:span text:style-name="T37">2 cl – </text:span>3.20</text:p>
          </table:table-cell>
        </table:table-row>
        <table:table-row>
          <table:table-cell table:style-name="Table18.A1" office:value-type="string">
            <text:p text:style-name="P195" loext:marker-style-name="T7"><text:span text:style-name="T15">17</text:span></text:p>
          </table:table-cell>
          <table:table-cell table:style-name="Table18.A1" office:value-type="string">
            <text:p text:style-name="P84" loext:marker-style-name="T7"><text:span text:style-name="T15">Tafelwasser</text:span></text:p>
          </table:table-cell>
          <table:table-cell table:style-name="Table18.A1" office:value-type="string">
            <text:p text:style-name="P83" loext:marker-style-name="T7"><text:span text:style-name="T37">0.5 l –</text:span> 3.60</text:p>
            <text:p text:style-name="P83" loext:marker-style-name="T7"/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15"/></text:p>
          </table:table-cell>
          <table:table-cell table:style-name="Table18.A1" office:value-type="string">
            <text:p text:style-name="P131" loext:marker-style-name="T5"><text:span text:style-name="T9">Ouzo </text:span></text:p>
          </table:table-cell>
          <table:table-cell table:style-name="Table18.A1" office:value-type="string">
            <text:p text:style-name="P87" loext:marker-style-name="T61"><text:span text:style-name="T37">2 cl -</text:span> 2.80</text:p>
          </table:table-cell>
        </table:table-row>
        <table:table-row>
          <table:table-cell table:style-name="Table18.A1" table:number-columns-spanned="3" office:value-type="string">
            <text:p text:style-name="P164" loext:marker-style-name="T61"><text:span text:style-name="T15">Hei</text:span><text:span text:style-name="T21">ß</text:span><text:span text:style-name="T15">e Getranke</text:span></text:p>
            <text:p text:style-name="P85" loext:marker-style-name="T61"><text:span text:style-name="T15"/></text:p>
          </table:table-cell>
          <table:covered-table-cell/>
          <table:covered-table-cell/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15">65</text:span></text:p>
          </table:table-cell>
          <table:table-cell table:style-name="Table18.A1" office:value-type="string">
            <text:p text:style-name="P129" loext:marker-style-name="T5"><text:span text:style-name="T9">Hennessy</text:span></text:p>
            <text:p text:style-name="P135" loext:marker-style-name="T61"><text:span text:style-name="T15">Franz</text:span><text:span text:style-name="T21">ö</text:span><text:span text:style-name="T15">sischer Cognac</text:span></text:p>
          </table:table-cell>
          <table:table-cell table:style-name="Table18.A1" office:value-type="string">
            <text:p text:style-name="P87" loext:marker-style-name="T61"><text:span text:style-name="T37">2 cl –</text:span> 3.20</text:p>
          </table:table-cell>
        </table:table-row>
        <table:table-row>
          <table:table-cell table:style-name="Table18.A1" office:value-type="string">
            <text:p text:style-name="P195" loext:marker-style-name="T61"><text:span text:style-name="T15">21</text:span></text:p>
          </table:table-cell>
          <table:table-cell table:style-name="Table18.A1" office:value-type="string">
            <text:p text:style-name="P84" loext:marker-style-name="T61"><text:span text:style-name="T15">Hei</text:span><text:span text:style-name="T21">ß</text:span><text:span text:style-name="T15">e Zitrone</text:span></text:p>
          </table:table-cell>
          <table:table-cell table:style-name="Table18.A1" office:value-type="string">
            <text:p text:style-name="P83" loext:marker-style-name="T61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15"/></text:p>
          </table:table-cell>
          <table:table-cell table:style-name="Table18.A1" office:value-type="string">
            <text:p text:style-name="P131" loext:marker-style-name="T5"><text:span text:style-name="T9">Jack Daniel’s</text:span></text:p>
          </table:table-cell>
          <table:table-cell table:style-name="Table18.A1" office:value-type="string">
            <text:p text:style-name="P87" loext:marker-style-name="T61"><text:span text:style-name="T37">2 cl –</text:span> 3.20</text:p>
          </table:table-cell>
        </table:table-row>
        <table:table-row>
          <table:table-cell table:style-name="Table18.A1" office:value-type="string">
            <text:p text:style-name="P195" loext:marker-style-name="T5"><text:span text:style-name="T15">22</text:span></text:p>
          </table:table-cell>
          <table:table-cell table:style-name="Table18.A1" office:value-type="string">
            <text:p text:style-name="P84" loext:marker-style-name="T5"><text:span text:style-name="T15">Tasse Kaffee</text:span></text:p>
          </table:table-cell>
          <table:table-cell table:style-name="Table18.A1" office:value-type="string">
            <text:p text:style-name="P83" loext:marker-style-name="T5">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7"><text:span text:style-name="T15">67</text:span></text:p>
          </table:table-cell>
          <table:table-cell table:style-name="Table18.A1" office:value-type="string">
            <text:p text:style-name="P84" loext:marker-style-name="T7"><text:span text:style-name="T15">Wodka </text:span></text:p>
          </table:table-cell>
          <table:table-cell table:style-name="Table18.A1" office:value-type="string">
            <text:p text:style-name="P87" loext:marker-style-name="T61"><text:span text:style-name="T37">2 cl –</text:span> 2.80</text:p>
          </table:table-cell>
        </table:table-row>
        <table:table-row>
          <table:table-cell table:style-name="Table18.A1" office:value-type="string">
            <text:p text:style-name="P195" loext:marker-style-name="T5"><text:span text:style-name="T15">23</text:span></text:p>
          </table:table-cell>
          <table:table-cell table:style-name="Table18.A1" office:value-type="string">
            <text:p text:style-name="P84" loext:marker-style-name="T5"><text:span text:style-name="T15">Cappuccino</text:span></text:p>
          </table:table-cell>
          <table:table-cell table:style-name="Table18.A1" office:value-type="string">
            <text:p text:style-name="P83" loext:marker-style-name="T5">3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61"><text:span text:style-name="T15">68</text:span></text:p>
          </table:table-cell>
          <table:table-cell table:style-name="Table18.A1" office:value-type="string">
            <text:p text:style-name="P130" loext:marker-style-name="T61"><text:span text:style-name="T11">Kruskovac</text:span><text:span text:style-name="T9"> </text:span></text:p>
            <text:p text:style-name="P130" loext:marker-style-name="T61"><text:span text:style-name="T31">Brinenlik</text:span><text:span text:style-name="T32">ö</text:span><text:span text:style-name="T31">r</text:span></text:p>
          </table:table-cell>
          <table:table-cell table:style-name="Table18.A1" office:value-type="string">
            <text:p text:style-name="P87" loext:marker-style-name="T61"><text:span text:style-name="T37">2 cl -</text:span> 2.80</text:p>
          </table:table-cell>
        </table:table-row>
        <table:table-row table:style-name="Table18.12">
          <table:table-cell table:style-name="Table18.A1" office:value-type="string">
            <text:p text:style-name="P195" loext:marker-style-name="T5"><text:span text:style-name="T15">24</text:span></text:p>
          </table:table-cell>
          <table:table-cell table:style-name="Table18.A1" office:value-type="string">
            <text:p text:style-name="P84" loext:marker-style-name="T5"><text:span text:style-name="T15">Mocca- Espresso</text:span></text:p>
          </table:table-cell>
          <table:table-cell table:style-name="Table18.A1" office:value-type="string">
            <text:p text:style-name="P83" loext:marker-style-name="T5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6" loext:marker-style-name="T61"><text:span text:style-name="T15"/></text:p>
          </table:table-cell>
          <table:table-cell table:style-name="Table18.A1" office:value-type="string">
            <text:p text:style-name="P80" loext:marker-style-name="T61"><text:span text:style-name="T15">Julischka</text:span></text:p>
          </table:table-cell>
          <table:table-cell table:style-name="Table18.A1" office:value-type="string">
            <text:p text:style-name="P87" loext:marker-style-name="T61"><text:span text:style-name="T37">2 cl -</text:span> 2.80</text:p>
          </table:table-cell>
        </table:table-row>
        <table:table-row>
          <table:table-cell table:style-name="Table18.A1" office:value-type="string">
            <text:p text:style-name="P195" loext:marker-style-name="T61"><text:span text:style-name="T15">25</text:span></text:p>
          </table:table-cell>
          <table:table-cell table:style-name="Table18.A1" office:value-type="string">
            <text:p text:style-name="P84" loext:marker-style-name="T61"><text:span text:style-name="T15">Tee mit Zitrone</text:span></text:p>
          </table:table-cell>
          <table:table-cell table:style-name="Table18.A1" office:value-type="string">
            <text:p text:style-name="P83" loext:marker-style-name="T61">3.00</text:p>
          </table:table-cell>
          <table:covered-table-cell table:style-name="Table18.A1"/>
          <table:covered-table-cell table:style-name="Table18.A1"/>
          <table:table-cell table:style-name="Table18.A1" table:number-columns-spanned="3" office:value-type="string">
            <text:p text:style-name="P53" loext:marker-style-name="T61"><text:span text:style-name="T65">Original kroatische Weine</text:span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195" loext:marker-style-name="T5"><text:span text:style-name="T15">26</text:span></text:p>
          </table:table-cell>
          <table:table-cell table:style-name="Table18.A1" office:value-type="string">
            <text:p text:style-name="P84" loext:marker-style-name="T5"><text:span text:style-name="T15">Tee mit Rum 2 cl</text:span></text:p>
          </table:table-cell>
          <table:table-cell table:style-name="Table18.A1" office:value-type="string">
            <text:p text:style-name="P83" loext:marker-style-name="T5">5.2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9" loext:marker-style-name="T61"><text:span text:style-name="T21"/></text:p>
          </table:table-cell>
          <table:table-cell table:style-name="Table18.A1" table:number-columns-spanned="2" office:value-type="string">
            <text:p text:style-name="P174" loext:marker-style-name="T61"><text:span text:style-name="T18">~ </text:span><text:span text:style-name="T33">Wei</text:span><text:span text:style-name="T34">ß</text:span></text:p>
          </table:table-cell>
          <table:covered-table-cell/>
        </table:table-row>
        <table:table-row>
          <table:table-cell table:style-name="Table18.A1" office:value-type="string">
            <text:p text:style-name="P195" loext:marker-style-name="T61"><text:span text:style-name="T15"/></text:p>
          </table:table-cell>
          <table:table-cell table:style-name="Table18.A1" office:value-type="string">
            <text:p text:style-name="P84" loext:marker-style-name="T61"><text:span text:style-name="T15"/></text:p>
          </table:table-cell>
          <table:table-cell table:style-name="Table18.A1" office:value-type="string">
            <text:p text:style-name="P85" loext:marker-style-name="T61"/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195" loext:marker-style-name="T61"><text:span text:style-name="T15">71</text:span></text:p>
          </table:table-cell>
          <table:table-cell table:style-name="Table18.A1" table:number-rows-spanned="2" office:value-type="string">
            <text:p text:style-name="P129" loext:marker-style-name="T61"><text:span text:style-name="T11">Laski Rizling </text:span></text:p>
            <text:p text:style-name="P135" loext:marker-style-name="T61"><text:span text:style-name="T15">lieblich</text:span></text:p>
          </table:table-cell>
          <table:table-cell table:style-name="Table18.A1" table:number-rows-spanned="2" office:value-type="string">
            <text:p text:style-name="P105" loext:marker-style-name="T61"><text:span text:style-name="T37">0.2 l –</text:span> 5.90</text:p>
          </table:table-cell>
        </table:table-row>
        <table:table-row table:style-name="Table18.16">
          <table:table-cell table:style-name="Table18.A1" office:value-type="string">
            <text:p text:style-name="P197" loext:marker-style-name="T61"><text:span text:style-name="T15"/></text:p>
          </table:table-cell>
          <table:table-cell table:style-name="Table18.A1" office:value-type="string">
            <text:p text:style-name="P86" loext:marker-style-name="T61"><text:span text:style-name="T15">Aperitiv</text:span></text:p>
          </table:table-cell>
          <table:table-cell table:style-name="Table18.A1" office:value-type="string">
            <text:p text:style-name="P85" loext:marker-style-name="T61"/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office:value-type="string">
            <text:p text:style-name="P195" loext:marker-style-name="T5"><text:span text:style-name="T15">45</text:span></text:p>
          </table:table-cell>
          <table:table-cell table:style-name="Table18.A1" office:value-type="string">
            <text:p text:style-name="P84" loext:marker-style-name="T5"><text:span text:style-name="T15">Campari - Soda, Orange</text:span></text:p>
          </table:table-cell>
          <table:table-cell table:style-name="Table18.A1" office:value-type="string">
            <text:p text:style-name="P81" loext:marker-style-name="T5"><text:span text:style-name="T37">5 cl –</text:span> 5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61"><text:span text:style-name="T21">72</text:span></text:p>
          </table:table-cell>
          <table:table-cell table:style-name="Table18.A1" office:value-type="string">
            <text:p text:style-name="P129" loext:marker-style-name="T61"><text:span text:style-name="T9">Traminer</text:span></text:p>
            <text:p text:style-name="P135" loext:marker-style-name="T61"><text:span text:style-name="T15">lieblich, sch</text:span><text:span text:style-name="T21">ö</text:span><text:span text:style-name="T15">ne w</text:span><text:span text:style-name="T21">ürzige Art</text:span></text:p>
          </table:table-cell>
          <table:table-cell table:style-name="Table18.A1" office:value-type="string">
            <text:p text:style-name="P105" loext:marker-style-name="T61"><text:span text:style-name="T37">0.2 l –</text:span> 5.90</text:p>
          </table:table-cell>
        </table:table-row>
        <table:table-row>
          <table:table-cell table:style-name="Table18.A1" office:value-type="string">
            <text:p text:style-name="P195" loext:marker-style-name="T7"><text:span text:style-name="T15">46</text:span></text:p>
          </table:table-cell>
          <table:table-cell table:style-name="Table18.A1" office:value-type="string">
            <text:p text:style-name="P84" loext:marker-style-name="T7"><text:span text:style-name="T15">Campari, Martini</text:span></text:p>
          </table:table-cell>
          <table:table-cell table:style-name="Table18.A1" office:value-type="string">
            <text:p text:style-name="P81" loext:marker-style-name="T7"><text:span text:style-name="T37">5 cl –</text:span>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21">73</text:span></text:p>
          </table:table-cell>
          <table:table-cell table:style-name="Table18.A1" office:value-type="string">
            <text:p text:style-name="P129" loext:marker-style-name="T5"><text:span text:style-name="T9">Zilavka- Mostar</text:span></text:p>
            <text:p text:style-name="P135" loext:marker-style-name="T63"><text:span text:style-name="T21">Spitzenwein, feinfruchtig, trockene Art</text:span></text:p>
          </table:table-cell>
          <table:table-cell table:style-name="Table18.A1" office:value-type="string">
            <text:p text:style-name="P105" loext:marker-style-name="T61"><text:span text:style-name="T37">0.2 l –</text:span> 5.90</text:p>
          </table:table-cell>
        </table:table-row>
        <table:table-row>
          <table:table-cell table:style-name="Table18.A1" office:value-type="string">
            <text:p text:style-name="P195" loext:marker-style-name="T7"><text:span text:style-name="T15">47</text:span></text:p>
          </table:table-cell>
          <table:table-cell table:style-name="Table18.A1" office:value-type="string">
            <text:p text:style-name="P84" loext:marker-style-name="T7"><text:span text:style-name="T15">Sljivovic</text:span></text:p>
          </table:table-cell>
          <table:table-cell table:style-name="Table18.A1" office:value-type="string">
            <text:p text:style-name="P81" loext:marker-style-name="T7"><text:span text:style-name="T37">2 cl -</text:span> 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79" loext:marker-style-name="T5"><text:span text:style-name="T15"/></text:p>
          </table:table-cell>
          <table:table-cell table:style-name="Table18.A1" table:number-columns-spanned="2" office:value-type="string">
            <text:p text:style-name="P137" loext:marker-style-name="T5"><text:span text:style-name="T18"/></text:p>
            <text:p text:style-name="P174" loext:marker-style-name="T5"><text:span text:style-name="T18">~ </text:span><text:span text:style-name="T33">Rot</text:span></text:p>
          </table:table-cell>
          <table:covered-table-cell/>
        </table:table-row>
        <table:table-row>
          <table:table-cell table:style-name="Table18.A1" office:value-type="string">
            <text:p text:style-name="P195" loext:marker-style-name="T7"><text:span text:style-name="T15"/></text:p>
          </table:table-cell>
          <table:table-cell table:style-name="Table18.A1" office:value-type="string">
            <text:p text:style-name="P80" loext:marker-style-name="T7"><text:span text:style-name="T15">Aperol Spritz</text:span></text:p>
          </table:table-cell>
          <table:table-cell table:style-name="Table18.A1" office:value-type="string">
            <text:p text:style-name="P81" loext:marker-style-name="T7">5.9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21">78</text:span></text:p>
          </table:table-cell>
          <table:table-cell table:style-name="Table18.A1" office:value-type="string">
            <text:p text:style-name="P129" loext:marker-style-name="T5"><text:span text:style-name="T9">Merlot</text:span></text:p>
            <text:p text:style-name="P134" loext:marker-style-name="T63"><text:span text:style-name="T21">feinherb, schooner Sortencharakter</text:span></text:p>
          </table:table-cell>
          <table:table-cell table:style-name="Table18.A1" office:value-type="string">
            <text:p text:style-name="P105" loext:marker-style-name="T61"><text:span text:style-name="T37">0.2 l –</text:span> 5<text:span text:style-name="T67">.90</text:span></text:p>
          </table:table-cell>
        </table:table-row>
        <table:table-row>
          <table:table-cell table:style-name="Table18.A1" office:value-type="string">
            <text:p text:style-name="P195" loext:marker-style-name="T7"><text:span text:style-name="T15"/></text:p>
          </table:table-cell>
          <table:table-cell table:style-name="Table18.A1" office:value-type="string">
            <text:p text:style-name="P80" loext:marker-style-name="T7"><text:span text:style-name="T15">Hugo</text:span></text:p>
          </table:table-cell>
          <table:table-cell table:style-name="Table18.A1" office:value-type="string">
            <text:p text:style-name="P81" loext:marker-style-name="T7">5.9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15">79</text:span></text:p>
          </table:table-cell>
          <table:table-cell table:style-name="Table18.A1" office:value-type="string">
            <text:p text:style-name="P129" loext:marker-style-name="T5"><text:span text:style-name="T9">Plavac</text:span></text:p>
            <text:p text:style-name="P134" loext:marker-style-name="T61"><text:span text:style-name="T15">feinherb, gehaltvoll</text:span></text:p>
          </table:table-cell>
          <table:table-cell table:style-name="Table18.A1" office:value-type="string">
            <text:p text:style-name="P105" loext:marker-style-name="T61"><text:span text:style-name="T37">0.2 l –</text:span> <text:span text:style-name="T67">5.90</text:span></text:p>
          </table:table-cell>
        </table:table-row>
        <table:table-row>
          <table:table-cell table:style-name="Table18.A1" office:value-type="string">
            <text:p text:style-name="P195" loext:marker-style-name="T7"><text:span text:style-name="T15">48</text:span></text:p>
          </table:table-cell>
          <table:table-cell table:style-name="Table18.A1" office:value-type="string">
            <text:p text:style-name="P129" loext:marker-style-name="T7"><text:span text:style-name="T9">Barack Palinka</text:span></text:p>
            <text:p text:style-name="P135" loext:marker-style-name="T2"><text:span text:style-name="T15">Aprikoaenbrand</text:span></text:p>
          </table:table-cell>
          <table:table-cell table:style-name="Table18.A1" office:value-type="string">
            <text:p text:style-name="P99" loext:marker-style-name="T7"><text:span text:style-name="T37">2 cl - </text:span>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15">80</text:span></text:p>
          </table:table-cell>
          <table:table-cell table:style-name="Table18.A1" office:value-type="string">
            <text:p text:style-name="P129" loext:marker-style-name="T5"><text:span text:style-name="T9">Peljesac</text:span></text:p>
            <text:p text:style-name="P135" loext:marker-style-name="T63"><text:span text:style-name="T15">mild, weich, samtige F</text:span><text:span text:style-name="T21">ü</text:span><text:span text:style-name="T15">lle</text:span></text:p>
          </table:table-cell>
          <table:table-cell table:style-name="Table18.A1" office:value-type="string">
            <text:p text:style-name="P105" loext:marker-style-name="T61"><text:span text:style-name="T37">0.2 l – </text:span><text:span text:style-name="T67">5.90</text:span></text:p>
          </table:table-cell>
        </table:table-row>
        <table:table-row>
          <table:table-cell table:style-name="Table18.A1" office:value-type="string">
            <text:p text:style-name="P195" loext:marker-style-name="T5"><text:span text:style-name="T15">49</text:span></text:p>
          </table:table-cell>
          <table:table-cell table:style-name="Table18.A1" office:value-type="string">
            <text:p text:style-name="P129" loext:marker-style-name="T5"><text:span text:style-name="T9">Pelinkovac</text:span></text:p>
            <text:p text:style-name="P135" loext:marker-style-name="T63"><text:span text:style-name="T15">Magenbitter aus dalmatischen Kr</text:span><text:span text:style-name="T21">ä</text:span><text:span text:style-name="T15">uten</text:span></text:p>
          </table:table-cell>
          <table:table-cell table:style-name="Table18.A1" office:value-type="string">
            <text:p text:style-name="P99" loext:marker-style-name="T5"><text:span text:style-name="T37">2 cl – </text:span>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21">87</text:span></text:p>
          </table:table-cell>
          <table:table-cell table:style-name="Table18.A1" office:value-type="string">
            <text:p text:style-name="P129" loext:marker-style-name="T5"><text:span text:style-name="T9">Weinschorle</text:span></text:p>
            <text:p text:style-name="P135" loext:marker-style-name="T63"><text:span text:style-name="T15">s</text:span><text:span text:style-name="T21">üß oder sauer</text:span></text:p>
          </table:table-cell>
          <table:table-cell table:style-name="Table18.A1" office:value-type="string">
            <text:p text:style-name="P159" loext:marker-style-name="T5"><text:span text:style-name="T37">0.25 l –</text:span> <text:span text:style-name="T67">3.90</text:span></text:p>
          </table:table-cell>
        </table:table-row>
        <table:table-row>
          <table:table-cell table:style-name="Table18.A1" table:number-columns-spanned="3" office:value-type="string">
            <text:p text:style-name="P164" loext:marker-style-name="T61"><text:span text:style-name="T19">Sekte</text:span></text:p>
            <text:p text:style-name="P54" loext:marker-style-name="T61"><text:span text:style-name="T15"/></text:p>
          </table:table-cell>
          <table:covered-table-cell/>
          <table:covered-table-cell/>
          <table:covered-table-cell table:style-name="Table18.A1"/>
          <table:covered-table-cell table:style-name="Table18.A1"/>
          <table:table-cell table:style-name="Table18.A1" office:value-type="string">
            <text:p text:style-name="P198" loext:marker-style-name="T5"><text:span text:style-name="T15">88</text:span></text:p>
          </table:table-cell>
          <table:table-cell table:style-name="Table18.A1" office:value-type="string">
            <text:p text:style-name="P88" loext:marker-style-name="T5"><text:span text:style-name="T30">Weinschorle</text:span></text:p>
            <text:p text:style-name="P136" loext:marker-style-name="T63"><text:span text:style-name="T15">s</text:span><text:span text:style-name="T21">üß </text:span><text:span text:style-name="T22">oder sauer</text:span></text:p>
          </table:table-cell>
          <table:table-cell table:style-name="Table18.A1" office:value-type="string">
            <text:p text:style-name="P87" loext:marker-style-name="T5"><text:span text:style-name="T37">0.5 l –</text:span> 6.80</text:p>
          </table:table-cell>
        </table:table-row>
        <table:table-row>
          <table:table-cell table:style-name="Table18.A1" office:value-type="string">
            <text:p text:style-name="P195" loext:marker-style-name="T61"><text:span text:style-name="T15">36</text:span></text:p>
          </table:table-cell>
          <table:table-cell table:style-name="Table18.A1" office:value-type="string">
            <text:p text:style-name="P84" loext:marker-style-name="T61"><text:span text:style-name="T15">F</text:span><text:span text:style-name="T21">ü</text:span><text:span text:style-name="T15">rst Metternich</text:span></text:p>
          </table:table-cell>
          <table:table-cell table:style-name="Table18.A1" office:value-type="string">
            <text:p text:style-name="P81" loext:marker-style-name="T61"><text:span text:style-name="T37">0.75 l –</text:span> 30.00</text:p>
            <text:p text:style-name="P81" loext:marker-style-name="T61"/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5" loext:marker-style-name="T5"><text:span text:style-name="T15">89</text:span></text:p>
          </table:table-cell>
          <table:table-cell table:style-name="Table18.A1" office:value-type="string">
            <text:p text:style-name="P129" loext:marker-style-name="T5"><text:span text:style-name="T11">Weinschorle</text:span><text:span text:style-name="T15"> </text:span><text:span text:style-name="T30">aus Zilavka</text:span></text:p>
          </table:table-cell>
          <table:table-cell table:style-name="Table18.A1" office:value-type="string">
            <text:p text:style-name="P106" loext:marker-style-name="T5"><text:s/><text:span text:style-name="T46">0.5 l –</text:span><text:span text:style-name="T44"> </text:span><text:span text:style-name="T45">8.50</text:span></text:p>
          </table:table-cell>
        </table:table-row>
        <table:table-row>
          <table:table-cell table:style-name="Table18.A1" office:value-type="string">
            <text:p text:style-name="P195" loext:marker-style-name="T5">37</text:p>
          </table:table-cell>
          <table:table-cell table:style-name="Table18.A1" office:value-type="string">
            <text:p text:style-name="P84" loext:marker-style-name="T61"><text:span text:style-name="T15">F</text:span><text:span text:style-name="T21">ü</text:span><text:span text:style-name="T15">rst Metternich Piccolo</text:span></text:p>
          </table:table-cell>
          <table:table-cell table:style-name="Table18.A1" office:value-type="string">
            <text:p text:style-name="P99" loext:marker-style-name="T5"><text:span text:style-name="T37">0.25 l</text:span> <text:span text:style-name="T37">-</text:span> 8.50</text:p>
          </table:table-cell>
          <table:covered-table-cell table:style-name="Table18.A1"/>
          <table:covered-table-cell table:style-name="Table18.A1"/>
          <table:table-cell table:style-name="Table18.A1" table:number-columns-spanned="3" office:value-type="string">
            <text:p text:style-name="P176" loext:marker-style-name="T5"><text:span text:style-name="T15"/></text:p>
          </table:table-cell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line-height="150%" fo:text-align="start" style:justify-single-word="false" fo:orphans="0" fo:widows="0" text:number-lines="false" text:line-number="0"/>
      <style:text-properties style:font-name="Ligconsolata" fo:font-family="Ligconsolata" style:font-pitch="fixed" fo:font-size="16pt" style:font-size-asian="16pt" style:font-size-complex="16pt"/>
    </style:style>
    <style:style style:name="NaslovPrveRazine" style:family="paragraph" style:parent-style-name="Table_20_Contents">
      <style:paragraph-properties fo:text-align="center" style:justify-single-word="false"/>
      <style:text-properties fo:font-size="24pt" fo:font-style="italic" officeooo:rsid="0015fbb2" style:font-size-asian="24pt" style:font-style-asian="italic" style:font-size-complex="24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align="center" style:justify-single-word="false" fo:text-indent="0in" style:auto-text-indent="false"/>
      <style:text-properties style:font-name="Ligconsolata" fo:font-family="Ligconsolata" style:font-pitch="fixe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gconsolata" fo:font-style="normal" officeooo:paragraph-rsid="001f53ad" style:font-style-asian="normal" style:font-style-complex="normal"/>
    </style:style>
    <style:style style:name="MT1" style:family="text">
      <style:text-properties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11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Die Preise sind inclusive Mehrwertsteuer und Bedienu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21:14:15.917851392</meta:creation-date>
    <dc:date>2024-02-09T15:59:25.500903140</dc:date>
    <meta:editing-duration>PT3H51M47S</meta:editing-duration>
    <meta:editing-cycles>10</meta:editing-cycles>
    <meta:generator>LibreOffice/7.5.9.2$Linux_X86_64 LibreOffice_project/50$Build-2</meta:generator>
    <meta:document-statistic meta:table-count="7" meta:image-count="0" meta:object-count="0" meta:page-count="7" meta:paragraph-count="602" meta:word-count="1327" meta:character-count="8601" meta:non-whitespace-character-count="7819"/>
  </office:meta>
</office:document-meta>
</file>